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" svg:font-family="'Luxi sans'" style:font-family-generic="swiss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77.95pt"/>
    </style:style>
    <style:style style:name="co12" style:family="table-column">
      <style:table-column-properties fo:break-before="auto" style:column-width="71.01pt"/>
    </style:style>
    <style:style style:name="co13" style:family="table-column">
      <style:table-column-properties fo:break-before="auto" style:column-width="81.81pt"/>
    </style:style>
    <style:style style:name="co14" style:family="table-column">
      <style:table-column-properties fo:break-before="auto" style:column-width="76.39pt"/>
    </style:style>
    <style:style style:name="co15" style:family="table-column">
      <style:table-column-properties fo:break-before="auto" style:column-width="87.19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uxi Sans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uxi Sans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p1" table:style-name="ta1">
        <table:shapes>
          <draw:frame draw:z-index="0" draw:style-name="gr1" draw:text-style-name="P1" svg:width="725.73pt" svg:height="221.36pt" svg:x="67.1pt" svg:y="114.43pt">
            <loext:p draw:notify-on-update-of-ranges="exp1.B2:exp1.L2 exp1.A3:exp1.A3 exp1.B3:exp1.L3 exp1.A4:exp1.A4 exp1.B4:exp1.L4 exp1.A5:exp1.A5 exp1.B5:exp1.L5 exp1.A6:exp1.A6 exp1.B6:exp1.L6 exp1.A7:exp1.A7 exp1.B7:exp1.L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6.36pt" svg:height="210.08pt" svg:x="45.27pt" svg:y="590.29pt">
            <loext:p draw:notify-on-update-of-ranges="exp1.B38:exp1.F38 exp1.A39:exp1.A39 exp1.B39:exp1.F39 exp1.A40:exp1.A40 exp1.B40:exp1.F40 exp1.A41:exp1.A41 exp1.B41:exp1.F41 exp1.A42:exp1.A42 exp1.B42:exp1.F42 exp1.A43:exp1.A43 exp1.B43:exp1.F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21.88pt" svg:height="183.12pt" svg:x="98.62pt" svg:y="1039.63pt">
            <loext:p draw:notify-on-update-of-ranges="exp1.B74:exp1.C74 exp1.A75:exp1.A75 exp1.B75:exp1.C75 exp1.A76:exp1.A76 exp1.B76:exp1.C76 exp1.A77:exp1.A77 exp1.B77:exp1.C77 exp1.A78:exp1.A78 exp1.B78:exp1.C78 exp1.A79:exp1.A79 exp1.B79:exp1.C7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5" office:value-type="string" calcext:value-type="string" table:number-columns-spanned="11" table:number-rows-spanned="1">
            <text:p>udf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add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mul</text:p>
          </table:table-cell>
          <table:table-cell table:style-name="ce12" office:value-type="string" calcext:value-type="string">
            <text:p>add3</text:p>
          </table:table-cell>
          <table:table-cell table:style-name="ce12" office:value-type="string" calcext:value-type="string">
            <text:p>add4</text:p>
          </table:table-cell>
          <table:table-cell table:style-name="ce12" office:value-type="string" calcext:value-type="string">
            <text:p>exp1</text:p>
          </table:table-cell>
          <table:table-cell table:style-name="ce12" office:value-type="string" calcext:value-type="string">
            <text:p>scalprod</text:p>
          </table:table-cell>
          <table:table-cell table:style-name="ce12" office:value-type="string" calcext:value-type="string">
            <text:p>wntexp</text:p>
          </table:table-cell>
          <table:table-cell table:style-name="ce12" office:value-type="string" calcext:value-type="string">
            <text:p>const</text:p>
          </table:table-cell>
          <table:table-cell table:style-name="ce12" office:value-type="string" calcext:value-type="string">
            <text:p>constadd</text:p>
          </table:table-cell>
          <table:table-cell table:style-name="ce14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number-columns-repeated="10" table:style-name="ce7" office:value-type="float" office:value="1" calcext:value-type="float">
            <text:p>1.00</text:p>
          </table:table-cell>
          <table:table-cell table:style-name="ce15" office:value-type="float" office:value="1" calcext:value-type="float">
            <text:p>1.0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8" office:value-type="float" office:value="3.33475783475783" calcext:value-type="float">
            <text:p>3.33</text:p>
          </table:table-cell>
          <table:table-cell table:style-name="ce8" office:value-type="float" office:value="3.34035087719298" calcext:value-type="float">
            <text:p>3.34</text:p>
          </table:table-cell>
          <table:table-cell table:style-name="ce8" office:value-type="float" office:value="3.30901582931865" calcext:value-type="float">
            <text:p>3.31</text:p>
          </table:table-cell>
          <table:table-cell table:style-name="ce8" office:value-type="float" office:value="3.20879120879121" calcext:value-type="float">
            <text:p>3.21</text:p>
          </table:table-cell>
          <table:table-cell table:style-name="ce8" office:value-type="float" office:value="3.06795077581594" calcext:value-type="float">
            <text:p>3.07</text:p>
          </table:table-cell>
          <table:table-cell table:style-name="ce8" office:value-type="float" office:value="3.26938239159001" calcext:value-type="float">
            <text:p>3.27</text:p>
          </table:table-cell>
          <table:table-cell table:style-name="ce8" office:value-type="float" office:value="3.0259671436142" calcext:value-type="float">
            <text:p>3.03</text:p>
          </table:table-cell>
          <table:table-cell table:style-name="ce8" office:value-type="float" office:value="3.07222222222222" calcext:value-type="float">
            <text:p>3.07</text:p>
          </table:table-cell>
          <table:table-cell table:style-name="ce8" office:value-type="float" office:value="4.23234624145786" calcext:value-type="float">
            <text:p>4.23</text:p>
          </table:table-cell>
          <table:table-cell table:style-name="ce8" office:value-type="float" office:value="3.81299385425812" calcext:value-type="float">
            <text:p>3.81</text:p>
          </table:table-cell>
          <table:table-cell table:style-name="ce16" office:value-type="float" office:value="3.38882743362832" calcext:value-type="float">
            <text:p>3.39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8" office:value-type="float" office:value="1.03928967813541" calcext:value-type="float">
            <text:p>1.04</text:p>
          </table:table-cell>
          <table:table-cell table:style-name="ce8" office:value-type="float" office:value="1.03523270987386" calcext:value-type="float">
            <text:p>1.04</text:p>
          </table:table-cell>
          <table:table-cell table:style-name="ce8" office:value-type="float" office:value="1.05392371766769" calcext:value-type="float">
            <text:p>1.05</text:p>
          </table:table-cell>
          <table:table-cell table:style-name="ce8" office:value-type="float" office:value="1.0564824120603" calcext:value-type="float">
            <text:p>1.06</text:p>
          </table:table-cell>
          <table:table-cell table:style-name="ce8" office:value-type="float" office:value="1.1218939542164" calcext:value-type="float">
            <text:p>1.12</text:p>
          </table:table-cell>
          <table:table-cell table:style-name="ce8" office:value-type="float" office:value="1.05156382079459" calcext:value-type="float">
            <text:p>1.05</text:p>
          </table:table-cell>
          <table:table-cell table:style-name="ce8" office:value-type="float" office:value="1.10189116171362" calcext:value-type="float">
            <text:p>1.10</text:p>
          </table:table-cell>
          <table:table-cell table:style-name="ce8" office:value-type="float" office:value="1.11178126256534" calcext:value-type="float">
            <text:p>1.11</text:p>
          </table:table-cell>
          <table:table-cell table:style-name="ce8" office:value-type="float" office:value="0.961946673569764" calcext:value-type="float">
            <text:p>0.96</text:p>
          </table:table-cell>
          <table:table-cell table:style-name="ce8" office:value-type="float" office:value="1.00509141402453" calcext:value-type="float">
            <text:p>1.01</text:p>
          </table:table-cell>
          <table:table-cell table:style-name="ce16" office:value-type="float" office:value="1.23652875882947" calcext:value-type="float">
            <text:p>1.24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8" office:value-type="float" office:value="3.39029688631427" calcext:value-type="float">
            <text:p>3.39</text:p>
          </table:table-cell>
          <table:table-cell table:style-name="ce8" office:value-type="float" office:value="3.25581395348837" calcext:value-type="float">
            <text:p>3.26</text:p>
          </table:table-cell>
          <table:table-cell table:style-name="ce8" office:value-type="float" office:value="3.35988819007687" calcext:value-type="float">
            <text:p>3.36</text:p>
          </table:table-cell>
          <table:table-cell table:style-name="ce8" office:value-type="float" office:value="3.37139191789609" calcext:value-type="float">
            <text:p>3.37</text:p>
          </table:table-cell>
          <table:table-cell table:style-name="ce8" office:value-type="float" office:value="3.30489913544669" calcext:value-type="float">
            <text:p>3.30</text:p>
          </table:table-cell>
          <table:table-cell table:style-name="ce8" office:value-type="float" office:value="3.36899119837508" calcext:value-type="float">
            <text:p>3.37</text:p>
          </table:table-cell>
          <table:table-cell table:style-name="ce8" office:value-type="float" office:value="3.31398723157284" calcext:value-type="float">
            <text:p>3.31</text:p>
          </table:table-cell>
          <table:table-cell table:style-name="ce8" office:value-type="float" office:value="3.39472068753837" calcext:value-type="float">
            <text:p>3.39</text:p>
          </table:table-cell>
          <table:table-cell table:style-name="ce8" office:value-type="float" office:value="3.675568743818" calcext:value-type="float">
            <text:p>3.68</text:p>
          </table:table-cell>
          <table:table-cell table:style-name="ce8" office:value-type="float" office:value="3.45505171042164" calcext:value-type="float">
            <text:p>3.46</text:p>
          </table:table-cell>
          <table:table-cell table:style-name="ce16" office:value-type="float" office:value="3.83656856606137" calcext:value-type="float">
            <text:p>3.84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9" office:value-type="float" office:value="6.22606382978723" calcext:value-type="float">
            <text:p>6.23</text:p>
          </table:table-cell>
          <table:table-cell table:style-name="ce9" office:value-type="float" office:value="6.45861601085482" calcext:value-type="float">
            <text:p>6.46</text:p>
          </table:table-cell>
          <table:table-cell table:style-name="ce9" office:value-type="float" office:value="6.24415584415584" calcext:value-type="float">
            <text:p>6.24</text:p>
          </table:table-cell>
          <table:table-cell table:style-name="ce9" office:value-type="float" office:value="6.50495049504951" calcext:value-type="float">
            <text:p>6.50</text:p>
          </table:table-cell>
          <table:table-cell table:style-name="ce9" office:value-type="float" office:value="6.30803080308031" calcext:value-type="float">
            <text:p>6.31</text:p>
          </table:table-cell>
          <table:table-cell table:style-name="ce9" office:value-type="float" office:value="5.84037558685446" calcext:value-type="float">
            <text:p>5.84</text:p>
          </table:table-cell>
          <table:table-cell table:style-name="ce9" office:value-type="float" office:value="6.10042735042735" calcext:value-type="float">
            <text:p>6.10</text:p>
          </table:table-cell>
          <table:table-cell table:style-name="ce9" office:value-type="float" office:value="6.1926091825308" calcext:value-type="float">
            <text:p>6.19</text:p>
          </table:table-cell>
          <table:table-cell table:style-name="ce9" office:value-type="float" office:value="7.50707070707071" calcext:value-type="float">
            <text:p>7.51</text:p>
          </table:table-cell>
          <table:table-cell table:style-name="ce9" office:value-type="float" office:value="6.85015772870663" calcext:value-type="float">
            <text:p>6.85</text:p>
          </table:table-cell>
          <table:table-cell table:style-name="ce17" office:value-type="float" office:value="7.07505773672056" calcext:value-type="float">
            <text:p>7.08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4" office:value-type="string" calcext:value-type="string">
            <text:p>Max-speedup</text:p>
          </table:table-cell>
          <table:table-cell table:style-name="ce10" office:value-type="float" office:value="1.83643617021277" calcext:value-type="float">
            <text:p>1.84</text:p>
          </table:table-cell>
          <table:table-cell table:style-name="ce13" office:value-type="float" office:value="1.93351424694708" calcext:value-type="float">
            <text:p>1.93</text:p>
          </table:table-cell>
          <table:table-cell table:style-name="ce13" office:value-type="float" office:value="1.85844155844156" calcext:value-type="float">
            <text:p>1.86</text:p>
          </table:table-cell>
          <table:table-cell table:style-name="ce13" office:value-type="float" office:value="1.92945544554455" calcext:value-type="float">
            <text:p>1.93</text:p>
          </table:table-cell>
          <table:table-cell table:style-name="ce13" office:value-type="float" office:value="1.90869086908691" calcext:value-type="float">
            <text:p>1.91</text:p>
          </table:table-cell>
          <table:table-cell table:style-name="ce13" office:value-type="float" office:value="1.73356807511737" calcext:value-type="float">
            <text:p>1.73</text:p>
          </table:table-cell>
          <table:table-cell table:style-name="ce13" office:value-type="float" office:value="1.84081196581197" calcext:value-type="float">
            <text:p>1.84</text:p>
          </table:table-cell>
          <table:table-cell table:style-name="ce13" office:value-type="float" office:value="1.82418812989922" calcext:value-type="float">
            <text:p>1.82</text:p>
          </table:table-cell>
          <table:table-cell table:style-name="ce13" office:value-type="float" office:value="1.77373737373737" calcext:value-type="float">
            <text:p>1.77</text:p>
          </table:table-cell>
          <table:table-cell table:style-name="ce13" office:value-type="float" office:value="1.79652996845426" calcext:value-type="float">
            <text:p>1.80</text:p>
          </table:table-cell>
          <table:table-cell table:style-name="ce18" office:value-type="float" office:value="1.84411085450346" calcext:value-type="float">
            <text:p>1.84</text:p>
          </table:table-cell>
          <table:table-cell table:style-name="ce8" office:value-type="float" office:value="1.8435895143415" calcext:value-type="float">
            <text:p>1.84</text:p>
          </table:table-cell>
          <table:table-cell table:number-columns-repeated="1011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stp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introot</text:p>
          </table:table-cell>
          <table:table-cell table:style-name="ce12" office:value-type="string" calcext:value-type="string">
            <text:p>intdiv</text:p>
          </table:table-cell>
          <table:table-cell table:style-name="ce12" office:value-type="string" calcext:value-type="string">
            <text:p>intmod</text:p>
          </table:table-cell>
          <table:table-cell table:style-name="ce12" office:value-type="string" calcext:value-type="string">
            <text:p>gcd</text:p>
          </table:table-cell>
          <table:table-cell table:style-name="ce14" office:value-type="string" calcext:value-type="string">
            <text:p>modex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number-columns-repeated="4" table:style-name="ce7" office:value-type="float" office:value="1" calcext:value-type="float">
            <text:p>1.00</text:p>
          </table:table-cell>
          <table:table-cell table:style-name="ce15" office:value-type="float" office:value="1" calcext:value-type="float">
            <text:p>1.0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8" office:value-type="float" office:value="2.48066528066528" calcext:value-type="float">
            <text:p>2.48</text:p>
          </table:table-cell>
          <table:table-cell table:style-name="ce8" office:value-type="float" office:value="2.16468993561505" calcext:value-type="float">
            <text:p>2.16</text:p>
          </table:table-cell>
          <table:table-cell table:style-name="ce8" office:value-type="float" office:value="2.31669793621013" calcext:value-type="float">
            <text:p>2.32</text:p>
          </table:table-cell>
          <table:table-cell table:style-name="ce8" office:value-type="float" office:value="1.50154117129018" calcext:value-type="float">
            <text:p>1.50</text:p>
          </table:table-cell>
          <table:table-cell table:style-name="ce16" office:value-type="float" office:value="0.906476524375799" calcext:value-type="float">
            <text:p>0.9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8" office:value-type="float" office:value="1.17765495459929" calcext:value-type="float">
            <text:p>1.18</text:p>
          </table:table-cell>
          <table:table-cell table:style-name="ce8" office:value-type="float" office:value="1.36554082941428" calcext:value-type="float">
            <text:p>1.37</text:p>
          </table:table-cell>
          <table:table-cell table:style-name="ce8" office:value-type="float" office:value="1.31417624521073" calcext:value-type="float">
            <text:p>1.31</text:p>
          </table:table-cell>
          <table:table-cell table:style-name="ce8" office:value-type="float" office:value="2.08392748013852" calcext:value-type="float">
            <text:p>2.08</text:p>
          </table:table-cell>
          <table:table-cell table:style-name="ce16" office:value-type="float" office:value="4.45990675990676" calcext:value-type="float">
            <text:p>4.4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8" office:value-type="float" office:value="3.01770359129995" calcext:value-type="float">
            <text:p>3.02</text:p>
          </table:table-cell>
          <table:table-cell table:style-name="ce8" office:value-type="float" office:value="4.108038585209" calcext:value-type="float">
            <text:p>4.11</text:p>
          </table:table-cell>
          <table:table-cell table:style-name="ce8" office:value-type="float" office:value="3.90018951358181" calcext:value-type="float">
            <text:p>3.90</text:p>
          </table:table-cell>
          <table:table-cell table:style-name="ce8" office:value-type="float" office:value="5.79931972789116" calcext:value-type="float">
            <text:p>5.80</text:p>
          </table:table-cell>
          <table:table-cell table:style-name="ce16" office:value-type="float" office:value="5.49167623421355" calcext:value-type="float">
            <text:p>5.49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9" office:value-type="float" office:value="8.01881720430107" calcext:value-type="float">
            <text:p>8.02</text:p>
          </table:table-cell>
          <table:table-cell table:style-name="ce9" office:value-type="float" office:value="8.01505646173149" calcext:value-type="float">
            <text:p>8.02</text:p>
          </table:table-cell>
          <table:table-cell table:style-name="ce9" office:value-type="float" office:value="7.6695652173913" calcext:value-type="float">
            <text:p>7.67</text:p>
          </table:table-cell>
          <table:table-cell table:style-name="ce9" office:value-type="float" office:value="12.2661870503597" calcext:value-type="float">
            <text:p>12.27</text:p>
          </table:table-cell>
          <table:table-cell table:style-name="ce17" office:value-type="float" office:value="17.8746263079223" calcext:value-type="float">
            <text:p>17.87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ce10" office:value-type="float" office:value="2.65725806451613" calcext:value-type="float">
            <text:p>2.66</text:p>
          </table:table-cell>
          <table:table-cell table:style-name="ce13" office:value-type="float" office:value="1.95106649937265" calcext:value-type="float">
            <text:p>1.95</text:p>
          </table:table-cell>
          <table:table-cell table:style-name="ce13" office:value-type="float" office:value="1.96645962732919" calcext:value-type="float">
            <text:p>1.97</text:p>
          </table:table-cell>
          <table:table-cell table:style-name="ce13" office:value-type="float" office:value="2.11510791366906" calcext:value-type="float">
            <text:p>2.12</text:p>
          </table:table-cell>
          <table:table-cell table:style-name="ce18" office:value-type="float" office:value="3.25485799701046" calcext:value-type="float">
            <text:p>3.25</text:p>
          </table:table-cell>
          <table:table-cell table:style-name="ce8" table:formula="of:=AVERAGE([exp1.B44:.F44])" office:value-type="float" office:value="2.3889500203795" calcext:value-type="float">
            <text:p>2.39</text:p>
          </table:table-cell>
          <table:table-cell table:number-columns-repeated="1017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cpu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ountprimes</text:p>
          </table:table-cell>
          <table:table-cell table:style-name="ce14" office:value-type="string" calcext:value-type="string">
            <text:p>countfacto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7" office:value-type="float" office:value="1" calcext:value-type="float">
            <text:p>1.00</text:p>
          </table:table-cell>
          <table:table-cell table:style-name="ce15" office:value-type="float" office:value="1" calcext:value-type="float">
            <text:p>1.0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8" office:value-type="float" office:value="0.999730820995962" calcext:value-type="float">
            <text:p>1.00</text:p>
          </table:table-cell>
          <table:table-cell table:style-name="ce16" office:value-type="float" office:value="1.00203311065931" calcext:value-type="float">
            <text:p>1.0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8" office:value-type="float" office:value="6.59680284191829" calcext:value-type="float">
            <text:p>6.60</text:p>
          </table:table-cell>
          <table:table-cell table:style-name="ce16" office:value-type="float" office:value="6.99797160243408" calcext:value-type="float">
            <text:p>7.0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8" office:value-type="float" office:value="6.64400715563506" calcext:value-type="float">
            <text:p>6.64</text:p>
          </table:table-cell>
          <table:table-cell table:style-name="ce16" office:value-type="float" office:value="7.01219512195122" calcext:value-type="float">
            <text:p>7.0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9" office:value-type="float" office:value="23.8076923076923" calcext:value-type="float">
            <text:p>23.81</text:p>
          </table:table-cell>
          <table:table-cell table:style-name="ce17" office:value-type="float" office:value="19.6022727272727" calcext:value-type="float">
            <text:p>19.60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10" office:value-type="float" office:value="3.58333333333333" calcext:value-type="float">
            <text:p>3.58</text:p>
          </table:table-cell>
          <table:table-cell table:style-name="ce18" office:value-type="float" office:value="2.79545454545455" calcext:value-type="float">
            <text:p>2.80</text:p>
          </table:table-cell>
          <table:table-cell table:style-name="ce8" table:formula="of:=AVERAGE([exp1.B80:.C80])" office:value-type="float" office:value="3.18939393939394" calcext:value-type="float">
            <text:p>3.19</text:p>
          </table:table-cell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a" table:style-name="ta1">
        <table:shapes>
          <draw:frame draw:z-index="0" draw:style-name="gr1" draw:text-style-name="P1" svg:width="815.81pt" svg:height="287.04pt" svg:x="31.69pt" svg:y="107.49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804.56pt" svg:height="207.81pt" svg:x="42.92pt" svg:y="374.23pt">
            <loext:p draw:notify-on-update-of-ranges="exp2a.B2:exp2a.R2 exp2a.A3:exp2a.A3 exp2a.B3:exp2a.R3 exp2a.A4:exp2a.A4 exp2a.B4:exp2a.R4 exp2a.A5:exp2a.A5 exp2a.B5:exp2a.R5 exp2a.A6:exp2a.A6 exp2a.B6:exp2a.R6 exp2a.A7:exp2a.A7 exp2a.B7:exp2a.R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48.48pt" svg:height="305.69pt" svg:x="45.27pt" svg:y="578.24pt">
            <loext:p draw:notify-on-update-of-ranges="exp2a.B2:exp2a.R2 exp2a.A3:exp2a.A3 exp2a.B3:exp2a.R3 exp2a.A4:exp2a.A4 exp2a.B4:exp2a.R4 exp2a.A5:exp2a.A5 exp2a.B5:exp2a.R5 exp2a.A6:exp2a.A6 exp2a.B6:exp2a.R6 exp2a.A7:exp2a.A7 exp2a.B7:exp2a.R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5" office:value-type="string" calcext:value-type="string" table:number-columns-spanned="10" table:number-rows-spanned="1">
            <text:p>degradation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add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mul</text:p>
          </table:table-cell>
          <table:table-cell table:style-name="ce12" office:value-type="string" calcext:value-type="string">
            <text:p>add3</text:p>
          </table:table-cell>
          <table:table-cell table:style-name="ce12" office:value-type="string" calcext:value-type="string">
            <text:p>add4</text:p>
          </table:table-cell>
          <table:table-cell table:style-name="ce12" office:value-type="string" calcext:value-type="string">
            <text:p>exp1</text:p>
          </table:table-cell>
          <table:table-cell table:style-name="ce12" office:value-type="string" calcext:value-type="string">
            <text:p>scalprod</text:p>
          </table:table-cell>
          <table:table-cell table:style-name="ce12" office:value-type="string" calcext:value-type="string">
            <text:p>wntexp</text:p>
          </table:table-cell>
          <table:table-cell table:style-name="ce12" office:value-type="string" calcext:value-type="string">
            <text:p>constadd</text:p>
          </table:table-cell>
          <table:table-cell table:style-name="ce14" office:value-type="string" calcext:value-type="string">
            <text:p>search</text:p>
          </table:table-cell>
          <table:table-cell table:style-name="ce6" office:value-type="string" calcext:value-type="string">
            <text:p>introot</text:p>
          </table:table-cell>
          <table:table-cell table:style-name="ce12" office:value-type="string" calcext:value-type="string">
            <text:p>intdiv</text:p>
          </table:table-cell>
          <table:table-cell table:style-name="ce12" office:value-type="string" calcext:value-type="string">
            <text:p>intmod</text:p>
          </table:table-cell>
          <table:table-cell table:style-name="ce12" office:value-type="string" calcext:value-type="string">
            <text:p>gcd</text:p>
          </table:table-cell>
          <table:table-cell table:style-name="ce14" office:value-type="string" calcext:value-type="string">
            <text:p>modexp</text:p>
          </table:table-cell>
          <table:table-cell table:style-name="ce6" office:value-type="string" calcext:value-type="string">
            <text:p>countprimes</text:p>
          </table:table-cell>
          <table:table-cell table:style-name="ce14" office:value-type="string" calcext:value-type="string">
            <text:p>countfactors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20" office:value-type="float" office:value="0.0221839328020677" calcext:value-type="float">
            <text:p>0.0221839328</text:p>
          </table:table-cell>
          <table:table-cell table:style-name="ce24" office:value-type="float" office:value="0.0257483776428721" calcext:value-type="float">
            <text:p>0.0257483776</text:p>
          </table:table-cell>
          <table:table-cell table:style-name="ce24" office:value-type="float" office:value="0.0382987727465087" calcext:value-type="float">
            <text:p>0.0382987727</text:p>
          </table:table-cell>
          <table:table-cell table:style-name="ce24" office:value-type="float" office:value="0.0112884390813545" calcext:value-type="float">
            <text:p>0.0112884391</text:p>
          </table:table-cell>
          <table:table-cell table:style-name="ce24" office:value-type="float" office:value="0.0221979621542941" calcext:value-type="float">
            <text:p>0.0221979622</text:p>
          </table:table-cell>
          <table:table-cell table:style-name="ce24" office:value-type="float" office:value="0.021978021978022" calcext:value-type="float">
            <text:p>0.021978022</text:p>
          </table:table-cell>
          <table:table-cell table:style-name="ce24" office:value-type="float" office:value="0.051764705882353" calcext:value-type="float">
            <text:p>0.0517647059</text:p>
          </table:table-cell>
          <table:table-cell table:style-name="ce24" office:value-type="float" office:value="0.0266385588348026" calcext:value-type="float">
            <text:p>0.0266385588</text:p>
          </table:table-cell>
          <table:table-cell table:style-name="ce24" office:value-type="float" office:value="0.0293432696786213" calcext:value-type="float">
            <text:p>0.0293432697</text:p>
          </table:table-cell>
          <table:table-cell table:style-name="ce27" office:value-type="float" office:value="0.0273459449335082" calcext:value-type="float">
            <text:p>0.0273459449</text:p>
          </table:table-cell>
          <table:table-cell table:style-name="ce21" office:value-type="float" office:value="-0.0112755461592671" calcext:value-type="float">
            <text:p>-0.0112755462</text:p>
          </table:table-cell>
          <table:table-cell office:value-type="float" office:value="0.0210461157536367" calcext:value-type="float">
            <text:p>0.0210461158</text:p>
          </table:table-cell>
          <table:table-cell office:value-type="float" office:value="0.0225122349102773" calcext:value-type="float">
            <text:p>0.0225122349</text:p>
          </table:table-cell>
          <table:table-cell office:value-type="float" office:value="0.0232043134989408" calcext:value-type="float">
            <text:p>0.0232043135</text:p>
          </table:table-cell>
          <table:table-cell table:style-name="ce28" office:value-type="float" office:value="-0.0454380789732443" calcext:value-type="float">
            <text:p>-0.045438079</text:p>
          </table:table-cell>
          <table:table-cell table:style-name="ce21" office:value-type="float" office:value="-0.0461625601812518" calcext:value-type="float">
            <text:p>-0.0461625602</text:p>
          </table:table-cell>
          <table:table-cell table:style-name="ce28" office:value-type="float" office:value="-0.118503712164477" calcext:value-type="float">
            <text:p>-0.1185037122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21" office:value-type="float" office:value="0.101742160278746" calcext:value-type="float">
            <text:p>0.1017421603</text:p>
          </table:table-cell>
          <table:table-cell office:value-type="float" office:value="0.111488783140721" calcext:value-type="float">
            <text:p>0.1114887831</text:p>
          </table:table-cell>
          <table:table-cell office:value-type="float" office:value="0.090909090909091" calcext:value-type="float">
            <text:p>0.0909090909</text:p>
          </table:table-cell>
          <table:table-cell office:value-type="float" office:value="0.0695704779189353" calcext:value-type="float">
            <text:p>0.0695704779</text:p>
          </table:table-cell>
          <table:table-cell office:value-type="float" office:value="0.0623608017817371" calcext:value-type="float">
            <text:p>0.0623608018</text:p>
          </table:table-cell>
          <table:table-cell office:value-type="float" office:value="0.0744125326370756" calcext:value-type="float">
            <text:p>0.0744125326</text:p>
          </table:table-cell>
          <table:table-cell office:value-type="float" office:value="0.0603588907014682" calcext:value-type="float">
            <text:p>0.0603588907</text:p>
          </table:table-cell>
          <table:table-cell office:value-type="float" office:value="0.0633053221288516" calcext:value-type="float">
            <text:p>0.0633053221</text:p>
          </table:table-cell>
          <table:table-cell office:value-type="float" office:value="0.0155709342560553" calcext:value-type="float">
            <text:p>0.0155709343</text:p>
          </table:table-cell>
          <table:table-cell table:style-name="ce28" office:value-type="float" office:value="0.0486187845303868" calcext:value-type="float">
            <text:p>0.0486187845</text:p>
          </table:table-cell>
          <table:table-cell table:style-name="ce21" office:value-type="float" office:value="-0.016366612111293" calcext:value-type="float">
            <text:p>-0.0163666121</text:p>
          </table:table-cell>
          <table:table-cell office:value-type="float" office:value="0.0084717045069468" calcext:value-type="float">
            <text:p>0.0084717045</text:p>
          </table:table-cell>
          <table:table-cell office:value-type="float" office:value="-0.00782997762863543" calcext:value-type="float">
            <text:p>-0.0078299776</text:p>
          </table:table-cell>
          <table:table-cell office:value-type="float" office:value="-0.00131617431997673" calcext:value-type="float">
            <text:p>-0.0013161743</text:p>
          </table:table-cell>
          <table:table-cell table:style-name="ce28" office:value-type="float" office:value="-0.0501243646588083" calcext:value-type="float">
            <text:p>-0.0501243647</text:p>
          </table:table-cell>
          <table:table-cell table:style-name="ce21" office:value-type="float" office:value="-0.0415244596131968" calcext:value-type="float">
            <text:p>-0.0415244596</text:p>
          </table:table-cell>
          <table:table-cell table:style-name="ce28" office:value-type="float" office:value="-0.0341880341880342" calcext:value-type="float">
            <text:p>-0.0341880342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21" office:value-type="float" office:value="-0.00133988387673061" calcext:value-type="float">
            <text:p>-0.0013398839</text:p>
          </table:table-cell>
          <table:table-cell office:value-type="float" office:value="-0.00223350253807111" calcext:value-type="float">
            <text:p>-0.0022335025</text:p>
          </table:table-cell>
          <table:table-cell office:value-type="float" office:value="0.0203287197231833" calcext:value-type="float">
            <text:p>0.0203287197</text:p>
          </table:table-cell>
          <table:table-cell office:value-type="float" office:value="-0.00565089995814146" calcext:value-type="float">
            <text:p>-0.0056509</text:p>
          </table:table-cell>
          <table:table-cell office:value-type="float" office:value="0.00437028208184344" calcext:value-type="float">
            <text:p>0.0043702821</text:p>
          </table:table-cell>
          <table:table-cell office:value-type="float" office:value="-0.00260529743812416" calcext:value-type="float">
            <text:p>-0.0026052974</text:p>
          </table:table-cell>
          <table:table-cell office:value-type="float" office:value="0.0255278310940499" calcext:value-type="float">
            <text:p>0.0255278311</text:p>
          </table:table-cell>
          <table:table-cell office:value-type="float" office:value="-0.0192229038854805" calcext:value-type="float">
            <text:p>-0.0192229039</text:p>
          </table:table-cell>
          <table:table-cell office:value-type="float" office:value="-0.00142112742775941" calcext:value-type="float">
            <text:p>-0.0014211274</text:p>
          </table:table-cell>
          <table:table-cell table:style-name="ce28" office:value-type="float" office:value="0.0556201550387597" calcext:value-type="float">
            <text:p>0.055620155</text:p>
          </table:table-cell>
          <table:table-cell table:style-name="ce21" office:value-type="float" office:value="-0.0368819776714514" calcext:value-type="float">
            <text:p>-0.0368819777</text:p>
          </table:table-cell>
          <table:table-cell office:value-type="float" office:value="-0.0908516020236088" calcext:value-type="float">
            <text:p>-0.090851602</text:p>
          </table:table-cell>
          <table:table-cell office:value-type="float" office:value="-0.064488575699338" calcext:value-type="float">
            <text:p>-0.0644885757</text:p>
          </table:table-cell>
          <table:table-cell office:value-type="float" office:value="-0.109368635437882" calcext:value-type="float">
            <text:p>-0.1093686354</text:p>
          </table:table-cell>
          <table:table-cell table:style-name="ce28" office:value-type="float" office:value="-0.913598074608905" calcext:value-type="float">
            <text:p>-0.9135980746</text:p>
          </table:table-cell>
          <table:table-cell table:style-name="ce21" office:value-type="float" office:value="-1.13089748137638" calcext:value-type="float">
            <text:p>-1.1308974814</text:p>
          </table:table-cell>
          <table:table-cell table:style-name="ce28" office:value-type="float" office:value="-1.29131313131313" calcext:value-type="float">
            <text:p>-1.2913131313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21" office:value-type="float" office:value="-0.0174418604651163" calcext:value-type="float">
            <text:p>-0.0174418605</text:p>
          </table:table-cell>
          <table:table-cell office:value-type="float" office:value="-0.0292230933713471" calcext:value-type="float">
            <text:p>-0.0292230934</text:p>
          </table:table-cell>
          <table:table-cell office:value-type="float" office:value="-0.031757233592096" calcext:value-type="float">
            <text:p>-0.0317572336</text:p>
          </table:table-cell>
          <table:table-cell office:value-type="float" office:value="-0.0342105263157894" calcext:value-type="float">
            <text:p>-0.0342105263</text:p>
          </table:table-cell>
          <table:table-cell office:value-type="float" office:value="-0.019115890083632" calcext:value-type="float">
            <text:p>-0.0191158901</text:p>
          </table:table-cell>
          <table:table-cell office:value-type="float" office:value="-0.0509510869565217" calcext:value-type="float">
            <text:p>-0.050951087</text:p>
          </table:table-cell>
          <table:table-cell office:value-type="float" office:value="-0.0506620610247554" calcext:value-type="float">
            <text:p>-0.050662061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-0.0138775510204082" calcext:value-type="float">
            <text:p>-0.013877551</text:p>
          </table:table-cell>
          <table:table-cell table:style-name="ce28" office:value-type="float" office:value="-0.0220680958385876" calcext:value-type="float">
            <text:p>-0.0220680958</text:p>
          </table:table-cell>
          <table:table-cell table:style-name="ce21" office:value-type="float" office:value="-0.125635808748728" calcext:value-type="float">
            <text:p>-0.1256358087</text:p>
          </table:table-cell>
          <table:table-cell office:value-type="float" office:value="-0.332264271969211" calcext:value-type="float">
            <text:p>-0.332264272</text:p>
          </table:table-cell>
          <table:table-cell office:value-type="float" office:value="-0.196462413139608" calcext:value-type="float">
            <text:p>-0.1964624131</text:p>
          </table:table-cell>
          <table:table-cell office:value-type="float" office:value="-0.307779670641681" calcext:value-type="float">
            <text:p>-0.3077796706</text:p>
          </table:table-cell>
          <table:table-cell table:style-name="ce28" office:value-type="float" office:value="-1.07264957264957" calcext:value-type="float">
            <text:p>-1.0726495726</text:p>
          </table:table-cell>
          <table:table-cell table:style-name="ce21" office:value-type="float" office:value="-1.18599640933573" calcext:value-type="float">
            <text:p>-1.1859964093</text:p>
          </table:table-cell>
          <table:table-cell table:style-name="ce28" office:value-type="float" office:value="-1.3336032388664" calcext:value-type="float">
            <text:p>-1.3336032389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22" office:value-type="float" office:value="-0.0203252032520325" calcext:value-type="float">
            <text:p>-0.0203252033</text:p>
          </table:table-cell>
          <table:table-cell table:style-name="ce25" office:value-type="float" office:value="-0.0347490347490348" calcext:value-type="float">
            <text:p>-0.0347490347</text:p>
          </table:table-cell>
          <table:table-cell table:style-name="ce25" office:value-type="float" office:value="-0.0265822784810126" calcext:value-type="float">
            <text:p>-0.0265822785</text:p>
          </table:table-cell>
          <table:table-cell table:style-name="ce25" office:value-type="float" office:value="-0.0357583230579532" calcext:value-type="float">
            <text:p>-0.0357583231</text:p>
          </table:table-cell>
          <table:table-cell table:style-name="ce25" office:value-type="float" office:value="0.00111111111111105" calcext:value-type="float">
            <text:p>0.0011111111</text:p>
          </table:table-cell>
          <table:table-cell table:style-name="ce25" office:value-type="float" office:value="-0.02" calcext:value-type="float">
            <text:p>-0.02</text:p>
          </table:table-cell>
          <table:table-cell table:style-name="ce25" office:value-type="float" office:value="0.0053475935828877" calcext:value-type="float">
            <text:p>0.0053475936</text:p>
          </table:table-cell>
          <table:table-cell table:style-name="ce25" office:value-type="float" office:value="-0.00888888888888886" calcext:value-type="float">
            <text:p>-0.0088888889</text:p>
          </table:table-cell>
          <table:table-cell table:style-name="ce25" office:value-type="float" office:value="0.00455927051671728" calcext:value-type="float">
            <text:p>0.0045592705</text:p>
          </table:table-cell>
          <table:table-cell table:style-name="ce29" office:value-type="float" office:value="0" calcext:value-type="float">
            <text:p>0</text:p>
          </table:table-cell>
          <table:table-cell table:style-name="ce22" office:value-type="float" office:value="-0.0125698324022347" calcext:value-type="float">
            <text:p>-0.0125698324</text:p>
          </table:table-cell>
          <table:table-cell table:style-name="ce25" office:value-type="float" office:value="0.0101394169835236" calcext:value-type="float">
            <text:p>0.010139417</text:p>
          </table:table-cell>
          <table:table-cell table:style-name="ce25" office:value-type="float" office:value="-0.0127713920817369" calcext:value-type="float">
            <text:p>-0.0127713921</text:p>
          </table:table-cell>
          <table:table-cell table:style-name="ce25" office:value-type="float" office:value="-0.00324324324324321" calcext:value-type="float">
            <text:p>-0.0032432432</text:p>
          </table:table-cell>
          <table:table-cell table:style-name="ce29" office:value-type="float" office:value="-0.137963397465978" calcext:value-type="float">
            <text:p>-0.1379633975</text:p>
          </table:table-cell>
          <table:table-cell table:style-name="ce22" office:value-type="float" office:value="-0.271122320302648" calcext:value-type="float">
            <text:p>-0.2711223203</text:p>
          </table:table-cell>
          <table:table-cell table:style-name="ce29" office:value-type="float" office:value="-0.261520737327189" calcext:value-type="float">
            <text:p>-0.2615207373</text:p>
          </table:table-cell>
          <table:table-cell table:number-columns-repeated="1006"/>
        </table:table-row>
        <table:table-row table:style-name="ro1" table:number-rows-repeated="73">
          <table:table-cell table:number-columns-repeated="1024"/>
        </table:table-row>
        <table:table-row table:style-name="ro1">
          <table:table-cell table:style-name="ce19"/>
          <table:table-cell table:style-name="ce23"/>
          <table:table-cell table:style-name="ce26"/>
          <table:table-cell table:style-name="ce23" table:number-columns-repeated="4"/>
          <table:table-cell table:style-name="ce19" table:number-columns-repeated="5"/>
          <table:table-cell table:number-columns-repeated="1012"/>
        </table:table-row>
        <table:table-row table:style-name="ro1" table:number-rows-repeated="37">
          <table:table-cell table:style-name="Default" table:number-columns-repeated="19"/>
          <table:table-cell table:number-columns-repeated="1005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b" table:style-name="ta1">
        <table:shapes>
          <draw:frame draw:z-index="0" draw:style-name="gr1" draw:text-style-name="P1" svg:width="537.87pt" svg:height="283.86pt" svg:x="230.66pt" svg:y="158.09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19" table:default-cell-style-name="ce1"/>
        <table:table-row table:style-name="ro1">
          <table:table-cell table:style-name="ce19"/>
          <table:table-cell table:style-name="ce33" office:value-type="string" calcext:value-type="string">
            <text:p>addn</text:p>
          </table:table-cell>
          <table:table-cell table:style-name="ce37" office:value-type="string" calcext:value-type="string">
            <text:p>sub</text:p>
          </table:table-cell>
          <table:table-cell table:style-name="ce37" office:value-type="string" calcext:value-type="string">
            <text:p>mul</text:p>
          </table:table-cell>
          <table:table-cell table:style-name="ce37" office:value-type="string" calcext:value-type="string">
            <text:p>add3</text:p>
          </table:table-cell>
          <table:table-cell table:style-name="ce37" office:value-type="string" calcext:value-type="string">
            <text:p>add4</text:p>
          </table:table-cell>
          <table:table-cell table:style-name="ce37" office:value-type="string" calcext:value-type="string">
            <text:p>exp1</text:p>
          </table:table-cell>
          <table:table-cell table:style-name="ce37" office:value-type="string" calcext:value-type="string">
            <text:p>scalprod</text:p>
          </table:table-cell>
          <table:table-cell table:style-name="ce37" office:value-type="string" calcext:value-type="string">
            <text:p>wntexp</text:p>
          </table:table-cell>
          <table:table-cell table:style-name="ce37" office:value-type="string" calcext:value-type="string">
            <text:p>constadd</text:p>
          </table:table-cell>
          <table:table-cell table:style-name="ce40" office:value-type="string" calcext:value-type="string">
            <text:p>search</text:p>
          </table:table-cell>
          <table:table-cell table:style-name="ce33" office:value-type="string" calcext:value-type="string">
            <text:p>introot</text:p>
          </table:table-cell>
          <table:table-cell table:style-name="ce37" office:value-type="string" calcext:value-type="string">
            <text:p>intdiv</text:p>
          </table:table-cell>
          <table:table-cell table:style-name="ce37" office:value-type="string" calcext:value-type="string">
            <text:p>intmod</text:p>
          </table:table-cell>
          <table:table-cell table:style-name="ce37" office:value-type="string" calcext:value-type="string">
            <text:p>gcd</text:p>
          </table:table-cell>
          <table:table-cell table:style-name="ce40" office:value-type="string" calcext:value-type="string">
            <text:p>modexp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30" office:value-type="string" calcext:value-type="string">
            <text:p>NOT NULL</text:p>
          </table:table-cell>
          <table:table-cell table:style-name="ce34" office:value-type="float" office:value="148.6" calcext:value-type="float">
            <text:p>148.6</text:p>
          </table:table-cell>
          <table:table-cell table:style-name="ce38" office:value-type="float" office:value="146.8" calcext:value-type="float">
            <text:p>146.8</text:p>
          </table:table-cell>
          <table:table-cell table:style-name="ce38" office:value-type="float" office:value="152.5" calcext:value-type="float">
            <text:p>152.5</text:p>
          </table:table-cell>
          <table:table-cell table:style-name="ce38" office:value-type="float" office:value="162.8" calcext:value-type="float">
            <text:p>162.8</text:p>
          </table:table-cell>
          <table:table-cell table:style-name="ce38" office:value-type="float" office:value="183.3" calcext:value-type="float">
            <text:p>183.3</text:p>
          </table:table-cell>
          <table:table-cell table:style-name="ce38" office:value-type="float" office:value="167.7" calcext:value-type="float">
            <text:p>167.7</text:p>
          </table:table-cell>
          <table:table-cell table:style-name="ce38" office:value-type="float" office:value="192.3" calcext:value-type="float">
            <text:p>192.3</text:p>
          </table:table-cell>
          <table:table-cell table:style-name="ce38" office:value-type="float" office:value="182.2" calcext:value-type="float">
            <text:p>182.2</text:p>
          </table:table-cell>
          <table:table-cell table:style-name="ce38" office:value-type="float" office:value="127.5" calcext:value-type="float">
            <text:p>127.5</text:p>
          </table:table-cell>
          <table:table-cell table:style-name="ce41" office:value-type="float" office:value="171.8" calcext:value-type="float">
            <text:p>171.8</text:p>
          </table:table-cell>
          <table:table-cell table:style-name="ce35" office:value-type="float" office:value="145" calcext:value-type="float">
            <text:p>145</text:p>
          </table:table-cell>
          <table:table-cell table:style-name="ce23" office:value-type="float" office:value="153.7" calcext:value-type="float">
            <text:p>153.7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188" calcext:value-type="float">
            <text:p>188</text:p>
          </table:table-cell>
          <table:table-cell table:style-name="ce42" office:value-type="float" office:value="1218" calcext:value-type="float">
            <text:p>1218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31" office:value-type="string" calcext:value-type="string">
            <text:p>1 NULL</text:p>
          </table:table-cell>
          <table:table-cell table:style-name="ce35" office:value-type="float" office:value="150.8" calcext:value-type="float">
            <text:p>150.8</text:p>
          </table:table-cell>
          <table:table-cell table:style-name="ce23" office:value-type="float" office:value="153.2" calcext:value-type="float">
            <text:p>153.2</text:p>
          </table:table-cell>
          <table:table-cell table:style-name="ce23" office:value-type="float" office:value="157.3" calcext:value-type="float">
            <text:p>157.3</text:p>
          </table:table-cell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171.8" calcext:value-type="float">
            <text:p>171.8</text:p>
          </table:table-cell>
          <table:table-cell table:style-name="ce23" office:value-type="float" office:value="199.5" calcext:value-type="float">
            <text:p>199.5</text:p>
          </table:table-cell>
          <table:table-cell table:style-name="ce23" office:value-type="float" office:value="181.8" calcext:value-type="float">
            <text:p>181.8</text:p>
          </table:table-cell>
          <table:table-cell table:style-name="ce23" office:value-type="float" office:value="129.3" calcext:value-type="float">
            <text:p>129.3</text:p>
          </table:table-cell>
          <table:table-cell table:style-name="ce42" office:value-type="float" office:value="176.5" calcext:value-type="float">
            <text:p>176.5</text:p>
          </table:table-cell>
          <table:table-cell table:style-name="ce35" office:value-type="float" office:value="144.6" calcext:value-type="float">
            <text:p>144.6</text:p>
          </table:table-cell>
          <table:table-cell table:style-name="ce23" office:value-type="float" office:value="163.7" calcext:value-type="float">
            <text:p>163.7</text:p>
          </table:table-cell>
          <table:table-cell table:style-name="ce23" office:value-type="float" office:value="166.7" calcext:value-type="float">
            <text:p>166.7</text:p>
          </table:table-cell>
          <table:table-cell table:style-name="ce23" office:value-type="float" office:value="217.5" calcext:value-type="float">
            <text:p>217.5</text:p>
          </table:table-cell>
          <table:table-cell table:style-name="ce42" office:value-type="float" office:value="1328.2" calcext:value-type="float">
            <text:p>1328.2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32" office:value-type="string" calcext:value-type="string">
            <text:p>all NULL</text:p>
          </table:table-cell>
          <table:table-cell table:style-name="ce36" office:value-type="float" office:value="150.5" calcext:value-type="float">
            <text:p>150.5</text:p>
          </table:table-cell>
          <table:table-cell table:style-name="ce39" office:value-type="float" office:value="155.8" calcext:value-type="float">
            <text:p>155.8</text:p>
          </table:table-cell>
          <table:table-cell table:style-name="ce39" office:value-type="float" office:value="164.2" calcext:value-type="float">
            <text:p>164.2</text:p>
          </table:table-cell>
          <table:table-cell table:style-name="ce39" office:value-type="float" office:value="176.2" calcext:value-type="float">
            <text:p>176.2</text:p>
          </table:table-cell>
          <table:table-cell table:style-name="ce39" office:value-type="float" office:value="201.7" calcext:value-type="float">
            <text:p>201.7</text:p>
          </table:table-cell>
          <table:table-cell table:style-name="ce39" office:value-type="float" office:value="172.8" calcext:value-type="float">
            <text:p>172.8</text:p>
          </table:table-cell>
          <table:table-cell table:style-name="ce39" office:value-type="float" office:value="234.8" calcext:value-type="float">
            <text:p>234.8</text:p>
          </table:table-cell>
          <table:table-cell table:style-name="ce39" office:value-type="float" office:value="190.7" calcext:value-type="float">
            <text:p>190.7</text:p>
          </table:table-cell>
          <table:table-cell table:style-name="ce39" office:value-type="float" office:value="126.2" calcext:value-type="float">
            <text:p>126.2</text:p>
          </table:table-cell>
          <table:table-cell table:style-name="ce43" office:value-type="float" office:value="189.2" calcext:value-type="float">
            <text:p>189.2</text:p>
          </table:table-cell>
          <table:table-cell table:style-name="ce36" office:value-type="float" office:value="146.4" calcext:value-type="float">
            <text:p>146.4</text:p>
          </table:table-cell>
          <table:table-cell table:style-name="ce39" office:value-type="float" office:value="172.3" calcext:value-type="float">
            <text:p>172.3</text:p>
          </table:table-cell>
          <table:table-cell table:style-name="ce39" office:value-type="float" office:value="176.3" calcext:value-type="float">
            <text:p>176.3</text:p>
          </table:table-cell>
          <table:table-cell table:style-name="ce39" office:value-type="float" office:value="229" calcext:value-type="float">
            <text:p>229</text:p>
          </table:table-cell>
          <table:table-cell table:style-name="ce43" office:value-type="float" office:value="1832.4" calcext:value-type="float">
            <text:p>1832.4</text:p>
          </table:table-cell>
          <table:table-cell table:style-name="ce19"/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9"/>
          <table:table-cell table:style-name="ce33" office:value-type="string" calcext:value-type="string">
            <text:p>add</text:p>
          </table:table-cell>
          <table:table-cell table:style-name="ce37" office:value-type="string" calcext:value-type="string">
            <text:p>sub</text:p>
          </table:table-cell>
          <table:table-cell table:style-name="ce37" office:value-type="string" calcext:value-type="string">
            <text:p>mul</text:p>
          </table:table-cell>
          <table:table-cell table:style-name="ce37" office:value-type="string" calcext:value-type="string">
            <text:p>add3</text:p>
          </table:table-cell>
          <table:table-cell table:style-name="ce37" office:value-type="string" calcext:value-type="string">
            <text:p>add4</text:p>
          </table:table-cell>
          <table:table-cell table:style-name="ce37" office:value-type="string" calcext:value-type="string">
            <text:p>exp1</text:p>
          </table:table-cell>
          <table:table-cell table:style-name="ce37" office:value-type="string" calcext:value-type="string">
            <text:p>scalprod</text:p>
          </table:table-cell>
          <table:table-cell table:style-name="ce37" office:value-type="string" calcext:value-type="string">
            <text:p>wntexp</text:p>
          </table:table-cell>
          <table:table-cell table:style-name="ce37" office:value-type="string" calcext:value-type="string">
            <text:p>constadd</text:p>
          </table:table-cell>
          <table:table-cell table:style-name="ce40" office:value-type="string" calcext:value-type="string">
            <text:p>search</text:p>
          </table:table-cell>
          <table:table-cell table:style-name="ce33" office:value-type="string" calcext:value-type="string">
            <text:p>introot</text:p>
          </table:table-cell>
          <table:table-cell table:style-name="ce37" office:value-type="string" calcext:value-type="string">
            <text:p>intdiv</text:p>
          </table:table-cell>
          <table:table-cell table:style-name="ce37" office:value-type="string" calcext:value-type="string">
            <text:p>intmod</text:p>
          </table:table-cell>
          <table:table-cell table:style-name="ce37" office:value-type="string" calcext:value-type="string">
            <text:p>gcd</text:p>
          </table:table-cell>
          <table:table-cell table:style-name="ce40" office:value-type="string" calcext:value-type="string">
            <text:p>modexp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NOT NULL</text:p>
          </table:table-cell>
          <table:table-cell table:style-name="ce34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41" table:formula="of:=100" office:value-type="float" office:value="100" calcext:value-type="float">
            <text:p>100</text:p>
          </table:table-cell>
          <table:table-cell table:style-name="ce34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38" table:formula="of:=100" office:value-type="float" office:value="100" calcext:value-type="float">
            <text:p>100</text:p>
          </table:table-cell>
          <table:table-cell table:style-name="ce41" table:formula="of:=10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1 NULL</text:p>
          </table:table-cell>
          <table:table-cell table:style-name="ce35" table:formula="of:=([exp2b.B3]/[exp2b.B2])*100" office:value-type="float" office:value="101.480484522207" calcext:value-type="float">
            <text:p>101.4804845222</text:p>
          </table:table-cell>
          <table:table-cell table:style-name="ce23" table:formula="of:=([exp2b.C3]/[exp2b.C2])*100" office:value-type="float" office:value="104.359673024523" calcext:value-type="float">
            <text:p>104.3596730245</text:p>
          </table:table-cell>
          <table:table-cell table:style-name="ce23" table:formula="of:=([exp2b.D3]/[exp2b.D2])*100" office:value-type="float" office:value="103.147540983607" calcext:value-type="float">
            <text:p>103.1475409836</text:p>
          </table:table-cell>
          <table:table-cell table:style-name="ce23" table:formula="of:=([exp2b.E3]/[exp2b.E2])*100" office:value-type="float" office:value="101.965601965602" calcext:value-type="float">
            <text:p>101.9656019656</text:p>
          </table:table-cell>
          <table:table-cell table:style-name="ce23" table:formula="of:=([exp2b.F3]/[exp2b.F2])*100" office:value-type="float" office:value="102.018548827059" calcext:value-type="float">
            <text:p>102.0185488271</text:p>
          </table:table-cell>
          <table:table-cell table:style-name="ce23" table:formula="of:=([exp2b.G3]/[exp2b.G2])*100" office:value-type="float" office:value="102.444841979726" calcext:value-type="float">
            <text:p>102.4448419797</text:p>
          </table:table-cell>
          <table:table-cell table:style-name="ce23" table:formula="of:=([exp2b.H3]/[exp2b.H2])*100" office:value-type="float" office:value="103.744149765991" calcext:value-type="float">
            <text:p>103.744149766</text:p>
          </table:table-cell>
          <table:table-cell table:style-name="ce23" table:formula="of:=([exp2b.I3]/[exp2b.I2])*100" office:value-type="float" office:value="99.7804610318332" calcext:value-type="float">
            <text:p>99.7804610318</text:p>
          </table:table-cell>
          <table:table-cell table:style-name="ce23" table:formula="of:=([exp2b.J3]/[exp2b.J2])*100" office:value-type="float" office:value="101.411764705882" calcext:value-type="float">
            <text:p>101.4117647059</text:p>
          </table:table-cell>
          <table:table-cell table:style-name="ce42" table:formula="of:=([exp2b.K3]/[exp2b.K2])*100" office:value-type="float" office:value="102.735739231665" calcext:value-type="float">
            <text:p>102.7357392317</text:p>
          </table:table-cell>
          <table:table-cell table:style-name="ce35" table:formula="of:=([exp2b.L3]/[exp2b.L2])*100" office:value-type="float" office:value="99.7241379310345" calcext:value-type="float">
            <text:p>99.724137931</text:p>
          </table:table-cell>
          <table:table-cell table:style-name="ce23" table:formula="of:=([exp2b.M3]/[exp2b.M2])*100" office:value-type="float" office:value="106.506180871828" calcext:value-type="float">
            <text:p>106.5061808718</text:p>
          </table:table-cell>
          <table:table-cell table:style-name="ce23" table:formula="of:=([exp2b.N3]/[exp2b.N2])*100" office:value-type="float" office:value="106.178343949045" calcext:value-type="float">
            <text:p>106.178343949</text:p>
          </table:table-cell>
          <table:table-cell table:style-name="ce23" table:formula="of:=([exp2b.O3]/[exp2b.O2])*100" office:value-type="float" office:value="115.691489361702" calcext:value-type="float">
            <text:p>115.6914893617</text:p>
          </table:table-cell>
          <table:table-cell table:style-name="ce42" table:formula="of:=([exp2b.P3]/[exp2b.P2])*100" office:value-type="float" office:value="109.047619047619" calcext:value-type="float">
            <text:p>109.0476190476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all NULL</text:p>
          </table:table-cell>
          <table:table-cell table:style-name="ce36" table:formula="of:=([exp2b.B4]/[exp2b.B2])*100" office:value-type="float" office:value="101.278600269179" calcext:value-type="float">
            <text:p>101.2786002692</text:p>
          </table:table-cell>
          <table:table-cell table:style-name="ce39" table:formula="of:=([exp2b.C4]/[exp2b.C2])*100" office:value-type="float" office:value="106.130790190736" calcext:value-type="float">
            <text:p>106.1307901907</text:p>
          </table:table-cell>
          <table:table-cell table:style-name="ce39" table:formula="of:=([exp2b.D4]/[exp2b.D2])*100" office:value-type="float" office:value="107.672131147541" calcext:value-type="float">
            <text:p>107.6721311475</text:p>
          </table:table-cell>
          <table:table-cell table:style-name="ce39" table:formula="of:=([exp2b.E4]/[exp2b.E2])*100" office:value-type="float" office:value="108.230958230958" calcext:value-type="float">
            <text:p>108.230958231</text:p>
          </table:table-cell>
          <table:table-cell table:style-name="ce39" table:formula="of:=([exp2b.F4]/[exp2b.F2])*100" office:value-type="float" office:value="110.038188761593" calcext:value-type="float">
            <text:p>110.0381887616</text:p>
          </table:table-cell>
          <table:table-cell table:style-name="ce39" table:formula="of:=([exp2b.G4]/[exp2b.G2])*100" office:value-type="float" office:value="103.04114490161" calcext:value-type="float">
            <text:p>103.0411449016</text:p>
          </table:table-cell>
          <table:table-cell table:style-name="ce39" table:formula="of:=([exp2b.H4]/[exp2b.H2])*100" office:value-type="float" office:value="122.100884035361" calcext:value-type="float">
            <text:p>122.1008840354</text:p>
          </table:table-cell>
          <table:table-cell table:style-name="ce39" table:formula="of:=([exp2b.I4]/[exp2b.I2])*100" office:value-type="float" office:value="104.665203073546" calcext:value-type="float">
            <text:p>104.6652030735</text:p>
          </table:table-cell>
          <table:table-cell table:style-name="ce39" table:formula="of:=([exp2b.J4]/[exp2b.J2])*100" office:value-type="float" office:value="98.9803921568628" calcext:value-type="float">
            <text:p>98.9803921569</text:p>
          </table:table-cell>
          <table:table-cell table:style-name="ce43" table:formula="of:=([exp2b.K4]/[exp2b.K2])*100" office:value-type="float" office:value="110.128055878929" calcext:value-type="float">
            <text:p>110.1280558789</text:p>
          </table:table-cell>
          <table:table-cell table:style-name="ce36" table:formula="of:=([exp2b.L4]/[exp2b.L2])*100" office:value-type="float" office:value="100.965517241379" calcext:value-type="float">
            <text:p>100.9655172414</text:p>
          </table:table-cell>
          <table:table-cell table:style-name="ce39" table:formula="of:=([exp2b.M4]/[exp2b.M2])*100" office:value-type="float" office:value="112.101496421601" calcext:value-type="float">
            <text:p>112.1014964216</text:p>
          </table:table-cell>
          <table:table-cell table:style-name="ce39" table:formula="of:=([exp2b.N4]/[exp2b.N2])*100" office:value-type="float" office:value="112.292993630573" calcext:value-type="float">
            <text:p>112.2929936306</text:p>
          </table:table-cell>
          <table:table-cell table:style-name="ce39" table:formula="of:=([exp2b.O4]/[exp2b.O2])*100" office:value-type="float" office:value="121.808510638298" calcext:value-type="float">
            <text:p>121.8085106383</text:p>
          </table:table-cell>
          <table:table-cell table:style-name="ce43" table:formula="of:=([exp2b.P4]/[exp2b.P2])*100" office:value-type="float" office:value="150.443349753695" calcext:value-type="float">
            <text:p>150.4433497537</text:p>
          </table:table-cell>
          <table:table-cell table:number-columns-repeated="3"/>
        </table:table-row>
        <table:table-row table:style-name="ro1" table:number-rows-repeated="2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exp3" table:style-name="ta1">
        <table:shapes>
          <draw:frame draw:z-index="0" draw:style-name="gr1" draw:text-style-name="P1" svg:width="701.69pt" svg:height="265.95pt" svg:x="115.97pt" svg:y="195.05pt">
            <loext:p draw:notify-on-update-of-ranges="exp3.A8:exp3.A8 exp3.B8:exp3.M8 exp3.A9:exp3.A9 exp3.B9:exp3.M9 exp3.A10:exp3.A10 exp3.B10:exp3.M10 exp3.A11:exp3.A11 exp3.B11:exp3.M11 exp3.A12:exp3.A12 exp3.B12:exp3.M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100.66pt" svg:y="832.48pt">
            <loext:p draw:notify-on-update-of-ranges="exp3.A59:exp3.A59 exp3.B59:exp3.G59 exp3.A60:exp3.A60 exp3.B60:exp3.G60 exp3.A61:exp3.A61 exp3.B61:exp3.G61 exp3.A62:exp3.A62 exp3.B62:exp3.G6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9"/>
          <table:table-cell table:style-name="ce33" office:value-type="string" calcext:value-type="string">
            <text:p>concatshort</text:p>
          </table:table-cell>
          <table:table-cell table:style-name="ce37" office:value-type="string" calcext:value-type="string">
            <text:p>concatlong</text:p>
          </table:table-cell>
          <table:table-cell table:style-name="ce37" office:value-type="string" calcext:value-type="string">
            <text:p>substring</text:p>
          </table:table-cell>
          <table:table-cell table:style-name="ce37" office:value-type="string" calcext:value-type="string">
            <text:p>repl</text:p>
          </table:table-cell>
          <table:table-cell table:style-name="ce37" office:value-type="string" calcext:value-type="string">
            <text:p>strlen</text:p>
          </table:table-cell>
          <table:table-cell table:style-name="ce37" office:value-type="string" calcext:value-type="string">
            <text:p>copyshort</text:p>
          </table:table-cell>
          <table:table-cell table:style-name="ce37" office:value-type="string" calcext:value-type="string">
            <text:p>copymedium</text:p>
          </table:table-cell>
          <table:table-cell table:style-name="ce37" office:value-type="string" calcext:value-type="string">
            <text:p>copylong</text:p>
          </table:table-cell>
          <table:table-cell table:style-name="ce37" office:value-type="string" calcext:value-type="string">
            <text:p>concatlitval</text:p>
          </table:table-cell>
          <table:table-cell table:style-name="ce37" office:value-type="string" calcext:value-type="string">
            <text:p>concatvallit</text:p>
          </table:table-cell>
          <table:table-cell table:style-name="ce37" office:value-type="string" calcext:value-type="string">
            <text:p>concatvallitval</text:p>
          </table:table-cell>
          <table:table-cell table:style-name="ce40" office:value-type="string" calcext:value-type="string">
            <text:p>concatlitvallit</text:p>
          </table:table-cell>
        </table:table-row>
        <table:table-row table:style-name="ro1">
          <table:table-cell table:style-name="ce30" office:value-type="string" calcext:value-type="string">
            <text:p>pvm</text:p>
          </table:table-cell>
          <table:table-cell table:style-name="ce34" office:value-type="float" office:value="935.4" calcext:value-type="float">
            <text:p>935.4</text:p>
          </table:table-cell>
          <table:table-cell table:style-name="ce38" office:value-type="float" office:value="472.6" calcext:value-type="float">
            <text:p>472.6</text:p>
          </table:table-cell>
          <table:table-cell table:style-name="ce38" office:value-type="float" office:value="420.6" calcext:value-type="float">
            <text:p>420.6</text:p>
          </table:table-cell>
          <table:table-cell table:style-name="ce38" office:value-type="float" office:value="249.2" calcext:value-type="float">
            <text:p>249.2</text:p>
          </table:table-cell>
          <table:table-cell table:style-name="ce38" office:value-type="float" office:value="502.4" calcext:value-type="float">
            <text:p>502.4</text:p>
          </table:table-cell>
          <table:table-cell table:style-name="ce38" office:value-type="float" office:value="813.8" calcext:value-type="float">
            <text:p>813.8</text:p>
          </table:table-cell>
          <table:table-cell table:style-name="ce38" office:value-type="float" office:value="860" calcext:value-type="float">
            <text:p>860</text:p>
          </table:table-cell>
          <table:table-cell table:style-name="ce38" office:value-type="float" office:value="415.2" calcext:value-type="float">
            <text:p>415.2</text:p>
          </table:table-cell>
          <table:table-cell table:style-name="ce38" office:value-type="float" office:value="874.6" calcext:value-type="float">
            <text:p>874.6</text:p>
          </table:table-cell>
          <table:table-cell table:style-name="ce38" office:value-type="float" office:value="862.2" calcext:value-type="float">
            <text:p>862.2</text:p>
          </table:table-cell>
          <table:table-cell table:style-name="ce38" office:value-type="float" office:value="921.6" calcext:value-type="float">
            <text:p>921.6</text:p>
          </table:table-cell>
          <table:table-cell table:style-name="ce41" office:value-type="float" office:value="873.2" calcext:value-type="float">
            <text:p>873.2</text:p>
          </table:table-cell>
        </table:table-row>
        <table:table-row table:style-name="ro1">
          <table:table-cell table:style-name="ce31" office:value-type="string" calcext:value-type="string">
            <text:p>ncomp</text:p>
          </table:table-cell>
          <table:table-cell table:style-name="ce35" office:value-type="float" office:value="948.2" calcext:value-type="float">
            <text:p>948.2</text:p>
          </table:table-cell>
          <table:table-cell table:style-name="ce19" office:value-type="float" office:value="479.2" calcext:value-type="float">
            <text:p>479.2</text:p>
          </table:table-cell>
          <table:table-cell table:style-name="ce19" office:value-type="float" office:value="411.6" calcext:value-type="float">
            <text:p>411.6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512.8" calcext:value-type="float">
            <text:p>512.8</text:p>
          </table:table-cell>
          <table:table-cell table:style-name="ce19" office:value-type="float" office:value="851" calcext:value-type="float">
            <text:p>851</text:p>
          </table:table-cell>
          <table:table-cell table:style-name="ce19" office:value-type="float" office:value="907.2" calcext:value-type="float">
            <text:p>907.2</text:p>
          </table:table-cell>
          <table:table-cell table:style-name="ce19" office:value-type="float" office:value="414.8" calcext:value-type="float">
            <text:p>414.8</text:p>
          </table:table-cell>
          <table:table-cell table:style-name="ce23" office:value-type="float" office:value="873.4" calcext:value-type="float">
            <text:p>873.4</text:p>
          </table:table-cell>
          <table:table-cell table:style-name="ce19" office:value-type="float" office:value="878.4" calcext:value-type="float">
            <text:p>878.4</text:p>
          </table:table-cell>
          <table:table-cell table:style-name="ce23" office:value-type="float" office:value="941" calcext:value-type="float">
            <text:p>941</text:p>
          </table:table-cell>
          <table:table-cell table:style-name="ce42" office:value-type="float" office:value="891" calcext:value-type="float">
            <text:p>891</text:p>
          </table:table-cell>
        </table:table-row>
        <table:table-row table:style-name="ro1">
          <table:table-cell table:style-name="ce31" office:value-type="string" calcext:value-type="string">
            <text:p>ncomp pragma</text:p>
          </table:table-cell>
          <table:table-cell table:style-name="ce35" office:value-type="float" office:value="306.2" calcext:value-type="float">
            <text:p>306.2</text:p>
          </table:table-cell>
          <table:table-cell table:style-name="ce19" office:value-type="float" office:value="246.2" calcext:value-type="float">
            <text:p>246.2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153.6" calcext:value-type="float">
            <text:p>153.6</text:p>
          </table:table-cell>
          <table:table-cell table:style-name="ce19" office:value-type="float" office:value="273.8" calcext:value-type="float">
            <text:p>273.8</text:p>
          </table:table-cell>
          <table:table-cell table:style-name="ce19" office:value-type="float" office:value="211.6" calcext:value-type="float">
            <text:p>211.6</text:p>
          </table:table-cell>
          <table:table-cell table:style-name="ce19" office:value-type="float" office:value="248.8" calcext:value-type="float">
            <text:p>248.8</text:p>
          </table:table-cell>
          <table:table-cell table:style-name="ce19" office:value-type="float" office:value="197" calcext:value-type="float">
            <text:p>197</text:p>
          </table:table-cell>
          <table:table-cell table:style-name="ce23" office:value-type="float" office:value="264.4" calcext:value-type="float">
            <text:p>264.4</text:p>
          </table:table-cell>
          <table:table-cell table:style-name="ce19" office:value-type="float" office:value="272.6" calcext:value-type="float">
            <text:p>272.6</text:p>
          </table:table-cell>
          <table:table-cell table:style-name="ce23" office:value-type="float" office:value="289" calcext:value-type="float">
            <text:p>289</text:p>
          </table:table-cell>
          <table:table-cell table:style-name="ce42" office:value-type="float" office:value="271" calcext:value-type="float">
            <text:p>271</text:p>
          </table:table-cell>
        </table:table-row>
        <table:table-row table:style-name="ro1">
          <table:table-cell table:style-name="ce32" office:value-type="string" calcext:value-type="string">
            <text:p>pld</text:p>
          </table:table-cell>
          <table:table-cell table:style-name="ce36" office:value-type="float" office:value="187.6" calcext:value-type="float">
            <text:p>187.6</text:p>
          </table:table-cell>
          <table:table-cell table:style-name="ce39" office:value-type="float" office:value="249.6" calcext:value-type="float">
            <text:p>249.6</text:p>
          </table:table-cell>
          <table:table-cell table:style-name="ce39" office:value-type="float" office:value="127.2" calcext:value-type="float">
            <text:p>127.2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234.2" calcext:value-type="float">
            <text:p>234.2</text:p>
          </table:table-cell>
          <table:table-cell table:style-name="ce39" office:value-type="float" office:value="109.2" calcext:value-type="float">
            <text:p>109.2</text:p>
          </table:table-cell>
          <table:table-cell table:style-name="ce39" office:value-type="float" office:value="161.8" calcext:value-type="float">
            <text:p>161.8</text:p>
          </table:table-cell>
          <table:table-cell table:style-name="ce39" office:value-type="float" office:value="177.4" calcext:value-type="float">
            <text:p>177.4</text:p>
          </table:table-cell>
          <table:table-cell table:style-name="ce39" office:value-type="float" office:value="198.6" calcext:value-type="float">
            <text:p>198.6</text:p>
          </table:table-cell>
          <table:table-cell table:style-name="ce39" office:value-type="float" office:value="194.2" calcext:value-type="float">
            <text:p>194.2</text:p>
          </table:table-cell>
          <table:table-cell table:style-name="ce39" office:value-type="float" office:value="216.2" calcext:value-type="float">
            <text:p>216.2</text:p>
          </table:table-cell>
          <table:table-cell table:style-name="ce43" office:value-type="float" office:value="223.8" calcext:value-type="float">
            <text:p>223.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9"/>
          <table:table-cell table:style-name="ce33" office:value-type="string" calcext:value-type="string">
            <text:p>concatshort</text:p>
          </table:table-cell>
          <table:table-cell table:style-name="ce37" office:value-type="string" calcext:value-type="string">
            <text:p>concatlong</text:p>
          </table:table-cell>
          <table:table-cell table:style-name="ce37" office:value-type="string" calcext:value-type="string">
            <text:p>substring</text:p>
          </table:table-cell>
          <table:table-cell table:style-name="ce37" office:value-type="string" calcext:value-type="string">
            <text:p>repl</text:p>
          </table:table-cell>
          <table:table-cell table:style-name="ce37" office:value-type="string" calcext:value-type="string">
            <text:p>strlen</text:p>
          </table:table-cell>
          <table:table-cell table:style-name="ce37" office:value-type="string" calcext:value-type="string">
            <text:p>copyshort</text:p>
          </table:table-cell>
          <table:table-cell table:style-name="ce37" office:value-type="string" calcext:value-type="string">
            <text:p>copymedium</text:p>
          </table:table-cell>
          <table:table-cell table:style-name="ce37" office:value-type="string" calcext:value-type="string">
            <text:p>copylong</text:p>
          </table:table-cell>
          <table:table-cell table:style-name="ce37" office:value-type="string" calcext:value-type="string">
            <text:p>concatlitval</text:p>
          </table:table-cell>
          <table:table-cell table:style-name="ce37" office:value-type="string" calcext:value-type="string">
            <text:p>concatvallit</text:p>
          </table:table-cell>
          <table:table-cell table:style-name="ce37" office:value-type="string" calcext:value-type="string">
            <text:p>concatvallitval</text:p>
          </table:table-cell>
          <table:table-cell table:style-name="ce40" office:value-type="string" calcext:value-type="string">
            <text:p>concatlitvallit</text:p>
          </table:table-cell>
        </table:table-row>
        <table:table-row table:style-name="ro1">
          <table:table-cell table:style-name="ce30"/>
          <table:table-cell table:style-name="ce34"/>
          <table:table-cell table:style-name="ce38" table:number-columns-repeated="10"/>
          <table:table-cell table:style-name="ce41"/>
        </table:table-row>
        <table:table-row table:style-name="ro1">
          <table:table-cell table:style-name="ce31" office:value-type="string" calcext:value-type="string">
            <text:p>ncomp</text:p>
          </table:table-cell>
          <table:table-cell table:style-name="ce35" table:formula="of:=[.B3]/100" office:value-type="float" office:value="9.482" calcext:value-type="float">
            <text:p>9.482</text:p>
          </table:table-cell>
          <table:table-cell table:style-name="ce38" table:formula="of:=([.C3]/100)*(10/3)" office:value-type="float" office:value="15.9733333333333" calcext:value-type="float">
            <text:p>15.9733333333</text:p>
          </table:table-cell>
          <table:table-cell table:style-name="ce38" table:formula="of:=([.D3]/100)*(10/3)" office:value-type="float" office:value="13.72" calcext:value-type="float">
            <text:p>13.72</text:p>
          </table:table-cell>
          <table:table-cell table:style-name="ce38" table:formula="of:=([.E3]/100)*10" office:value-type="float" office:value="24.2" calcext:value-type="float">
            <text:p>24.2</text:p>
          </table:table-cell>
          <table:table-cell table:style-name="ce38" table:formula="of:=([.F3]/100)*(10/3)" office:value-type="float" office:value="17.0933333333333" calcext:value-type="float">
            <text:p>17.0933333333</text:p>
          </table:table-cell>
          <table:table-cell table:style-name="ce23" table:formula="of:=[.G3]/100" office:value-type="float" office:value="8.51" calcext:value-type="float">
            <text:p>8.51</text:p>
          </table:table-cell>
          <table:table-cell table:style-name="ce23" table:formula="of:=[.H3]/100" office:value-type="float" office:value="9.072" calcext:value-type="float">
            <text:p>9.072</text:p>
          </table:table-cell>
          <table:table-cell table:style-name="ce38" table:formula="of:=([.I3]/100)*(10/3)" office:value-type="float" office:value="13.8266666666667" calcext:value-type="float">
            <text:p>13.8266666667</text:p>
          </table:table-cell>
          <table:table-cell table:style-name="ce23" table:formula="of:=[.J3]/100" office:value-type="float" office:value="8.734" calcext:value-type="float">
            <text:p>8.734</text:p>
          </table:table-cell>
          <table:table-cell table:style-name="ce23" table:formula="of:=[.K3]/100" office:value-type="float" office:value="8.784" calcext:value-type="float">
            <text:p>8.784</text:p>
          </table:table-cell>
          <table:table-cell table:style-name="ce23" table:formula="of:=[.L3]/100" office:value-type="float" office:value="9.41" calcext:value-type="float">
            <text:p>9.41</text:p>
          </table:table-cell>
          <table:table-cell table:style-name="ce42" table:formula="of:=[.M3]/100" office:value-type="float" office:value="8.91" calcext:value-type="float">
            <text:p>8.91</text:p>
          </table:table-cell>
        </table:table-row>
        <table:table-row table:style-name="ro1">
          <table:table-cell table:style-name="ce31" office:value-type="string" calcext:value-type="string">
            <text:p>ncomp pragma</text:p>
          </table:table-cell>
          <table:table-cell table:style-name="ce35" table:formula="of:=[.B4]/100" office:value-type="float" office:value="3.062" calcext:value-type="float">
            <text:p>3.062</text:p>
          </table:table-cell>
          <table:table-cell table:style-name="ce38" table:formula="of:=([.C4]/100)*(10/3)" office:value-type="float" office:value="8.20666666666667" calcext:value-type="float">
            <text:p>8.2066666667</text:p>
          </table:table-cell>
          <table:table-cell table:style-name="ce38" table:formula="of:=([.D4]/100)*(10/3)" office:value-type="float" office:value="6.03333333333333" calcext:value-type="float">
            <text:p>6.0333333333</text:p>
          </table:table-cell>
          <table:table-cell table:style-name="ce38" table:formula="of:=([.E4]/100)*10" office:value-type="float" office:value="15.36" calcext:value-type="float">
            <text:p>15.36</text:p>
          </table:table-cell>
          <table:table-cell table:style-name="ce38" table:formula="of:=([.F4]/100)*(10/3)" office:value-type="float" office:value="9.12666666666667" calcext:value-type="float">
            <text:p>9.1266666667</text:p>
          </table:table-cell>
          <table:table-cell table:style-name="ce23" table:formula="of:=[.G4]/100" office:value-type="float" office:value="2.116" calcext:value-type="float">
            <text:p>2.116</text:p>
          </table:table-cell>
          <table:table-cell table:style-name="ce23" table:formula="of:=[.H4]/100" office:value-type="float" office:value="2.488" calcext:value-type="float">
            <text:p>2.488</text:p>
          </table:table-cell>
          <table:table-cell table:style-name="ce38" table:formula="of:=([.I4]/100)*(10/3)" office:value-type="float" office:value="6.56666666666667" calcext:value-type="float">
            <text:p>6.5666666667</text:p>
          </table:table-cell>
          <table:table-cell table:style-name="ce23" table:formula="of:=[.J4]/100" office:value-type="float" office:value="2.644" calcext:value-type="float">
            <text:p>2.644</text:p>
          </table:table-cell>
          <table:table-cell table:style-name="ce23" table:formula="of:=[.K4]/100" office:value-type="float" office:value="2.726" calcext:value-type="float">
            <text:p>2.726</text:p>
          </table:table-cell>
          <table:table-cell table:style-name="ce23" table:formula="of:=[.L4]/100" office:value-type="float" office:value="2.89" calcext:value-type="float">
            <text:p>2.89</text:p>
          </table:table-cell>
          <table:table-cell table:style-name="ce42" table:formula="of:=[.M4]/100" office:value-type="float" office:value="2.71" calcext:value-type="float">
            <text:p>2.71</text:p>
          </table:table-cell>
        </table:table-row>
        <table:table-row table:style-name="ro1">
          <table:table-cell table:style-name="ce32" office:value-type="string" calcext:value-type="string">
            <text:p>pld</text:p>
          </table:table-cell>
          <table:table-cell table:style-name="ce36" table:formula="of:=[.B5]/100" office:value-type="float" office:value="1.876" calcext:value-type="float">
            <text:p>1.876</text:p>
          </table:table-cell>
          <table:table-cell table:style-name="ce38" table:formula="of:=([.C5]/100)*(10/3)" office:value-type="float" office:value="8.32" calcext:value-type="float">
            <text:p>8.32</text:p>
          </table:table-cell>
          <table:table-cell table:style-name="ce38" table:formula="of:=([.D5]/100)*(10/3)" office:value-type="float" office:value="4.24" calcext:value-type="float">
            <text:p>4.24</text:p>
          </table:table-cell>
          <table:table-cell table:style-name="ce38" table:formula="of:=([.E5]/100)*10" office:value-type="float" office:value="15.4" calcext:value-type="float">
            <text:p>15.4</text:p>
          </table:table-cell>
          <table:table-cell table:style-name="ce38" table:formula="of:=([.F5]/100)*(10/3)" office:value-type="float" office:value="7.80666666666667" calcext:value-type="float">
            <text:p>7.8066666667</text:p>
          </table:table-cell>
          <table:table-cell table:style-name="ce39" table:formula="of:=[.G5]/100" office:value-type="float" office:value="1.092" calcext:value-type="float">
            <text:p>1.092</text:p>
          </table:table-cell>
          <table:table-cell table:style-name="ce39" table:formula="of:=[.H5]/100" office:value-type="float" office:value="1.618" calcext:value-type="float">
            <text:p>1.618</text:p>
          </table:table-cell>
          <table:table-cell table:style-name="ce38" table:formula="of:=([.I5]/100)*(10/3)" office:value-type="float" office:value="5.91333333333333" calcext:value-type="float">
            <text:p>5.9133333333</text:p>
          </table:table-cell>
          <table:table-cell table:style-name="ce39" table:formula="of:=[.J5]/100" office:value-type="float" office:value="1.986" calcext:value-type="float">
            <text:p>1.986</text:p>
          </table:table-cell>
          <table:table-cell table:style-name="ce39" table:formula="of:=[.K5]/100" office:value-type="float" office:value="1.942" calcext:value-type="float">
            <text:p>1.942</text:p>
          </table:table-cell>
          <table:table-cell table:style-name="ce39" table:formula="of:=[.L5]/100" office:value-type="float" office:value="2.162" calcext:value-type="float">
            <text:p>2.162</text:p>
          </table:table-cell>
          <table:table-cell table:style-name="ce43" table:formula="of:=[.M5]/100" office:value-type="float" office:value="2.238" calcext:value-type="float">
            <text:p>2.238</text:p>
          </table:table-cell>
        </table:table-row>
        <table:table-row table:style-name="ro1" table:number-rows-repeated="39">
          <table:table-cell table:number-columns-repeated="13"/>
        </table:table-row>
        <table:table-row table:style-name="ro1">
          <table:table-cell table:style-name="ce19"/>
          <table:table-cell table:style-name="ce23" office:value-type="string" calcext:value-type="string">
            <text:p>concatnright</text:p>
          </table:table-cell>
          <table:table-cell table:style-name="ce40" office:value-type="string" calcext:value-type="string">
            <text:p>concatnleft</text:p>
          </table:table-cell>
          <table:table-cell table:style-name="ce33" office:value-type="string" calcext:value-type="string">
            <text:p>revers</text:p>
          </table:table-cell>
          <table:table-cell table:style-name="ce37" office:value-type="string" calcext:value-type="string">
            <text:p>readint</text:p>
          </table:table-cell>
          <table:table-cell table:style-name="ce40" office:value-type="string" calcext:value-type="string">
            <text:p>noccurrences</text:p>
          </table:table-cell>
          <table:table-cell table:style-name="ce37" office:value-type="string" calcext:value-type="string">
            <text:p>removevowels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ncomp</text:p>
          </table:table-cell>
          <table:table-cell table:style-name="ce19" office:value-type="float" office:value="1386" calcext:value-type="float">
            <text:p>1386</text:p>
          </table:table-cell>
          <table:table-cell table:style-name="ce42" office:value-type="float" office:value="1781" calcext:value-type="float">
            <text:p>1781</text:p>
          </table:table-cell>
          <table:table-cell table:style-name="ce35" office:value-type="float" office:value="4496" calcext:value-type="float">
            <text:p>4496</text:p>
          </table:table-cell>
          <table:table-cell table:style-name="ce23" office:value-type="float" office:value="808" calcext:value-type="float">
            <text:p>808</text:p>
          </table:table-cell>
          <table:table-cell table:style-name="ce23" office:value-type="float" office:value="2520" calcext:value-type="float">
            <text:p>2520</text:p>
          </table:table-cell>
          <table:table-cell table:style-name="ce23" office:value-type="float" office:value="2344" calcext:value-type="float">
            <text:p>2344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ncomp pragma</text:p>
          </table:table-cell>
          <table:table-cell table:style-name="ce19" office:value-type="float" office:value="342.2" calcext:value-type="float">
            <text:p>342.2</text:p>
          </table:table-cell>
          <table:table-cell table:style-name="ce42" office:value-type="float" office:value="1009" calcext:value-type="float">
            <text:p>1009</text:p>
          </table:table-cell>
          <table:table-cell table:style-name="ce35" office:value-type="float" office:value="3445" calcext:value-type="float">
            <text:p>3445</text:p>
          </table:table-cell>
          <table:table-cell table:style-name="ce23" office:value-type="float" office:value="443.4" calcext:value-type="float">
            <text:p>443.4</text:p>
          </table:table-cell>
          <table:table-cell table:style-name="ce23" office:value-type="float" office:value="2534" calcext:value-type="float">
            <text:p>2534</text:p>
          </table:table-cell>
          <table:table-cell table:style-name="ce23" office:value-type="float" office:value="1618" calcext:value-type="float">
            <text:p>1618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pld</text:p>
          </table:table-cell>
          <table:table-cell table:style-name="ce23" office:value-type="float" office:value="339.6" calcext:value-type="float">
            <text:p>339.6</text:p>
          </table:table-cell>
          <table:table-cell table:style-name="ce43" office:value-type="float" office:value="342.2" calcext:value-type="float">
            <text:p>342.2</text:p>
          </table:table-cell>
          <table:table-cell table:style-name="ce36" office:value-type="float" office:value="1525" calcext:value-type="float">
            <text:p>1525</text:p>
          </table:table-cell>
          <table:table-cell table:style-name="ce39" office:value-type="float" office:value="133.4" calcext:value-type="float">
            <text:p>133.4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678.6" calcext:value-type="float">
            <text:p>678.6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9"/>
          <table:table-cell table:style-name="ce23" office:value-type="string" calcext:value-type="string">
            <text:p>concatnright</text:p>
          </table:table-cell>
          <table:table-cell table:style-name="ce40" office:value-type="string" calcext:value-type="string">
            <text:p>concatnleft</text:p>
          </table:table-cell>
          <table:table-cell table:style-name="ce33" office:value-type="string" calcext:value-type="string">
            <text:p>revers</text:p>
          </table:table-cell>
          <table:table-cell table:style-name="ce37" office:value-type="string" calcext:value-type="string">
            <text:p>readint</text:p>
          </table:table-cell>
          <table:table-cell table:style-name="ce40" office:value-type="string" calcext:value-type="string">
            <text:p>noccurrences*</text:p>
          </table:table-cell>
          <table:table-cell table:style-name="ce37" office:value-type="string" calcext:value-type="string">
            <text:p>removevowels</text:p>
          </table:table-cell>
          <table:table-cell/>
          <table:table-cell office:value-type="string" calcext:value-type="string">
            <text:p>noccurrences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ncomp</text:p>
          </table:table-cell>
          <table:table-cell table:style-name="ce19" table:formula="of:=[.B53]/100" office:value-type="float" office:value="13.86" calcext:value-type="float">
            <text:p>13.86</text:p>
          </table:table-cell>
          <table:table-cell table:style-name="ce19" table:formula="of:=[.C53]/100" office:value-type="float" office:value="17.81" calcext:value-type="float">
            <text:p>17.81</text:p>
          </table:table-cell>
          <table:table-cell table:style-name="ce19" table:formula="of:=[.D53]/100" office:value-type="float" office:value="44.96" calcext:value-type="float">
            <text:p>44.96</text:p>
          </table:table-cell>
          <table:table-cell table:style-name="ce19" table:formula="of:=([.E53]/100)*2" office:value-type="float" office:value="16.16" calcext:value-type="float">
            <text:p>16.16</text:p>
          </table:table-cell>
          <table:table-cell table:style-name="ce19" table:formula="of:=[.I60]/10" office:value-type="float" office:value="25.2" calcext:value-type="float">
            <text:p>25.2</text:p>
          </table:table-cell>
          <table:table-cell table:style-name="ce19" table:formula="of:=[.G53]/100" office:value-type="float" office:value="23.44" calcext:value-type="float">
            <text:p>23.44</text:p>
          </table:table-cell>
          <table:table-cell/>
          <table:table-cell table:formula="of:=([.F53]/100)*10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ncomp pragma</text:p>
          </table:table-cell>
          <table:table-cell table:style-name="ce19" table:formula="of:=[.B54]/100" office:value-type="float" office:value="3.422" calcext:value-type="float">
            <text:p>3.422</text:p>
          </table:table-cell>
          <table:table-cell table:style-name="ce19" table:formula="of:=[.C54]/100" office:value-type="float" office:value="10.09" calcext:value-type="float">
            <text:p>10.09</text:p>
          </table:table-cell>
          <table:table-cell table:style-name="ce19" table:formula="of:=[.D54]/100" office:value-type="float" office:value="34.45" calcext:value-type="float">
            <text:p>34.45</text:p>
          </table:table-cell>
          <table:table-cell table:style-name="ce19" table:formula="of:=([.E54]/100)*2" office:value-type="float" office:value="8.868" calcext:value-type="float">
            <text:p>8.868</text:p>
          </table:table-cell>
          <table:table-cell table:style-name="ce19" table:formula="of:=[.I61]/10" office:value-type="float" office:value="25.34" calcext:value-type="float">
            <text:p>25.34</text:p>
          </table:table-cell>
          <table:table-cell table:style-name="ce19" table:formula="of:=[.G54]/100" office:value-type="float" office:value="16.18" calcext:value-type="float">
            <text:p>16.18</text:p>
          </table:table-cell>
          <table:table-cell/>
          <table:table-cell table:formula="of:=([.F54]/100)*10" office:value-type="float" office:value="253.4" calcext:value-type="float">
            <text:p>253.4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pld</text:p>
          </table:table-cell>
          <table:table-cell table:style-name="ce19" table:formula="of:=[.B55]/100" office:value-type="float" office:value="3.396" calcext:value-type="float">
            <text:p>3.396</text:p>
          </table:table-cell>
          <table:table-cell table:style-name="ce19" table:formula="of:=[.C55]/100" office:value-type="float" office:value="3.422" calcext:value-type="float">
            <text:p>3.422</text:p>
          </table:table-cell>
          <table:table-cell table:style-name="ce19" table:formula="of:=[.D55]/100" office:value-type="float" office:value="15.25" calcext:value-type="float">
            <text:p>15.25</text:p>
          </table:table-cell>
          <table:table-cell table:style-name="ce19" table:formula="of:=([.E55]/100)*2" office:value-type="float" office:value="2.668" calcext:value-type="float">
            <text:p>2.668</text:p>
          </table:table-cell>
          <table:table-cell table:style-name="ce19" table:formula="of:=[.I62]/10" office:value-type="float" office:value="2.96" calcext:value-type="float">
            <text:p>2.96</text:p>
          </table:table-cell>
          <table:table-cell table:style-name="ce19" table:formula="of:=[.G55]/100" office:value-type="float" office:value="6.786" calcext:value-type="float">
            <text:p>6.786</text:p>
          </table:table-cell>
          <table:table-cell/>
          <table:table-cell table:formula="of:=([.F55]/100)*10" office:value-type="float" office:value="29.6" calcext:value-type="float">
            <text:p>29.6</text:p>
          </table:table-cell>
          <table:table-cell table:number-columns-repeated="4"/>
        </table:table-row>
      </table:table>
      <table:table table:name="exp3c" table:style-name="ta1">
        <table:shapes>
          <draw:frame draw:z-index="0" draw:style-name="gr1" draw:text-style-name="P1" svg:width="871.29pt" svg:height="262.94pt" svg:x="124.75pt" svg:y="184.31pt">
            <loext:p draw:notify-on-update-of-ranges="exp3c.A9:exp3c.A9 exp3c.B9:exp3c.S9 exp3c.A10:exp3c.A10 exp3c.B10:exp3c.S10 exp3c.A11:exp3c.A11 exp3c.B11:exp3c.S11 exp3c.A12:exp3c.A12 exp3c.B12:exp3c.S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771.53pt" svg:height="253.93pt" svg:x="126.82pt" svg:y="451.56pt">
            <loext:p draw:notify-on-update-of-ranges="exp3c.A1:exp3c.A1 exp3c.B1:exp3c.S1 exp3c.A2:exp3c.A2 exp3c.B2:exp3c.S2 exp3c.A3:exp3c.A3 exp3c.B3:exp3c.S3 exp3c.A4:exp3c.A4 exp3c.B4:exp3c.S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857.79pt" svg:height="278.59pt" svg:x="93.57pt" svg:y="886.96pt">
            <loext:p draw:notify-on-update-of-ranges="exp3c.A64:exp3c.A64 exp3c.B64:exp3c.S64 exp3c.A65:exp3c.A65 exp3c.B65:exp3c.S65 exp3c.A66:exp3c.A66 exp3c.B66:exp3c.S66 exp3c.A67:exp3c.A67 exp3c.B67:exp3c.S6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4"/>
          <table:table-cell table:style-name="ce44" office:value-type="string" calcext:value-type="string">
            <text:p>concatshort</text:p>
          </table:table-cell>
          <table:table-cell table:style-name="ce44" office:value-type="string" calcext:value-type="string">
            <text:p>concatlong</text:p>
          </table:table-cell>
          <table:table-cell table:style-name="ce44" office:value-type="string" calcext:value-type="string">
            <text:p>substring</text:p>
          </table:table-cell>
          <table:table-cell table:style-name="ce44" office:value-type="string" calcext:value-type="string">
            <text:p>repl</text:p>
          </table:table-cell>
          <table:table-cell table:style-name="ce44" office:value-type="string" calcext:value-type="string">
            <text:p>strlen</text:p>
          </table:table-cell>
          <table:table-cell table:style-name="ce44" office:value-type="string" calcext:value-type="string">
            <text:p>copyshort</text:p>
          </table:table-cell>
          <table:table-cell table:style-name="ce44" office:value-type="string" calcext:value-type="string">
            <text:p>copymedium</text:p>
          </table:table-cell>
          <table:table-cell table:style-name="ce44" office:value-type="string" calcext:value-type="string">
            <text:p>copylong</text:p>
          </table:table-cell>
          <table:table-cell table:style-name="ce44" office:value-type="string" calcext:value-type="string">
            <text:p>concatlitval</text:p>
          </table:table-cell>
          <table:table-cell table:style-name="ce44" office:value-type="string" calcext:value-type="string">
            <text:p>concatvallit</text:p>
          </table:table-cell>
          <table:table-cell table:style-name="ce44" office:value-type="string" calcext:value-type="string">
            <text:p>concatvallitval</text:p>
          </table:table-cell>
          <table:table-cell table:style-name="ce44" office:value-type="string" calcext:value-type="string">
            <text:p>concatlitvallit</text:p>
          </table:table-cell>
          <table:table-cell table:style-name="ce44" office:value-type="string" calcext:value-type="string">
            <text:p>concatnright</text:p>
          </table:table-cell>
          <table:table-cell table:style-name="ce44" office:value-type="string" calcext:value-type="string">
            <text:p>concatnleft</text:p>
          </table:table-cell>
          <table:table-cell table:style-name="ce44" office:value-type="string" calcext:value-type="string">
            <text:p>revers</text:p>
          </table:table-cell>
          <table:table-cell table:style-name="ce44" office:value-type="string" calcext:value-type="string">
            <text:p>readint</text:p>
          </table:table-cell>
          <table:table-cell table:style-name="ce44" office:value-type="string" calcext:value-type="string">
            <text:p>noccurrences</text:p>
          </table:table-cell>
          <table:table-cell table:style-name="ce44" office:value-type="string" calcext:value-type="string">
            <text:p>removevowels</text:p>
          </table:table-cell>
        </table:table-row>
        <table:table-row table:style-name="ro1">
          <table:table-cell table:style-name="ce44" office:value-type="string" calcext:value-type="string">
            <text:p>one</text:p>
          </table:table-cell>
          <table:table-cell table:style-name="ce44" office:value-type="float" office:value="284.7" calcext:value-type="float">
            <text:p>284.7</text:p>
          </table:table-cell>
          <table:table-cell table:style-name="ce44" office:value-type="float" office:value="793.5" calcext:value-type="float">
            <text:p>793.5</text:p>
          </table:table-cell>
          <table:table-cell table:style-name="ce44" office:value-type="float" office:value="325.2" calcext:value-type="float">
            <text:p>325.2</text:p>
          </table:table-cell>
          <table:table-cell table:style-name="ce44" office:value-type="float" office:value="245.5" calcext:value-type="float">
            <text:p>245.5</text:p>
          </table:table-cell>
          <table:table-cell table:style-name="ce44" office:value-type="float" office:value="420.7" calcext:value-type="float">
            <text:p>420.7</text:p>
          </table:table-cell>
          <table:table-cell table:style-name="ce44" office:value-type="float" office:value="146.3" calcext:value-type="float">
            <text:p>146.3</text:p>
          </table:table-cell>
          <table:table-cell table:style-name="ce44" office:value-type="float" office:value="263.3" calcext:value-type="float">
            <text:p>263.3</text:p>
          </table:table-cell>
          <table:table-cell table:style-name="ce44" office:value-type="float" office:value="391" calcext:value-type="float">
            <text:p>391</text:p>
          </table:table-cell>
          <table:table-cell table:style-name="ce44" office:value-type="float" office:value="323.3" calcext:value-type="float">
            <text:p>323.3</text:p>
          </table:table-cell>
          <table:table-cell table:style-name="ce44" office:value-type="float" office:value="327.2" calcext:value-type="float">
            <text:p>327.2</text:p>
          </table:table-cell>
          <table:table-cell table:style-name="ce44" office:value-type="float" office:value="504" calcext:value-type="float">
            <text:p>504</text:p>
          </table:table-cell>
          <table:table-cell table:style-name="ce44" office:value-type="float" office:value="348.8" calcext:value-type="float">
            <text:p>348.8</text:p>
          </table:table-cell>
          <table:table-cell table:style-name="ce44" office:value-type="float" office:value="546.2" calcext:value-type="float">
            <text:p>546.2</text:p>
          </table:table-cell>
          <table:table-cell table:style-name="ce44" office:value-type="float" office:value="1201.3" calcext:value-type="float">
            <text:p>1201.3</text:p>
          </table:table-cell>
          <table:table-cell table:style-name="ce44" office:value-type="float" office:value="1012.7" calcext:value-type="float">
            <text:p>1012.7</text:p>
          </table:table-cell>
          <table:table-cell table:style-name="ce44" office:value-type="float" office:value="147.4" calcext:value-type="float">
            <text:p>147.4</text:p>
          </table:table-cell>
          <table:table-cell table:style-name="ce44" office:value-type="float" office:value="388.8" calcext:value-type="float">
            <text:p>388.8</text:p>
          </table:table-cell>
          <table:table-cell table:style-name="ce44" office:value-type="float" office:value="742" calcext:value-type="float">
            <text:p>742</text:p>
          </table:table-cell>
        </table:table-row>
        <table:table-row table:style-name="ro1">
          <table:table-cell table:style-name="ce44" office:value-type="string" calcext:value-type="string">
            <text:p>two</text:p>
          </table:table-cell>
          <table:table-cell table:style-name="ce44" office:value-type="float" office:value="223.3" calcext:value-type="float">
            <text:p>223.3</text:p>
          </table:table-cell>
          <table:table-cell table:style-name="ce44" office:value-type="float" office:value="710.3" calcext:value-type="float">
            <text:p>710.3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158.8" calcext:value-type="float">
            <text:p>158.8</text:p>
          </table:table-cell>
          <table:table-cell table:style-name="ce44" office:value-type="float" office:value="231" calcext:value-type="float">
            <text:p>231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178.3" calcext:value-type="float">
            <text:p>178.3</text:p>
          </table:table-cell>
          <table:table-cell table:style-name="ce44" office:value-type="float" office:value="195.2" calcext:value-type="float">
            <text:p>195.2</text:p>
          </table:table-cell>
          <table:table-cell table:style-name="ce44" office:value-type="float" office:value="286.5" calcext:value-type="float">
            <text:p>286.5</text:p>
          </table:table-cell>
          <table:table-cell table:style-name="ce44" office:value-type="float" office:value="287.5" calcext:value-type="float">
            <text:p>287.5</text:p>
          </table:table-cell>
          <table:table-cell table:style-name="ce44" office:value-type="float" office:value="399.2" calcext:value-type="float">
            <text:p>399.2</text:p>
          </table:table-cell>
          <table:table-cell table:style-name="ce44" office:value-type="float" office:value="315.3" calcext:value-type="float">
            <text:p>315.3</text:p>
          </table:table-cell>
          <table:table-cell table:style-name="ce44" office:value-type="float" office:value="417.7" calcext:value-type="float">
            <text:p>417.7</text:p>
          </table:table-cell>
          <table:table-cell table:style-name="ce44" office:value-type="float" office:value="1135.3" calcext:value-type="float">
            <text:p>1135.3</text:p>
          </table:table-cell>
          <table:table-cell table:style-name="ce44" office:value-type="float" office:value="791" calcext:value-type="float">
            <text:p>791</text:p>
          </table:table-cell>
          <table:table-cell table:style-name="ce44" office:value-type="float" office:value="132.3" calcext:value-type="float">
            <text:p>132.3</text:p>
          </table:table-cell>
          <table:table-cell table:style-name="ce44" office:value-type="float" office:value="295.3" calcext:value-type="float">
            <text:p>295.3</text:p>
          </table:table-cell>
          <table:table-cell table:style-name="ce44" office:value-type="float" office:value="682.2" calcext:value-type="float">
            <text:p>682.2</text:p>
          </table:table-cell>
        </table:table-row>
        <table:table-row table:style-name="ro1">
          <table:table-cell table:style-name="ce44" office:value-type="string" calcext:value-type="string">
            <text:p>three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249.6" calcext:value-type="float">
            <text:p>249.6</text:p>
          </table:table-cell>
          <table:table-cell table:style-name="ce44" office:value-type="float" office:value="127.2" calcext:value-type="float">
            <text:p>127.2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234.2" calcext:value-type="float">
            <text:p>234.2</text:p>
          </table:table-cell>
          <table:table-cell table:style-name="ce44" office:value-type="float" office:value="109.2" calcext:value-type="float">
            <text:p>109.2</text:p>
          </table:table-cell>
          <table:table-cell table:style-name="ce44" office:value-type="float" office:value="161.8" calcext:value-type="float">
            <text:p>161.8</text:p>
          </table:table-cell>
          <table:table-cell table:style-name="ce44" office:value-type="float" office:value="177.4" calcext:value-type="float">
            <text:p>177.4</text:p>
          </table:table-cell>
          <table:table-cell table:style-name="ce44" office:value-type="float" office:value="198.6" calcext:value-type="float">
            <text:p>198.6</text:p>
          </table:table-cell>
          <table:table-cell table:style-name="ce44" office:value-type="float" office:value="194.2" calcext:value-type="float">
            <text:p>194.2</text:p>
          </table:table-cell>
          <table:table-cell table:style-name="ce44" office:value-type="float" office:value="216.2" calcext:value-type="float">
            <text:p>216.2</text:p>
          </table:table-cell>
          <table:table-cell table:style-name="ce44" office:value-type="float" office:value="223.8" calcext:value-type="float">
            <text:p>223.8</text:p>
          </table:table-cell>
          <table:table-cell table:style-name="ce44" office:value-type="float" office:value="339.6" calcext:value-type="float">
            <text:p>339.6</text:p>
          </table:table-cell>
          <table:table-cell table:style-name="ce44" office:value-type="float" office:value="342.2" calcext:value-type="float">
            <text:p>342.2</text:p>
          </table:table-cell>
          <table:table-cell table:style-name="ce44" office:value-type="float" office:value="1336.8" calcext:value-type="float">
            <text:p>1336.8</text:p>
          </table:table-cell>
          <table:table-cell table:style-name="ce44" office:value-type="float" office:value="133.4" calcext:value-type="float">
            <text:p>133.4</text:p>
          </table:table-cell>
          <table:table-cell table:style-name="ce44" office:value-type="float" office:value="296" calcext:value-type="float">
            <text:p>296</text:p>
          </table:table-cell>
          <table:table-cell table:style-name="ce44" office:value-type="float" office:value="678.6" calcext:value-type="float">
            <text:p>678.6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44"/>
          <table:table-cell table:style-name="ce44" office:value-type="string" calcext:value-type="string">
            <text:p>concatshort</text:p>
          </table:table-cell>
          <table:table-cell table:style-name="ce44" office:value-type="string" calcext:value-type="string">
            <text:p>concatlong</text:p>
          </table:table-cell>
          <table:table-cell table:style-name="ce44" office:value-type="string" calcext:value-type="string">
            <text:p>substring</text:p>
          </table:table-cell>
          <table:table-cell table:style-name="ce44" office:value-type="string" calcext:value-type="string">
            <text:p>repl</text:p>
          </table:table-cell>
          <table:table-cell table:style-name="ce44" office:value-type="string" calcext:value-type="string">
            <text:p>strlen</text:p>
          </table:table-cell>
          <table:table-cell table:style-name="ce44" office:value-type="string" calcext:value-type="string">
            <text:p>copyshort</text:p>
          </table:table-cell>
          <table:table-cell table:style-name="ce44" office:value-type="string" calcext:value-type="string">
            <text:p>copymedium</text:p>
          </table:table-cell>
          <table:table-cell table:style-name="ce44" office:value-type="string" calcext:value-type="string">
            <text:p>copylong</text:p>
          </table:table-cell>
          <table:table-cell table:style-name="ce44" office:value-type="string" calcext:value-type="string">
            <text:p>concatlitval</text:p>
          </table:table-cell>
          <table:table-cell table:style-name="ce44" office:value-type="string" calcext:value-type="string">
            <text:p>concatvallit</text:p>
          </table:table-cell>
          <table:table-cell table:style-name="ce44" office:value-type="string" calcext:value-type="string">
            <text:p>concatvallitval</text:p>
          </table:table-cell>
          <table:table-cell table:style-name="ce44" office:value-type="string" calcext:value-type="string">
            <text:p>concatlitvallit</text:p>
          </table:table-cell>
          <table:table-cell table:style-name="ce44" office:value-type="string" calcext:value-type="string">
            <text:p>concatnright</text:p>
          </table:table-cell>
          <table:table-cell table:style-name="ce44" office:value-type="string" calcext:value-type="string">
            <text:p>concatnleft</text:p>
          </table:table-cell>
          <table:table-cell table:style-name="ce44" office:value-type="string" calcext:value-type="string">
            <text:p>revers</text:p>
          </table:table-cell>
          <table:table-cell table:style-name="ce44" office:value-type="string" calcext:value-type="string">
            <text:p>readint</text:p>
          </table:table-cell>
          <table:table-cell table:style-name="ce44" office:value-type="string" calcext:value-type="string">
            <text:p>noccurrences</text:p>
          </table:table-cell>
          <table:table-cell table:style-name="ce44" office:value-type="string" calcext:value-type="string">
            <text:p>removevowels</text:p>
          </table:table-cell>
        </table:table-row>
        <table:table-row table:style-name="ro1">
          <table:table-cell table:style-name="ce44" office:value-type="string" calcext:value-type="string">
            <text:p>one</text:p>
          </table:table-cell>
          <table:table-cell table:style-name="ce44" table:formula="of:=[.B2]/100" office:value-type="float" office:value="2.847" calcext:value-type="float">
            <text:p>2.847</text:p>
          </table:table-cell>
          <table:table-cell table:style-name="ce44" table:formula="of:=([.C2]/100)*(10/3)" office:value-type="float" office:value="26.45" calcext:value-type="float">
            <text:p>26.45</text:p>
          </table:table-cell>
          <table:table-cell table:style-name="ce44" table:formula="of:=([.D2]/100)*(10/3)" office:value-type="float" office:value="10.84" calcext:value-type="float">
            <text:p>10.84</text:p>
          </table:table-cell>
          <table:table-cell table:style-name="ce44" table:formula="of:=([.E2]/100)*10" office:value-type="float" office:value="24.55" calcext:value-type="float">
            <text:p>24.55</text:p>
          </table:table-cell>
          <table:table-cell table:style-name="ce44" table:formula="of:=([.F2]/100)*(10/3)" office:value-type="float" office:value="14.0233333333333" calcext:value-type="float">
            <text:p>14.0233333333</text:p>
          </table:table-cell>
          <table:table-cell table:style-name="ce44" table:formula="of:=[.G2]/100" office:value-type="float" office:value="1.463" calcext:value-type="float">
            <text:p>1.463</text:p>
          </table:table-cell>
          <table:table-cell table:style-name="ce44" table:formula="of:=[.H2]/100" office:value-type="float" office:value="2.633" calcext:value-type="float">
            <text:p>2.633</text:p>
          </table:table-cell>
          <table:table-cell table:style-name="ce44" table:formula="of:=([.I2]/100)*(10/3)" office:value-type="float" office:value="13.0333333333333" calcext:value-type="float">
            <text:p>13.0333333333</text:p>
          </table:table-cell>
          <table:table-cell table:style-name="ce44" table:formula="of:=[.J2]/100" office:value-type="float" office:value="3.233" calcext:value-type="float">
            <text:p>3.233</text:p>
          </table:table-cell>
          <table:table-cell table:style-name="ce44" table:formula="of:=[.K2]/100" office:value-type="float" office:value="3.272" calcext:value-type="float">
            <text:p>3.272</text:p>
          </table:table-cell>
          <table:table-cell table:style-name="ce44" table:formula="of:=[.L2]/100" office:value-type="float" office:value="5.04" calcext:value-type="float">
            <text:p>5.04</text:p>
          </table:table-cell>
          <table:table-cell table:style-name="ce44" table:formula="of:=[.M2]/100" office:value-type="float" office:value="3.488" calcext:value-type="float">
            <text:p>3.488</text:p>
          </table:table-cell>
          <table:table-cell table:style-name="ce44" table:formula="of:=[.N2]/100" office:value-type="float" office:value="5.462" calcext:value-type="float">
            <text:p>5.462</text:p>
          </table:table-cell>
          <table:table-cell table:style-name="ce44" table:formula="of:=[.O2]/100" office:value-type="float" office:value="12.013" calcext:value-type="float">
            <text:p>12.013</text:p>
          </table:table-cell>
          <table:table-cell table:style-name="ce44" table:formula="of:=[.P2]/100" office:value-type="float" office:value="10.127" calcext:value-type="float">
            <text:p>10.127</text:p>
          </table:table-cell>
          <table:table-cell table:style-name="ce44" table:formula="of:=([.Q2]/100)*2" office:value-type="float" office:value="2.948" calcext:value-type="float">
            <text:p>2.948</text:p>
          </table:table-cell>
          <table:table-cell table:style-name="ce44" table:formula="of:=([.R2]/100)*10" office:value-type="float" office:value="38.88" calcext:value-type="float">
            <text:p>38.88</text:p>
          </table:table-cell>
          <table:table-cell table:style-name="ce44" table:formula="of:=[.S2]/100" office:value-type="float" office:value="7.42" calcext:value-type="float">
            <text:p>7.42</text:p>
          </table:table-cell>
        </table:table-row>
        <table:table-row table:style-name="ro1">
          <table:table-cell table:style-name="ce44" office:value-type="string" calcext:value-type="string">
            <text:p>two</text:p>
          </table:table-cell>
          <table:table-cell table:style-name="ce44" table:formula="of:=[.B3]/100" office:value-type="float" office:value="2.233" calcext:value-type="float">
            <text:p>2.233</text:p>
          </table:table-cell>
          <table:table-cell table:style-name="ce44" table:formula="of:=([.C3]/100)*(10/3)" office:value-type="float" office:value="23.6766666666667" calcext:value-type="float">
            <text:p>23.6766666667</text:p>
          </table:table-cell>
          <table:table-cell table:style-name="ce44" table:formula="of:=([.D3]/100)*(10/3)" office:value-type="float" office:value="4.3" calcext:value-type="float">
            <text:p>4.3</text:p>
          </table:table-cell>
          <table:table-cell table:style-name="ce44" table:formula="of:=([.E3]/100)*10" office:value-type="float" office:value="15.88" calcext:value-type="float">
            <text:p>15.88</text:p>
          </table:table-cell>
          <table:table-cell table:style-name="ce44" table:formula="of:=([.F3]/100)*(10/3)" office:value-type="float" office:value="7.7" calcext:value-type="float">
            <text:p>7.7</text:p>
          </table:table-cell>
          <table:table-cell table:style-name="ce44" table:formula="of:=[.G3]/100" office:value-type="float" office:value="1.07" calcext:value-type="float">
            <text:p>1.07</text:p>
          </table:table-cell>
          <table:table-cell table:style-name="ce44" table:formula="of:=[.H3]/100" office:value-type="float" office:value="1.783" calcext:value-type="float">
            <text:p>1.783</text:p>
          </table:table-cell>
          <table:table-cell table:style-name="ce44" table:formula="of:=([.I3]/100)*(10/3)" office:value-type="float" office:value="6.50666666666667" calcext:value-type="float">
            <text:p>6.5066666667</text:p>
          </table:table-cell>
          <table:table-cell table:style-name="ce44" table:formula="of:=[.J3]/100" office:value-type="float" office:value="2.865" calcext:value-type="float">
            <text:p>2.865</text:p>
          </table:table-cell>
          <table:table-cell table:style-name="ce44" table:formula="of:=[.K3]/100" office:value-type="float" office:value="2.875" calcext:value-type="float">
            <text:p>2.875</text:p>
          </table:table-cell>
          <table:table-cell table:style-name="ce44" table:formula="of:=[.L3]/100" office:value-type="float" office:value="3.992" calcext:value-type="float">
            <text:p>3.992</text:p>
          </table:table-cell>
          <table:table-cell table:style-name="ce44" table:formula="of:=[.M3]/100" office:value-type="float" office:value="3.153" calcext:value-type="float">
            <text:p>3.153</text:p>
          </table:table-cell>
          <table:table-cell table:style-name="ce44" table:formula="of:=[.N3]/100" office:value-type="float" office:value="4.177" calcext:value-type="float">
            <text:p>4.177</text:p>
          </table:table-cell>
          <table:table-cell table:style-name="ce44" table:formula="of:=[.O3]/100" office:value-type="float" office:value="11.353" calcext:value-type="float">
            <text:p>11.353</text:p>
          </table:table-cell>
          <table:table-cell table:style-name="ce44" table:formula="of:=[.P3]/100" office:value-type="float" office:value="7.91" calcext:value-type="float">
            <text:p>7.91</text:p>
          </table:table-cell>
          <table:table-cell table:style-name="ce44" table:formula="of:=([.Q3]/100)*2" office:value-type="float" office:value="2.646" calcext:value-type="float">
            <text:p>2.646</text:p>
          </table:table-cell>
          <table:table-cell table:style-name="ce44" table:formula="of:=([.R3]/100)*10" office:value-type="float" office:value="29.53" calcext:value-type="float">
            <text:p>29.53</text:p>
          </table:table-cell>
          <table:table-cell table:style-name="ce44" table:formula="of:=[.S3]/100" office:value-type="float" office:value="6.822" calcext:value-type="float">
            <text:p>6.822</text:p>
          </table:table-cell>
        </table:table-row>
        <table:table-row table:style-name="ro1">
          <table:table-cell table:style-name="ce44" office:value-type="string" calcext:value-type="string">
            <text:p>three</text:p>
          </table:table-cell>
          <table:table-cell table:style-name="ce44" table:formula="of:=[.B4]/100" office:value-type="float" office:value="1.85" calcext:value-type="float">
            <text:p>1.85</text:p>
          </table:table-cell>
          <table:table-cell table:style-name="ce44" table:formula="of:=([.C4]/100)*(10/3)" office:value-type="float" office:value="8.32" calcext:value-type="float">
            <text:p>8.32</text:p>
          </table:table-cell>
          <table:table-cell table:style-name="ce44" table:formula="of:=([.D4]/100)*(10/3)" office:value-type="float" office:value="4.24" calcext:value-type="float">
            <text:p>4.24</text:p>
          </table:table-cell>
          <table:table-cell table:style-name="ce44" table:formula="of:=([.E4]/100)*10" office:value-type="float" office:value="15.4" calcext:value-type="float">
            <text:p>15.4</text:p>
          </table:table-cell>
          <table:table-cell table:style-name="ce44" table:formula="of:=([.F4]/100)*(10/3)" office:value-type="float" office:value="7.80666666666667" calcext:value-type="float">
            <text:p>7.8066666667</text:p>
          </table:table-cell>
          <table:table-cell table:style-name="ce44" table:formula="of:=[.G4]/100" office:value-type="float" office:value="1.092" calcext:value-type="float">
            <text:p>1.092</text:p>
          </table:table-cell>
          <table:table-cell table:style-name="ce44" table:formula="of:=[.H4]/100" office:value-type="float" office:value="1.618" calcext:value-type="float">
            <text:p>1.618</text:p>
          </table:table-cell>
          <table:table-cell table:style-name="ce44" table:formula="of:=([.I4]/100)*(10/3)" office:value-type="float" office:value="5.91333333333333" calcext:value-type="float">
            <text:p>5.9133333333</text:p>
          </table:table-cell>
          <table:table-cell table:style-name="ce44" table:formula="of:=[.J4]/100" office:value-type="float" office:value="1.986" calcext:value-type="float">
            <text:p>1.986</text:p>
          </table:table-cell>
          <table:table-cell table:style-name="ce44" table:formula="of:=[.K4]/100" office:value-type="float" office:value="1.942" calcext:value-type="float">
            <text:p>1.942</text:p>
          </table:table-cell>
          <table:table-cell table:style-name="ce44" table:formula="of:=[.L4]/100" office:value-type="float" office:value="2.162" calcext:value-type="float">
            <text:p>2.162</text:p>
          </table:table-cell>
          <table:table-cell table:style-name="ce44" table:formula="of:=[.M4]/100" office:value-type="float" office:value="2.238" calcext:value-type="float">
            <text:p>2.238</text:p>
          </table:table-cell>
          <table:table-cell table:style-name="ce44" table:formula="of:=[.N4]/100" office:value-type="float" office:value="3.396" calcext:value-type="float">
            <text:p>3.396</text:p>
          </table:table-cell>
          <table:table-cell table:style-name="ce44" table:formula="of:=[.O4]/100" office:value-type="float" office:value="3.422" calcext:value-type="float">
            <text:p>3.422</text:p>
          </table:table-cell>
          <table:table-cell table:style-name="ce44" table:formula="of:=[.P4]/100" office:value-type="float" office:value="13.368" calcext:value-type="float">
            <text:p>13.368</text:p>
          </table:table-cell>
          <table:table-cell table:style-name="ce44" table:formula="of:=([.Q4]/100)*2" office:value-type="float" office:value="2.668" calcext:value-type="float">
            <text:p>2.668</text:p>
          </table:table-cell>
          <table:table-cell table:style-name="ce44" table:formula="of:=([.R4]/100)*10" office:value-type="float" office:value="29.6" calcext:value-type="float">
            <text:p>29.6</text:p>
          </table:table-cell>
          <table:table-cell table:style-name="ce44" table:formula="of:=[.S4]/100" office:value-type="float" office:value="6.786" calcext:value-type="float">
            <text:p>6.786</text:p>
          </table:table-cell>
        </table:table-row>
        <table:table-row table:style-name="ro1" table:number-rows-repeated="51">
          <table:table-cell table:number-columns-repeated="19"/>
        </table:table-row>
        <table:table-row table:style-name="ro1">
          <table:table-cell table:style-name="ce44"/>
          <table:table-cell table:style-name="ce44" office:value-type="string" calcext:value-type="string">
            <text:p>concatshort</text:p>
          </table:table-cell>
          <table:table-cell table:style-name="ce44" office:value-type="string" calcext:value-type="string">
            <text:p>concatlong</text:p>
          </table:table-cell>
          <table:table-cell table:style-name="ce44" office:value-type="string" calcext:value-type="string">
            <text:p>substring</text:p>
          </table:table-cell>
          <table:table-cell table:style-name="ce44" office:value-type="string" calcext:value-type="string">
            <text:p>repl</text:p>
          </table:table-cell>
          <table:table-cell table:style-name="ce44" office:value-type="string" calcext:value-type="string">
            <text:p>strlen</text:p>
          </table:table-cell>
          <table:table-cell table:style-name="ce44" office:value-type="string" calcext:value-type="string">
            <text:p>copyshort</text:p>
          </table:table-cell>
          <table:table-cell table:style-name="ce44" office:value-type="string" calcext:value-type="string">
            <text:p>copymedium</text:p>
          </table:table-cell>
          <table:table-cell table:style-name="ce44" office:value-type="string" calcext:value-type="string">
            <text:p>copylong</text:p>
          </table:table-cell>
          <table:table-cell table:style-name="ce44" office:value-type="string" calcext:value-type="string">
            <text:p>concatlitval</text:p>
          </table:table-cell>
          <table:table-cell table:style-name="ce44" office:value-type="string" calcext:value-type="string">
            <text:p>concatvallit</text:p>
          </table:table-cell>
          <table:table-cell table:style-name="ce44" office:value-type="string" calcext:value-type="string">
            <text:p>concatvallitval</text:p>
          </table:table-cell>
          <table:table-cell table:style-name="ce44" office:value-type="string" calcext:value-type="string">
            <text:p>concatlitvallit</text:p>
          </table:table-cell>
          <table:table-cell table:style-name="ce44" office:value-type="string" calcext:value-type="string">
            <text:p>concatnright</text:p>
          </table:table-cell>
          <table:table-cell table:style-name="ce44" office:value-type="string" calcext:value-type="string">
            <text:p>concatnleft</text:p>
          </table:table-cell>
          <table:table-cell table:style-name="ce44" office:value-type="string" calcext:value-type="string">
            <text:p>revers</text:p>
          </table:table-cell>
          <table:table-cell table:style-name="ce44" office:value-type="string" calcext:value-type="string">
            <text:p>readint</text:p>
          </table:table-cell>
          <table:table-cell table:style-name="ce44" office:value-type="string" calcext:value-type="string">
            <text:p>noccurrences</text:p>
          </table:table-cell>
          <table:table-cell table:style-name="ce44" office:value-type="string" calcext:value-type="string">
            <text:p>removevowels</text:p>
          </table:table-cell>
        </table:table-row>
        <table:table-row table:style-name="ro1">
          <table:table-cell table:style-name="ce44" office:value-type="string" calcext:value-type="string">
            <text:p>one</text:p>
          </table:table-cell>
          <table:table-cell table:style-name="ce44" table:formula="of:=([.B10]/[.B12])*100" office:value-type="float" office:value="153.891891891892" calcext:value-type="float">
            <text:p>153.8918918919</text:p>
          </table:table-cell>
          <table:table-cell table:style-name="ce44" table:formula="of:=([.C10]/[.C12])*100" office:value-type="float" office:value="317.908653846154" calcext:value-type="float">
            <text:p>317.9086538462</text:p>
          </table:table-cell>
          <table:table-cell table:style-name="ce44" table:formula="of:=([.D10]/[.D12])*100" office:value-type="float" office:value="255.660377358491" calcext:value-type="float">
            <text:p>255.6603773585</text:p>
          </table:table-cell>
          <table:table-cell table:style-name="ce44" table:formula="of:=([.E10]/[.E12])*100" office:value-type="float" office:value="159.415584415584" calcext:value-type="float">
            <text:p>159.4155844156</text:p>
          </table:table-cell>
          <table:table-cell table:style-name="ce44" table:formula="of:=([.F10]/[.F12])*100" office:value-type="float" office:value="179.632792485055" calcext:value-type="float">
            <text:p>179.6327924851</text:p>
          </table:table-cell>
          <table:table-cell table:style-name="ce44" table:formula="of:=([.G10]/[.G12])*100" office:value-type="float" office:value="133.974358974359" calcext:value-type="float">
            <text:p>133.9743589744</text:p>
          </table:table-cell>
          <table:table-cell table:style-name="ce44" table:formula="of:=([.H10]/[.H12])*100" office:value-type="float" office:value="162.731767614339" calcext:value-type="float">
            <text:p>162.7317676143</text:p>
          </table:table-cell>
          <table:table-cell table:style-name="ce44" table:formula="of:=([.I10]/[.I12])*100" office:value-type="float" office:value="220.405862457723" calcext:value-type="float">
            <text:p>220.4058624577</text:p>
          </table:table-cell>
          <table:table-cell table:style-name="ce44" table:formula="of:=([.J10]/[.J12])*100" office:value-type="float" office:value="162.789526686808" calcext:value-type="float">
            <text:p>162.7895266868</text:p>
          </table:table-cell>
          <table:table-cell table:style-name="ce44" table:formula="of:=([.K10]/[.K12])*100" office:value-type="float" office:value="168.486096807415" calcext:value-type="float">
            <text:p>168.4860968074</text:p>
          </table:table-cell>
          <table:table-cell table:style-name="ce44" table:formula="of:=([.L10]/[.L12])*100" office:value-type="float" office:value="233.117483811286" calcext:value-type="float">
            <text:p>233.1174838113</text:p>
          </table:table-cell>
          <table:table-cell table:style-name="ce44" table:formula="of:=([.M10]/[.M12])*100" office:value-type="float" office:value="155.853440571939" calcext:value-type="float">
            <text:p>155.8534405719</text:p>
          </table:table-cell>
          <table:table-cell table:style-name="ce44" table:formula="of:=([.N10]/[.N12])*100" office:value-type="float" office:value="160.836277974087" calcext:value-type="float">
            <text:p>160.8362779741</text:p>
          </table:table-cell>
          <table:table-cell table:style-name="ce44" table:formula="of:=([.O10]/[.O12])*100" office:value-type="float" office:value="351.052016364699" calcext:value-type="float">
            <text:p>351.0520163647</text:p>
          </table:table-cell>
          <table:table-cell table:style-name="ce44" table:formula="of:=([.P10]/[.P12])*100" office:value-type="float" office:value="75.7555356074207" calcext:value-type="float">
            <text:p>75.7555356074</text:p>
          </table:table-cell>
          <table:table-cell table:style-name="ce44" table:formula="of:=([.Q10]/[.Q12])*100" office:value-type="float" office:value="110.494752623688" calcext:value-type="float">
            <text:p>110.4947526237</text:p>
          </table:table-cell>
          <table:table-cell table:style-name="ce44" table:formula="of:=([.R10]/[.R12])*100" office:value-type="float" office:value="131.351351351351" calcext:value-type="float">
            <text:p>131.3513513514</text:p>
          </table:table-cell>
          <table:table-cell table:style-name="ce44" table:formula="of:=([.S10]/[.S12])*100" office:value-type="float" office:value="109.342764515178" calcext:value-type="float">
            <text:p>109.3427645152</text:p>
          </table:table-cell>
        </table:table-row>
        <table:table-row table:style-name="ro1">
          <table:table-cell table:style-name="ce44" office:value-type="string" calcext:value-type="string">
            <text:p>two</text:p>
          </table:table-cell>
          <table:table-cell table:style-name="ce44" table:formula="of:=([.B11]/[.B12])*100" office:value-type="float" office:value="120.702702702703" calcext:value-type="float">
            <text:p>120.7027027027</text:p>
          </table:table-cell>
          <table:table-cell table:style-name="ce44" table:formula="of:=([.C11]/[.C12])*100" office:value-type="float" office:value="284.57532051282" calcext:value-type="float">
            <text:p>284.5753205128</text:p>
          </table:table-cell>
          <table:table-cell table:style-name="ce44" table:formula="of:=([.D11]/[.D12])*100" office:value-type="float" office:value="101.415094339623" calcext:value-type="float">
            <text:p>101.4150943396</text:p>
          </table:table-cell>
          <table:table-cell table:style-name="ce44" table:formula="of:=([.E11]/[.E12])*100" office:value-type="float" office:value="103.116883116883" calcext:value-type="float">
            <text:p>103.1168831169</text:p>
          </table:table-cell>
          <table:table-cell table:style-name="ce44" table:formula="of:=([.F11]/[.F12])*100" office:value-type="float" office:value="98.6336464560205" calcext:value-type="float">
            <text:p>98.633646456</text:p>
          </table:table-cell>
          <table:table-cell table:style-name="ce44" table:formula="of:=([.G11]/[.G12])*100" office:value-type="float" office:value="97.985347985348" calcext:value-type="float">
            <text:p>97.9853479853</text:p>
          </table:table-cell>
          <table:table-cell table:style-name="ce44" table:formula="of:=([.H11]/[.H12])*100" office:value-type="float" office:value="110.197775030902" calcext:value-type="float">
            <text:p>110.1977750309</text:p>
          </table:table-cell>
          <table:table-cell table:style-name="ce44" table:formula="of:=([.I11]/[.I12])*100" office:value-type="float" office:value="110.033821871477" calcext:value-type="float">
            <text:p>110.0338218715</text:p>
          </table:table-cell>
          <table:table-cell table:style-name="ce44" table:formula="of:=([.J11]/[.J12])*100" office:value-type="float" office:value="144.259818731118" calcext:value-type="float">
            <text:p>144.2598187311</text:p>
          </table:table-cell>
          <table:table-cell table:style-name="ce44" table:formula="of:=([.K11]/[.K12])*100" office:value-type="float" office:value="148.043254376931" calcext:value-type="float">
            <text:p>148.0432543769</text:p>
          </table:table-cell>
          <table:table-cell table:style-name="ce44" table:formula="of:=([.L11]/[.L12])*100" office:value-type="float" office:value="184.643848288622" calcext:value-type="float">
            <text:p>184.6438482886</text:p>
          </table:table-cell>
          <table:table-cell table:style-name="ce44" table:formula="of:=([.M11]/[.M12])*100" office:value-type="float" office:value="140.88471849866" calcext:value-type="float">
            <text:p>140.8847184987</text:p>
          </table:table-cell>
          <table:table-cell table:style-name="ce44" table:formula="of:=([.N11]/[.N12])*100" office:value-type="float" office:value="122.997644287397" calcext:value-type="float">
            <text:p>122.9976442874</text:p>
          </table:table-cell>
          <table:table-cell table:style-name="ce44" table:formula="of:=([.O11]/[.O12])*100" office:value-type="float" office:value="331.765049678551" calcext:value-type="float">
            <text:p>331.7650496786</text:p>
          </table:table-cell>
          <table:table-cell table:style-name="ce44" table:formula="of:=([.P11]/[.P12])*100" office:value-type="float" office:value="59.1711549970078" calcext:value-type="float">
            <text:p>59.171154997</text:p>
          </table:table-cell>
          <table:table-cell table:style-name="ce44" table:formula="of:=([.Q11]/[.Q12])*100" office:value-type="float" office:value="99.1754122938531" calcext:value-type="float">
            <text:p>99.1754122939</text:p>
          </table:table-cell>
          <table:table-cell table:style-name="ce44" table:formula="of:=([.R11]/[.R12])*100" office:value-type="float" office:value="99.7635135135135" calcext:value-type="float">
            <text:p>99.7635135135</text:p>
          </table:table-cell>
          <table:table-cell table:style-name="ce44" table:formula="of:=([.S11]/[.S12])*100" office:value-type="float" office:value="100.53050397878" calcext:value-type="float">
            <text:p>100.5305039788</text:p>
          </table:table-cell>
        </table:table-row>
        <table:table-row table:style-name="ro1">
          <table:table-cell table:style-name="ce44" office:value-type="string" calcext:value-type="string">
            <text:p>three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  <table:table-cell table:style-name="ce44" table:formula="of:=100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sans" svg:font-family="'Luxi sans'" style:font-family-generic="swiss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7:53:54.590619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08:40:41.312739079</meta:creation-date>
    <dc:date>2017-08-14T18:51:03.081097001</dc:date>
    <meta:editing-duration>PT10H33M10S</meta:editing-duration>
    <meta:editing-cycles>7</meta:editing-cycles>
    <meta:generator>LibreOffice/5.1.6.2$Linux_X86_64 LibreOffice_project/10m0$Build-2</meta:generator>
    <meta:document-statistic meta:table-count="5" meta:cell-count="78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03cm" svg:height="7.81cm" xlink:href=".." xlink:type="simple" chart:class="chart:bar" chart:style-name="ch1">
        <chart:legend chart:legend-position="bottom" svg:x="5.946cm" svg:y="6.868cm" style:legend-expansion="wide" chart:style-name="ch2"/>
        <chart:plot-area chart:style-name="ch3" table:cell-range-address="exp1.A2:exp1.L7" chart:data-source-has-labels="both" svg:x="1.815cm" svg:y="0.156cm" svg:width="23.276cm" svg:height="6.556cm">
          <chartooo:coordinate-region svg:x="2.304cm" svg:y="0.382cm" svg:width="22.787cm" svg:height="5.63cm"/>
          <chart:axis chart:dimension="x" chart:name="primary-x" chart:style-name="ch4" chartooo:axis-type="auto">
            <chartooo:date-scale/>
            <chart:categories table:cell-range-address="exp1.B2:exp1.L2"/>
          </chart:axis>
          <chart:axis chart:dimension="y" chart:name="primary-y" chart:style-name="ch5">
            <chart:title svg:x="0.451cm" svg:y="5.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3:exp1.L3" chart:label-cell-address="exp1.A3:exp1.A3" chart:class="chart:bar">
            <chart:data-point chart:repeated="11"/>
          </chart:series>
          <chart:series chart:style-name="ch9" chart:values-cell-range-address="exp1.B4:exp1.L4" chart:label-cell-address="exp1.A4:exp1.A4" chart:class="chart:bar">
            <chart:data-point chart:repeated="11"/>
          </chart:series>
          <chart:series chart:style-name="ch10" chart:values-cell-range-address="exp1.B5:exp1.L5" chart:label-cell-address="exp1.A5:exp1.A5" chart:class="chart:bar">
            <chart:data-point chart:repeated="11"/>
          </chart:series>
          <chart:series chart:style-name="ch11" chart:values-cell-range-address="exp1.B6:exp1.L6" chart:label-cell-address="exp1.A6:exp1.A6" chart:class="chart:bar">
            <chart:data-point chart:repeated="11"/>
          </chart:series>
          <chart:series chart:style-name="ch12" chart:values-cell-range-address="exp1.B7:exp1.L7" chart:label-cell-address="exp1.A7:exp1.A7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1.B2:exp1.L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3:exp1.A3</svg:desc>
                </draw:g>
              </table:table-cell>
              <table:table-cell office:value-type="float" office:value="1">
                <text:p>1</text:p>
                <draw:g>
                  <svg:desc>exp1.B3:exp1.L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vm pragma</text:p>
                <draw:g>
                  <svg:desc>exp1.A4:exp1.A4</svg:desc>
                </draw:g>
              </table:table-cell>
              <table:table-cell office:value-type="float" office:value="3.33475783475783">
                <text:p>3.33475783475783</text:p>
                <draw:g>
                  <svg:desc>exp1.B4:exp1.L4</svg:desc>
                </draw:g>
              </table:table-cell>
              <table:table-cell office:value-type="float" office:value="3.34035087719298">
                <text:p>3.34035087719298</text:p>
              </table:table-cell>
              <table:table-cell office:value-type="float" office:value="3.30901582931865">
                <text:p>3.30901582931865</text:p>
              </table:table-cell>
              <table:table-cell office:value-type="float" office:value="3.20879120879121">
                <text:p>3.20879120879121</text:p>
              </table:table-cell>
              <table:table-cell office:value-type="float" office:value="3.06795077581594">
                <text:p>3.06795077581594</text:p>
              </table:table-cell>
              <table:table-cell office:value-type="float" office:value="3.26938239159001">
                <text:p>3.26938239159001</text:p>
              </table:table-cell>
              <table:table-cell office:value-type="float" office:value="3.0259671436142">
                <text:p>3.0259671436142</text:p>
              </table:table-cell>
              <table:table-cell office:value-type="float" office:value="3.07222222222222">
                <text:p>3.07222222222222</text:p>
              </table:table-cell>
              <table:table-cell office:value-type="float" office:value="4.23234624145786">
                <text:p>4.23234624145786</text:p>
              </table:table-cell>
              <table:table-cell office:value-type="float" office:value="3.81299385425812">
                <text:p>3.81299385425812</text:p>
              </table:table-cell>
              <table:table-cell office:value-type="float" office:value="3.38882743362832">
                <text:p>3.38882743362832</text:p>
              </table:table-cell>
            </table:table-row>
            <table:table-row>
              <table:table-cell office:value-type="string">
                <text:p>ncomp</text:p>
                <draw:g>
                  <svg:desc>exp1.A5:exp1.A5</svg:desc>
                </draw:g>
              </table:table-cell>
              <table:table-cell office:value-type="float" office:value="1.03928967813541">
                <text:p>1.03928967813541</text:p>
                <draw:g>
                  <svg:desc>exp1.B5:exp1.L5</svg:desc>
                </draw:g>
              </table:table-cell>
              <table:table-cell office:value-type="float" office:value="1.03523270987386">
                <text:p>1.03523270987386</text:p>
              </table:table-cell>
              <table:table-cell office:value-type="float" office:value="1.05392371766769">
                <text:p>1.05392371766769</text:p>
              </table:table-cell>
              <table:table-cell office:value-type="float" office:value="1.0564824120603">
                <text:p>1.0564824120603</text:p>
              </table:table-cell>
              <table:table-cell office:value-type="float" office:value="1.1218939542164">
                <text:p>1.1218939542164</text:p>
              </table:table-cell>
              <table:table-cell office:value-type="float" office:value="1.05156382079459">
                <text:p>1.05156382079459</text:p>
              </table:table-cell>
              <table:table-cell office:value-type="float" office:value="1.10189116171362">
                <text:p>1.10189116171362</text:p>
              </table:table-cell>
              <table:table-cell office:value-type="float" office:value="1.11178126256534">
                <text:p>1.11178126256534</text:p>
              </table:table-cell>
              <table:table-cell office:value-type="float" office:value="0.961946673569764">
                <text:p>0.961946673569764</text:p>
              </table:table-cell>
              <table:table-cell office:value-type="float" office:value="1.00509141402453">
                <text:p>1.00509141402453</text:p>
              </table:table-cell>
              <table:table-cell office:value-type="float" office:value="1.23652875882947">
                <text:p>1.23652875882947</text:p>
              </table:table-cell>
            </table:table-row>
            <table:table-row>
              <table:table-cell office:value-type="string">
                <text:p>ncomp pragma</text:p>
                <draw:g>
                  <svg:desc>exp1.A6:exp1.A6</svg:desc>
                </draw:g>
              </table:table-cell>
              <table:table-cell office:value-type="float" office:value="3.39029688631427">
                <text:p>3.39029688631427</text:p>
                <draw:g>
                  <svg:desc>exp1.B6:exp1.L6</svg:desc>
                </draw:g>
              </table:table-cell>
              <table:table-cell office:value-type="float" office:value="3.25581395348837">
                <text:p>3.25581395348837</text:p>
              </table:table-cell>
              <table:table-cell office:value-type="float" office:value="3.35988819007687">
                <text:p>3.35988819007687</text:p>
              </table:table-cell>
              <table:table-cell office:value-type="float" office:value="3.37139191789609">
                <text:p>3.37139191789609</text:p>
              </table:table-cell>
              <table:table-cell office:value-type="float" office:value="3.30489913544669">
                <text:p>3.30489913544669</text:p>
              </table:table-cell>
              <table:table-cell office:value-type="float" office:value="3.36899119837508">
                <text:p>3.36899119837508</text:p>
              </table:table-cell>
              <table:table-cell office:value-type="float" office:value="3.31398723157284">
                <text:p>3.31398723157284</text:p>
              </table:table-cell>
              <table:table-cell office:value-type="float" office:value="3.39472068753837">
                <text:p>3.39472068753837</text:p>
              </table:table-cell>
              <table:table-cell office:value-type="float" office:value="3.675568743818">
                <text:p>3.675568743818</text:p>
              </table:table-cell>
              <table:table-cell office:value-type="float" office:value="3.45505171042164">
                <text:p>3.45505171042164</text:p>
              </table:table-cell>
              <table:table-cell office:value-type="float" office:value="3.83656856606137">
                <text:p>3.83656856606137</text:p>
              </table:table-cell>
            </table:table-row>
            <table:table-row>
              <table:table-cell office:value-type="string">
                <text:p>truffle</text:p>
                <draw:g>
                  <svg:desc>exp1.A7:exp1.A7</svg:desc>
                </draw:g>
              </table:table-cell>
              <table:table-cell office:value-type="float" office:value="6.22606382978723">
                <text:p>6.22606382978723</text:p>
                <draw:g>
                  <svg:desc>exp1.B7:exp1.L7</svg:desc>
                </draw:g>
              </table:table-cell>
              <table:table-cell office:value-type="float" office:value="6.45861601085482">
                <text:p>6.45861601085482</text:p>
              </table:table-cell>
              <table:table-cell office:value-type="float" office:value="6.24415584415584">
                <text:p>6.24415584415584</text:p>
              </table:table-cell>
              <table:table-cell office:value-type="float" office:value="6.50495049504951">
                <text:p>6.50495049504951</text:p>
              </table:table-cell>
              <table:table-cell office:value-type="float" office:value="6.30803080308031">
                <text:p>6.30803080308031</text:p>
              </table:table-cell>
              <table:table-cell office:value-type="float" office:value="5.84037558685446">
                <text:p>5.84037558685446</text:p>
              </table:table-cell>
              <table:table-cell office:value-type="float" office:value="6.10042735042735">
                <text:p>6.10042735042735</text:p>
              </table:table-cell>
              <table:table-cell office:value-type="float" office:value="6.1926091825308">
                <text:p>6.1926091825308</text:p>
              </table:table-cell>
              <table:table-cell office:value-type="float" office:value="7.50707070707071">
                <text:p>7.50707070707071</text:p>
              </table:table-cell>
              <table:table-cell office:value-type="float" office:value="6.85015772870663">
                <text:p>6.85015772870663</text:p>
              </table:table-cell>
              <table:table-cell office:value-type="float" office:value="7.07505773672056">
                <text:p>7.07505773672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738cm" svg:height="9.277cm" xlink:href=".." xlink:type="simple" chart:class="chart:bar" chart:style-name="ch1">
        <chart:legend chart:legend-position="end" svg:x="29.216cm" svg:y="3.841cm" style:legend-expansion="high" chart:style-name="ch2"/>
        <chart:plot-area chart:style-name="ch3" table:cell-range-address="exp3c.A9:exp3c.S12" chart:data-source-has-labels="both" svg:x="0.614cm" svg:y="0.185cm" svg:width="27.988cm" svg:height="8.907cm">
          <chartooo:coordinate-region svg:x="1.268cm" svg:y="0.185cm" svg:width="27.334cm" svg:height="6.625cm"/>
          <chart:axis chart:dimension="x" chart:name="primary-x" chart:style-name="ch4" chartooo:axis-type="auto">
            <chartooo:date-scale/>
            <chart:categories table:cell-range-address="exp3c.B9:exp3c.S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10:exp3c.S10" chart:label-cell-address="exp3c.A10:exp3c.A10" chart:class="chart:bar">
            <chart:data-point chart:repeated="18"/>
          </chart:series>
          <chart:series chart:style-name="ch8" chart:values-cell-range-address="exp3c.B11:exp3c.S11" chart:label-cell-address="exp3c.A11:exp3c.A11" chart:class="chart:bar">
            <chart:data-point chart:repeated="18"/>
          </chart:series>
          <chart:series chart:style-name="ch9" chart:values-cell-range-address="exp3c.B12:exp3c.S12" chart:label-cell-address="exp3c.A12:exp3c.A12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9:exp3c.S9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</text:p>
              </table:table-cell>
              <table:table-cell office:value-type="string">
                <text:p>strlen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10:exp3c.A10</svg:desc>
                </draw:g>
              </table:table-cell>
              <table:table-cell office:value-type="float" office:value="2.847">
                <text:p>2.847</text:p>
                <draw:g>
                  <svg:desc>exp3c.B10:exp3c.S10</svg:desc>
                </draw:g>
              </table:table-cell>
              <table:table-cell office:value-type="float" office:value="26.45">
                <text:p>26.45</text:p>
              </table:table-cell>
              <table:table-cell office:value-type="float" office:value="10.84">
                <text:p>10.84</text:p>
              </table:table-cell>
              <table:table-cell office:value-type="float" office:value="24.55">
                <text:p>24.55</text:p>
              </table:table-cell>
              <table:table-cell office:value-type="float" office:value="14.0233333333333">
                <text:p>14.0233333333333</text:p>
              </table:table-cell>
              <table:table-cell office:value-type="float" office:value="1.463">
                <text:p>1.463</text:p>
              </table:table-cell>
              <table:table-cell office:value-type="float" office:value="2.633">
                <text:p>2.633</text:p>
              </table:table-cell>
              <table:table-cell office:value-type="float" office:value="13.0333333333333">
                <text:p>13.0333333333333</text:p>
              </table:table-cell>
              <table:table-cell office:value-type="float" office:value="3.233">
                <text:p>3.233</text:p>
              </table:table-cell>
              <table:table-cell office:value-type="float" office:value="3.272">
                <text:p>3.272</text:p>
              </table:table-cell>
              <table:table-cell office:value-type="float" office:value="5.04">
                <text:p>5.04</text:p>
              </table:table-cell>
              <table:table-cell office:value-type="float" office:value="3.488">
                <text:p>3.488</text:p>
              </table:table-cell>
              <table:table-cell office:value-type="float" office:value="5.462">
                <text:p>5.462</text:p>
              </table:table-cell>
              <table:table-cell office:value-type="float" office:value="12.013">
                <text:p>12.013</text:p>
              </table:table-cell>
              <table:table-cell office:value-type="float" office:value="10.127">
                <text:p>10.127</text:p>
              </table:table-cell>
              <table:table-cell office:value-type="float" office:value="2.948">
                <text:p>2.948</text:p>
              </table:table-cell>
              <table:table-cell office:value-type="float" office:value="38.88">
                <text:p>38.88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two</text:p>
                <draw:g>
                  <svg:desc>exp3c.A11:exp3c.A11</svg:desc>
                </draw:g>
              </table:table-cell>
              <table:table-cell office:value-type="float" office:value="2.233">
                <text:p>2.233</text:p>
                <draw:g>
                  <svg:desc>exp3c.B11:exp3c.S11</svg:desc>
                </draw:g>
              </table:table-cell>
              <table:table-cell office:value-type="float" office:value="23.6766666666667">
                <text:p>23.6766666666667</text:p>
              </table:table-cell>
              <table:table-cell office:value-type="float" office:value="4.3">
                <text:p>4.3</text:p>
              </table:table-cell>
              <table:table-cell office:value-type="float" office:value="15.88">
                <text:p>15.88</text:p>
              </table:table-cell>
              <table:table-cell office:value-type="float" office:value="7.7">
                <text:p>7.7</text:p>
              </table:table-cell>
              <table:table-cell office:value-type="float" office:value="1.07">
                <text:p>1.07</text:p>
              </table:table-cell>
              <table:table-cell office:value-type="float" office:value="1.783">
                <text:p>1.783</text:p>
              </table:table-cell>
              <table:table-cell office:value-type="float" office:value="6.50666666666667">
                <text:p>6.50666666666667</text:p>
              </table:table-cell>
              <table:table-cell office:value-type="float" office:value="2.865">
                <text:p>2.865</text:p>
              </table:table-cell>
              <table:table-cell office:value-type="float" office:value="2.875">
                <text:p>2.875</text:p>
              </table:table-cell>
              <table:table-cell office:value-type="float" office:value="3.992">
                <text:p>3.992</text:p>
              </table:table-cell>
              <table:table-cell office:value-type="float" office:value="3.153">
                <text:p>3.153</text:p>
              </table:table-cell>
              <table:table-cell office:value-type="float" office:value="4.177">
                <text:p>4.177</text:p>
              </table:table-cell>
              <table:table-cell office:value-type="float" office:value="11.353">
                <text:p>11.353</text:p>
              </table:table-cell>
              <table:table-cell office:value-type="float" office:value="7.91">
                <text:p>7.91</text:p>
              </table:table-cell>
              <table:table-cell office:value-type="float" office:value="2.646">
                <text:p>2.646</text:p>
              </table:table-cell>
              <table:table-cell office:value-type="float" office:value="29.53">
                <text:p>29.53</text:p>
              </table:table-cell>
              <table:table-cell office:value-type="float" office:value="6.822">
                <text:p>6.822</text:p>
              </table:table-cell>
            </table:table-row>
            <table:table-row>
              <table:table-cell office:value-type="string">
                <text:p>three</text:p>
                <draw:g>
                  <svg:desc>exp3c.A12:exp3c.A12</svg:desc>
                </draw:g>
              </table:table-cell>
              <table:table-cell office:value-type="float" office:value="1.85">
                <text:p>1.85</text:p>
                <draw:g>
                  <svg:desc>exp3c.B12:exp3c.S12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  <table:table-cell office:value-type="float" office:value="3.396">
                <text:p>3.396</text:p>
              </table:table-cell>
              <table:table-cell office:value-type="float" office:value="3.422">
                <text:p>3.422</text:p>
              </table:table-cell>
              <table:table-cell office:value-type="float" office:value="13.368">
                <text:p>13.368</text:p>
              </table:table-cell>
              <table:table-cell office:value-type="float" office:value="2.668">
                <text:p>2.668</text:p>
              </table:table-cell>
              <table:table-cell office:value-type="float" office:value="29.6">
                <text:p>29.6</text:p>
              </table:table-cell>
              <table:table-cell office:value-type="float" office:value="6.786">
                <text:p>6.7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219cm" svg:height="8.959cm" xlink:href=".." xlink:type="simple" chart:class="chart:bar" chart:style-name="ch1">
        <chart:legend chart:legend-position="end" svg:x="25.697cm" svg:y="3.682cm" style:legend-expansion="high" chart:style-name="ch2"/>
        <chart:plot-area chart:style-name="ch3" table:cell-range-address="exp3c.A1:exp3c.S4" chart:data-source-has-labels="both" svg:x="0.544cm" svg:y="0.179cm" svg:width="24.609cm" svg:height="8.601cm">
          <chartooo:coordinate-region svg:x="1.536cm" svg:y="0.179cm" svg:width="23.617cm" svg:height="6.319cm"/>
          <chart:axis chart:dimension="x" chart:name="primary-x" chart:style-name="ch4" chartooo:axis-type="auto">
            <chartooo:date-scale/>
            <chart:categories table:cell-range-address="exp3c.B1:exp3c.S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2:exp3c.S2" chart:label-cell-address="exp3c.A2:exp3c.A2" chart:class="chart:bar">
            <chart:data-point chart:repeated="18"/>
          </chart:series>
          <chart:series chart:style-name="ch8" chart:values-cell-range-address="exp3c.B3:exp3c.S3" chart:label-cell-address="exp3c.A3:exp3c.A3" chart:class="chart:bar">
            <chart:data-point chart:repeated="18"/>
          </chart:series>
          <chart:series chart:style-name="ch9" chart:values-cell-range-address="exp3c.B4:exp3c.S4" chart:label-cell-address="exp3c.A4:exp3c.A4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1:exp3c.S1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</text:p>
              </table:table-cell>
              <table:table-cell office:value-type="string">
                <text:p>strlen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2:exp3c.A2</svg:desc>
                </draw:g>
              </table:table-cell>
              <table:table-cell office:value-type="float" office:value="284.7">
                <text:p>284.7</text:p>
                <draw:g>
                  <svg:desc>exp3c.B2:exp3c.S2</svg:desc>
                </draw:g>
              </table:table-cell>
              <table:table-cell office:value-type="float" office:value="793.5">
                <text:p>793.5</text:p>
              </table:table-cell>
              <table:table-cell office:value-type="float" office:value="325.2">
                <text:p>325.2</text:p>
              </table:table-cell>
              <table:table-cell office:value-type="float" office:value="245.5">
                <text:p>245.5</text:p>
              </table:table-cell>
              <table:table-cell office:value-type="float" office:value="420.7">
                <text:p>420.7</text:p>
              </table:table-cell>
              <table:table-cell office:value-type="float" office:value="146.3">
                <text:p>146.3</text:p>
              </table:table-cell>
              <table:table-cell office:value-type="float" office:value="263.3">
                <text:p>263.3</text:p>
              </table:table-cell>
              <table:table-cell office:value-type="float" office:value="391">
                <text:p>391</text:p>
              </table:table-cell>
              <table:table-cell office:value-type="float" office:value="323.3">
                <text:p>323.3</text:p>
              </table:table-cell>
              <table:table-cell office:value-type="float" office:value="327.2">
                <text:p>327.2</text:p>
              </table:table-cell>
              <table:table-cell office:value-type="float" office:value="504">
                <text:p>504</text:p>
              </table:table-cell>
              <table:table-cell office:value-type="float" office:value="348.8">
                <text:p>348.8</text:p>
              </table:table-cell>
              <table:table-cell office:value-type="float" office:value="546.2">
                <text:p>546.2</text:p>
              </table:table-cell>
              <table:table-cell office:value-type="float" office:value="1201.3">
                <text:p>1201.3</text:p>
              </table:table-cell>
              <table:table-cell office:value-type="float" office:value="1012.7">
                <text:p>1012.7</text:p>
              </table:table-cell>
              <table:table-cell office:value-type="float" office:value="147.4">
                <text:p>147.4</text:p>
              </table:table-cell>
              <table:table-cell office:value-type="float" office:value="388.8">
                <text:p>388.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two</text:p>
                <draw:g>
                  <svg:desc>exp3c.A3:exp3c.A3</svg:desc>
                </draw:g>
              </table:table-cell>
              <table:table-cell office:value-type="float" office:value="223.3">
                <text:p>223.3</text:p>
                <draw:g>
                  <svg:desc>exp3c.B3:exp3c.S3</svg:desc>
                </draw:g>
              </table:table-cell>
              <table:table-cell office:value-type="float" office:value="710.3">
                <text:p>710.3</text:p>
              </table:table-cell>
              <table:table-cell office:value-type="float" office:value="129">
                <text:p>129</text:p>
              </table:table-cell>
              <table:table-cell office:value-type="float" office:value="158.8">
                <text:p>158.8</text:p>
              </table:table-cell>
              <table:table-cell office:value-type="float" office:value="231">
                <text:p>231</text:p>
              </table:table-cell>
              <table:table-cell office:value-type="float" office:value="107">
                <text:p>107</text:p>
              </table:table-cell>
              <table:table-cell office:value-type="float" office:value="178.3">
                <text:p>178.3</text:p>
              </table:table-cell>
              <table:table-cell office:value-type="float" office:value="195.2">
                <text:p>195.2</text:p>
              </table:table-cell>
              <table:table-cell office:value-type="float" office:value="286.5">
                <text:p>286.5</text:p>
              </table:table-cell>
              <table:table-cell office:value-type="float" office:value="287.5">
                <text:p>287.5</text:p>
              </table:table-cell>
              <table:table-cell office:value-type="float" office:value="399.2">
                <text:p>399.2</text:p>
              </table:table-cell>
              <table:table-cell office:value-type="float" office:value="315.3">
                <text:p>315.3</text:p>
              </table:table-cell>
              <table:table-cell office:value-type="float" office:value="417.7">
                <text:p>417.7</text:p>
              </table:table-cell>
              <table:table-cell office:value-type="float" office:value="1135.3">
                <text:p>1135.3</text:p>
              </table:table-cell>
              <table:table-cell office:value-type="float" office:value="791">
                <text:p>791</text:p>
              </table:table-cell>
              <table:table-cell office:value-type="float" office:value="132.3">
                <text:p>132.3</text:p>
              </table:table-cell>
              <table:table-cell office:value-type="float" office:value="295.3">
                <text:p>295.3</text:p>
              </table:table-cell>
              <table:table-cell office:value-type="float" office:value="682.2">
                <text:p>682.2</text:p>
              </table:table-cell>
            </table:table-row>
            <table:table-row>
              <table:table-cell office:value-type="string">
                <text:p>three</text:p>
                <draw:g>
                  <svg:desc>exp3c.A4:exp3c.A4</svg:desc>
                </draw:g>
              </table:table-cell>
              <table:table-cell office:value-type="float" office:value="185">
                <text:p>185</text:p>
                <draw:g>
                  <svg:desc>exp3c.B4:exp3c.S4</svg:desc>
                </draw:g>
              </table:table-cell>
              <table:table-cell office:value-type="float" office:value="249.6">
                <text:p>249.6</text:p>
              </table:table-cell>
              <table:table-cell office:value-type="float" office:value="127.2">
                <text:p>127.2</text:p>
              </table:table-cell>
              <table:table-cell office:value-type="float" office:value="154">
                <text:p>154</text:p>
              </table:table-cell>
              <table:table-cell office:value-type="float" office:value="234.2">
                <text:p>234.2</text:p>
              </table:table-cell>
              <table:table-cell office:value-type="float" office:value="109.2">
                <text:p>109.2</text:p>
              </table:table-cell>
              <table:table-cell office:value-type="float" office:value="161.8">
                <text:p>161.8</text:p>
              </table:table-cell>
              <table:table-cell office:value-type="float" office:value="177.4">
                <text:p>177.4</text:p>
              </table:table-cell>
              <table:table-cell office:value-type="float" office:value="198.6">
                <text:p>198.6</text:p>
              </table:table-cell>
              <table:table-cell office:value-type="float" office:value="194.2">
                <text:p>194.2</text:p>
              </table:table-cell>
              <table:table-cell office:value-type="float" office:value="216.2">
                <text:p>216.2</text:p>
              </table:table-cell>
              <table:table-cell office:value-type="float" office:value="223.8">
                <text:p>223.8</text:p>
              </table:table-cell>
              <table:table-cell office:value-type="float" office:value="339.6">
                <text:p>339.6</text:p>
              </table:table-cell>
              <table:table-cell office:value-type="float" office:value="342.2">
                <text:p>342.2</text:p>
              </table:table-cell>
              <table:table-cell office:value-type="float" office:value="1336.8">
                <text:p>1336.8</text:p>
              </table:table-cell>
              <table:table-cell office:value-type="float" office:value="133.4">
                <text:p>133.4</text:p>
              </table:table-cell>
              <table:table-cell office:value-type="float" office:value="296">
                <text:p>296</text:p>
              </table:table-cell>
              <table:table-cell office:value-type="float" office:value="678.6">
                <text:p>678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62cm" svg:height="9.829cm" xlink:href=".." xlink:type="simple" chart:class="chart:bar" chart:style-name="ch1">
        <chart:legend chart:legend-position="end" svg:x="28.74cm" svg:y="4.117cm" style:legend-expansion="high" chart:style-name="ch2"/>
        <chart:plot-area chart:style-name="ch3" table:cell-range-address="exp3c.A64:exp3c.S67" chart:data-source-has-labels="both" svg:x="0.605cm" svg:y="0.196cm" svg:width="27.53cm" svg:height="9.437cm">
          <chartooo:coordinate-region svg:x="1.412cm" svg:y="0.196cm" svg:width="26.723cm" svg:height="7.155cm"/>
          <chart:axis chart:dimension="x" chart:name="primary-x" chart:style-name="ch4" chartooo:axis-type="auto">
            <chartooo:date-scale/>
            <chart:categories table:cell-range-address="exp3c.B64:exp3c.S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65:exp3c.S65" chart:label-cell-address="exp3c.A65:exp3c.A65" chart:class="chart:bar">
            <chart:data-point chart:repeated="18"/>
          </chart:series>
          <chart:series chart:style-name="ch8" chart:values-cell-range-address="exp3c.B66:exp3c.S66" chart:label-cell-address="exp3c.A66:exp3c.A66" chart:class="chart:bar">
            <chart:data-point chart:repeated="18"/>
          </chart:series>
          <chart:series chart:style-name="ch9" chart:values-cell-range-address="exp3c.B67:exp3c.S67" chart:label-cell-address="exp3c.A67:exp3c.A67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64:exp3c.S64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</text:p>
              </table:table-cell>
              <table:table-cell office:value-type="string">
                <text:p>strlen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65:exp3c.A65</svg:desc>
                </draw:g>
              </table:table-cell>
              <table:table-cell office:value-type="float" office:value="153.891891891892">
                <text:p>153.891891891892</text:p>
                <draw:g>
                  <svg:desc>exp3c.B65:exp3c.S65</svg:desc>
                </draw:g>
              </table:table-cell>
              <table:table-cell office:value-type="float" office:value="317.908653846154">
                <text:p>317.908653846154</text:p>
              </table:table-cell>
              <table:table-cell office:value-type="float" office:value="255.660377358491">
                <text:p>255.660377358491</text:p>
              </table:table-cell>
              <table:table-cell office:value-type="float" office:value="159.415584415584">
                <text:p>159.415584415584</text:p>
              </table:table-cell>
              <table:table-cell office:value-type="float" office:value="179.632792485055">
                <text:p>179.632792485055</text:p>
              </table:table-cell>
              <table:table-cell office:value-type="float" office:value="133.974358974359">
                <text:p>133.974358974359</text:p>
              </table:table-cell>
              <table:table-cell office:value-type="float" office:value="162.731767614339">
                <text:p>162.731767614339</text:p>
              </table:table-cell>
              <table:table-cell office:value-type="float" office:value="220.405862457723">
                <text:p>220.405862457723</text:p>
              </table:table-cell>
              <table:table-cell office:value-type="float" office:value="162.789526686808">
                <text:p>162.789526686808</text:p>
              </table:table-cell>
              <table:table-cell office:value-type="float" office:value="168.486096807415">
                <text:p>168.486096807415</text:p>
              </table:table-cell>
              <table:table-cell office:value-type="float" office:value="233.117483811286">
                <text:p>233.117483811286</text:p>
              </table:table-cell>
              <table:table-cell office:value-type="float" office:value="155.853440571939">
                <text:p>155.853440571939</text:p>
              </table:table-cell>
              <table:table-cell office:value-type="float" office:value="160.836277974087">
                <text:p>160.836277974087</text:p>
              </table:table-cell>
              <table:table-cell office:value-type="float" office:value="351.052016364699">
                <text:p>351.052016364699</text:p>
              </table:table-cell>
              <table:table-cell office:value-type="float" office:value="75.7555356074207">
                <text:p>75.7555356074207</text:p>
              </table:table-cell>
              <table:table-cell office:value-type="float" office:value="110.494752623688">
                <text:p>110.494752623688</text:p>
              </table:table-cell>
              <table:table-cell office:value-type="float" office:value="131.351351351351">
                <text:p>131.351351351351</text:p>
              </table:table-cell>
              <table:table-cell office:value-type="float" office:value="109.342764515178">
                <text:p>109.342764515178</text:p>
              </table:table-cell>
            </table:table-row>
            <table:table-row>
              <table:table-cell office:value-type="string">
                <text:p>two</text:p>
                <draw:g>
                  <svg:desc>exp3c.A66:exp3c.A66</svg:desc>
                </draw:g>
              </table:table-cell>
              <table:table-cell office:value-type="float" office:value="120.702702702703">
                <text:p>120.702702702703</text:p>
                <draw:g>
                  <svg:desc>exp3c.B66:exp3c.S66</svg:desc>
                </draw:g>
              </table:table-cell>
              <table:table-cell office:value-type="float" office:value="284.57532051282">
                <text:p>284.57532051282</text:p>
              </table:table-cell>
              <table:table-cell office:value-type="float" office:value="101.415094339623">
                <text:p>101.415094339623</text:p>
              </table:table-cell>
              <table:table-cell office:value-type="float" office:value="103.116883116883">
                <text:p>103.116883116883</text:p>
              </table:table-cell>
              <table:table-cell office:value-type="float" office:value="98.6336464560205">
                <text:p>98.6336464560205</text:p>
              </table:table-cell>
              <table:table-cell office:value-type="float" office:value="97.985347985348">
                <text:p>97.985347985348</text:p>
              </table:table-cell>
              <table:table-cell office:value-type="float" office:value="110.197775030902">
                <text:p>110.197775030902</text:p>
              </table:table-cell>
              <table:table-cell office:value-type="float" office:value="110.033821871477">
                <text:p>110.033821871477</text:p>
              </table:table-cell>
              <table:table-cell office:value-type="float" office:value="144.259818731118">
                <text:p>144.259818731118</text:p>
              </table:table-cell>
              <table:table-cell office:value-type="float" office:value="148.043254376931">
                <text:p>148.043254376931</text:p>
              </table:table-cell>
              <table:table-cell office:value-type="float" office:value="184.643848288622">
                <text:p>184.643848288622</text:p>
              </table:table-cell>
              <table:table-cell office:value-type="float" office:value="140.88471849866">
                <text:p>140.88471849866</text:p>
              </table:table-cell>
              <table:table-cell office:value-type="float" office:value="122.997644287397">
                <text:p>122.997644287397</text:p>
              </table:table-cell>
              <table:table-cell office:value-type="float" office:value="331.765049678551">
                <text:p>331.765049678551</text:p>
              </table:table-cell>
              <table:table-cell office:value-type="float" office:value="59.1711549970078">
                <text:p>59.1711549970078</text:p>
              </table:table-cell>
              <table:table-cell office:value-type="float" office:value="99.1754122938531">
                <text:p>99.1754122938531</text:p>
              </table:table-cell>
              <table:table-cell office:value-type="float" office:value="99.7635135135135">
                <text:p>99.7635135135135</text:p>
              </table:table-cell>
              <table:table-cell office:value-type="float" office:value="100.53050397878">
                <text:p>100.53050397878</text:p>
              </table:table-cell>
            </table:table-row>
            <table:table-row>
              <table:table-cell office:value-type="string">
                <text:p>three</text:p>
                <draw:g>
                  <svg:desc>exp3c.A67:exp3c.A67</svg:desc>
                </draw:g>
              </table:table-cell>
              <table:table-cell office:value-type="float" office:value="100">
                <text:p>100</text:p>
                <draw:g>
                  <svg:desc>exp3c.B67:exp3c.S6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28cm" svg:height="7.412cm" xlink:href=".." xlink:type="simple" chart:class="chart:bar" chart:style-name="ch1">
        <chart:legend chart:legend-position="end" svg:x="15.248cm" svg:y="2.013cm" style:legend-expansion="high" chart:style-name="ch2"/>
        <chart:plot-area chart:style-name="ch3" table:cell-range-address="exp1.A38:exp1.F43" chart:data-source-has-labels="both" svg:x="1.695cm" svg:y="0.148cm" svg:width="13.161cm" svg:height="7.116cm">
          <chartooo:coordinate-region svg:x="2.422cm" svg:y="0.374cm" svg:width="12.434cm" svg:height="6.19cm"/>
          <chart:axis chart:dimension="x" chart:name="primary-x" chart:style-name="ch4" chartooo:axis-type="auto">
            <chartooo:date-scale/>
            <chart:categories table:cell-range-address="exp1.B38:exp1.F38"/>
          </chart:axis>
          <chart:axis chart:dimension="y" chart:name="primary-y" chart:style-name="ch5">
            <chart:title svg:x="0.451cm" svg:y="5.872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39:exp1.F39" chart:label-cell-address="exp1.A39:exp1.A39" chart:class="chart:bar">
            <chart:data-point chart:repeated="5"/>
          </chart:series>
          <chart:series chart:style-name="ch9" chart:values-cell-range-address="exp1.B40:exp1.F40" chart:label-cell-address="exp1.A40:exp1.A40" chart:class="chart:bar">
            <chart:data-point chart:repeated="5"/>
          </chart:series>
          <chart:series chart:style-name="ch10" chart:values-cell-range-address="exp1.B41:exp1.F41" chart:label-cell-address="exp1.A41:exp1.A41" chart:class="chart:bar">
            <chart:data-point chart:repeated="5"/>
          </chart:series>
          <chart:series chart:style-name="ch11" chart:values-cell-range-address="exp1.B42:exp1.F42" chart:label-cell-address="exp1.A42:exp1.A42" chart:class="chart:bar">
            <chart:data-point chart:repeated="5"/>
          </chart:series>
          <chart:series chart:style-name="ch12" chart:values-cell-range-address="exp1.B43:exp1.F43" chart:label-cell-address="exp1.A43:exp1.A4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exp1.B38:exp1.F38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39:exp1.A39</svg:desc>
                </draw:g>
              </table:table-cell>
              <table:table-cell office:value-type="float" office:value="1">
                <text:p>1</text:p>
                <draw:g>
                  <svg:desc>exp1.B39:exp1.F3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vm pragma</text:p>
                <draw:g>
                  <svg:desc>exp1.A40:exp1.A40</svg:desc>
                </draw:g>
              </table:table-cell>
              <table:table-cell office:value-type="float" office:value="2.48066528066528">
                <text:p>2.48066528066528</text:p>
                <draw:g>
                  <svg:desc>exp1.B40:exp1.F40</svg:desc>
                </draw:g>
              </table:table-cell>
              <table:table-cell office:value-type="float" office:value="2.16468993561505">
                <text:p>2.16468993561505</text:p>
              </table:table-cell>
              <table:table-cell office:value-type="float" office:value="2.31669793621013">
                <text:p>2.31669793621013</text:p>
              </table:table-cell>
              <table:table-cell office:value-type="float" office:value="1.50154117129018">
                <text:p>1.50154117129018</text:p>
              </table:table-cell>
              <table:table-cell office:value-type="float" office:value="0.906476524375799">
                <text:p>0.906476524375799</text:p>
              </table:table-cell>
            </table:table-row>
            <table:table-row>
              <table:table-cell office:value-type="string">
                <text:p>ncomp</text:p>
                <draw:g>
                  <svg:desc>exp1.A41:exp1.A41</svg:desc>
                </draw:g>
              </table:table-cell>
              <table:table-cell office:value-type="float" office:value="1.17765495459929">
                <text:p>1.17765495459929</text:p>
                <draw:g>
                  <svg:desc>exp1.B41:exp1.F41</svg:desc>
                </draw:g>
              </table:table-cell>
              <table:table-cell office:value-type="float" office:value="1.36554082941428">
                <text:p>1.36554082941428</text:p>
              </table:table-cell>
              <table:table-cell office:value-type="float" office:value="1.31417624521073">
                <text:p>1.31417624521073</text:p>
              </table:table-cell>
              <table:table-cell office:value-type="float" office:value="2.08392748013852">
                <text:p>2.08392748013852</text:p>
              </table:table-cell>
              <table:table-cell office:value-type="float" office:value="4.45990675990676">
                <text:p>4.45990675990676</text:p>
              </table:table-cell>
            </table:table-row>
            <table:table-row>
              <table:table-cell office:value-type="string">
                <text:p>ncomp pragma</text:p>
                <draw:g>
                  <svg:desc>exp1.A42:exp1.A42</svg:desc>
                </draw:g>
              </table:table-cell>
              <table:table-cell office:value-type="float" office:value="3.01770359129995">
                <text:p>3.01770359129995</text:p>
                <draw:g>
                  <svg:desc>exp1.B42:exp1.F42</svg:desc>
                </draw:g>
              </table:table-cell>
              <table:table-cell office:value-type="float" office:value="4.108038585209">
                <text:p>4.108038585209</text:p>
              </table:table-cell>
              <table:table-cell office:value-type="float" office:value="3.90018951358181">
                <text:p>3.90018951358181</text:p>
              </table:table-cell>
              <table:table-cell office:value-type="float" office:value="5.79931972789116">
                <text:p>5.79931972789116</text:p>
              </table:table-cell>
              <table:table-cell office:value-type="float" office:value="5.49167623421355">
                <text:p>5.49167623421355</text:p>
              </table:table-cell>
            </table:table-row>
            <table:table-row>
              <table:table-cell office:value-type="string">
                <text:p>truffle</text:p>
                <draw:g>
                  <svg:desc>exp1.A43:exp1.A43</svg:desc>
                </draw:g>
              </table:table-cell>
              <table:table-cell office:value-type="float" office:value="8.01881720430107">
                <text:p>8.01881720430107</text:p>
                <draw:g>
                  <svg:desc>exp1.B43:exp1.F43</svg:desc>
                </draw:g>
              </table:table-cell>
              <table:table-cell office:value-type="float" office:value="8.01505646173149">
                <text:p>8.01505646173149</text:p>
              </table:table-cell>
              <table:table-cell office:value-type="float" office:value="7.6695652173913">
                <text:p>7.6695652173913</text:p>
              </table:table-cell>
              <table:table-cell office:value-type="float" office:value="12.2661870503597">
                <text:p>12.2661870503597</text:p>
              </table:table-cell>
              <table:table-cell office:value-type="float" office:value="17.8746263079223">
                <text:p>17.8746263079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84cm" svg:height="6.461cm" xlink:href=".." xlink:type="simple" chart:class="chart:bar" chart:style-name="ch1">
        <chart:legend chart:legend-position="end" svg:x="10.504cm" svg:y="1.537cm" style:legend-expansion="high" chart:style-name="ch2"/>
        <chart:plot-area chart:style-name="ch3" table:cell-range-address="exp1.A74:exp1.C79" chart:data-source-has-labels="both" svg:x="1.6cm" svg:y="0.129cm" svg:width="8.607cm" svg:height="6.203cm">
          <chartooo:coordinate-region svg:x="2.327cm" svg:y="0.355cm" svg:width="7.88cm" svg:height="5.277cm"/>
          <chart:axis chart:dimension="x" chart:name="primary-x" chart:style-name="ch4" chartooo:axis-type="auto">
            <chartooo:date-scale/>
            <chart:categories table:cell-range-address="exp1.B74:exp1.C74"/>
          </chart:axis>
          <chart:axis chart:dimension="y" chart:name="primary-y" chart:style-name="ch5">
            <chart:title svg:x="0.451cm" svg:y="5.39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75:exp1.C75" chart:label-cell-address="exp1.A75:exp1.A75" chart:class="chart:bar">
            <chart:data-point chart:repeated="2"/>
          </chart:series>
          <chart:series chart:style-name="ch9" chart:values-cell-range-address="exp1.B76:exp1.C76" chart:label-cell-address="exp1.A76:exp1.A76" chart:class="chart:bar">
            <chart:data-point chart:repeated="2"/>
          </chart:series>
          <chart:series chart:style-name="ch10" chart:values-cell-range-address="exp1.B77:exp1.C77" chart:label-cell-address="exp1.A77:exp1.A77" chart:class="chart:bar">
            <chart:data-point chart:repeated="2"/>
          </chart:series>
          <chart:series chart:style-name="ch11" chart:values-cell-range-address="exp1.B78:exp1.C78" chart:label-cell-address="exp1.A78:exp1.A78" chart:class="chart:bar">
            <chart:data-point chart:repeated="2"/>
          </chart:series>
          <chart:series chart:style-name="ch12" chart:values-cell-range-address="exp1.B79:exp1.C79" chart:label-cell-address="exp1.A79:exp1.A79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exp1.B74:exp1.C74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75:exp1.A75</svg:desc>
                </draw:g>
              </table:table-cell>
              <table:table-cell office:value-type="float" office:value="1">
                <text:p>1</text:p>
                <draw:g>
                  <svg:desc>exp1.B75:exp1.C75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vm pragma</text:p>
                <draw:g>
                  <svg:desc>exp1.A76:exp1.A76</svg:desc>
                </draw:g>
              </table:table-cell>
              <table:table-cell office:value-type="float" office:value="0.999730820995962">
                <text:p>0.999730820995962</text:p>
                <draw:g>
                  <svg:desc>exp1.B76:exp1.C76</svg:desc>
                </draw:g>
              </table:table-cell>
              <table:table-cell office:value-type="float" office:value="1.00203311065931">
                <text:p>1.00203311065931</text:p>
              </table:table-cell>
            </table:table-row>
            <table:table-row>
              <table:table-cell office:value-type="string">
                <text:p>ncomp</text:p>
                <draw:g>
                  <svg:desc>exp1.A77:exp1.A77</svg:desc>
                </draw:g>
              </table:table-cell>
              <table:table-cell office:value-type="float" office:value="6.59680284191829">
                <text:p>6.59680284191829</text:p>
                <draw:g>
                  <svg:desc>exp1.B77:exp1.C77</svg:desc>
                </draw:g>
              </table:table-cell>
              <table:table-cell office:value-type="float" office:value="6.99797160243408">
                <text:p>6.99797160243408</text:p>
              </table:table-cell>
            </table:table-row>
            <table:table-row>
              <table:table-cell office:value-type="string">
                <text:p>ncomp pragma</text:p>
                <draw:g>
                  <svg:desc>exp1.A78:exp1.A78</svg:desc>
                </draw:g>
              </table:table-cell>
              <table:table-cell office:value-type="float" office:value="6.64400715563506">
                <text:p>6.64400715563506</text:p>
                <draw:g>
                  <svg:desc>exp1.B78:exp1.C78</svg:desc>
                </draw:g>
              </table:table-cell>
              <table:table-cell office:value-type="float" office:value="7.01219512195122">
                <text:p>7.01219512195122</text:p>
              </table:table-cell>
            </table:table-row>
            <table:table-row>
              <table:table-cell office:value-type="string">
                <text:p>truffle</text:p>
                <draw:g>
                  <svg:desc>exp1.A79:exp1.A79</svg:desc>
                </draw:g>
              </table:table-cell>
              <table:table-cell office:value-type="float" office:value="23.8076923076923">
                <text:p>23.8076923076923</text:p>
                <draw:g>
                  <svg:desc>exp1.B79:exp1.C79</svg:desc>
                </draw:g>
              </table:table-cell>
              <table:table-cell office:value-type="float" office:value="19.6022727272727">
                <text:p>19.6022727272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14pt" style:font-size-asian="10pt" style:font-size-complex="10pt"/>
    </style:style>
    <style:style style:name="ch5" style:family="chart" style:data-style-name="N124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781cm" svg:height="10.127cm" xlink:href="." xlink:type="simple" chart:class="chart:bar" chart:style-name="ch1">
        <chart:legend chart:legend-position="bottom" svg:x="4.799cm" svg:y="8.74cm" style:legend-expansion="wide" chart:style-name="ch2"/>
        <chart:plot-area chart:style-name="ch3" chart:data-source-has-labels="both" svg:x="0.575cm" svg:y="0.202cm" svg:width="27.631cm" svg:height="8.336cm">
          <chartooo:coordinate-region svg:x="2.043cm" svg:y="1.009cm" svg:width="26.163cm" svg:height="7.30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series chart:style-name="ch11" chart:values-cell-range-address="local-table.$F$2:.$F$6" chart:label-cell-address="local-table.$F$1" chart:class="chart:bar">
            <chart:data-point chart:repeated="5"/>
          </chart:series>
          <chart:series chart:style-name="ch12" chart:values-cell-range-address="local-table.$G$2:.$G$6" chart:label-cell-address="local-table.$G$1" chart:class="chart:bar">
            <chart:data-point chart:repeated="5"/>
          </chart:series>
          <chart:series chart:style-name="ch13" chart:values-cell-range-address="local-table.$H$2:.$H$6" chart:label-cell-address="local-table.$H$1" chart:class="chart:bar">
            <chart:data-point chart:repeated="5"/>
          </chart:series>
          <chart:series chart:style-name="ch14" chart:values-cell-range-address="local-table.$I$2:.$I$6" chart:label-cell-address="local-table.$I$1" chart:class="chart:bar">
            <chart:data-point chart:repeated="5"/>
          </chart:series>
          <chart:series chart:style-name="ch15" chart:values-cell-range-address="local-table.$J$2:.$J$6" chart:label-cell-address="local-table.$J$1" chart:class="chart:bar">
            <chart:data-point chart:repeated="5"/>
          </chart:series>
          <chart:series chart:style-name="ch16" chart:values-cell-range-address="local-table.$K$2:.$K$6" chart:label-cell-address="local-table.$K$1" chart:class="chart:bar">
            <chart:data-point chart:repeated="5"/>
          </chart:series>
          <chart:series chart:style-name="ch17" chart:values-cell-range-address="local-table.$L$2:.$L$6" chart:label-cell-address="local-table.$L$1" chart:class="chart:bar">
            <chart:data-point chart:repeated="5"/>
          </chart:series>
          <chart:series chart:style-name="ch18" chart:values-cell-range-address="local-table.$M$2:.$M$6" chart:label-cell-address="local-table.$M$1" chart:class="chart:bar">
            <chart:data-point chart:repeated="5"/>
          </chart:series>
          <chart:series chart:style-name="ch7" chart:values-cell-range-address="local-table.$N$2:.$N$6" chart:label-cell-address="local-table.$N$1" chart:class="chart:bar">
            <chart:data-point chart:repeated="5"/>
          </chart:series>
          <chart:series chart:style-name="ch8" chart:values-cell-range-address="local-table.$O$2:.$O$6" chart:label-cell-address="local-table.$O$1" chart:class="chart:bar">
            <chart:data-point chart:repeated="5"/>
          </chart:series>
          <chart:series chart:style-name="ch9" chart:values-cell-range-address="local-table.$P$2:.$P$6" chart:label-cell-address="local-table.$P$1" chart:class="chart:bar">
            <chart:data-point chart:repeated="5"/>
          </chart:series>
          <chart:series chart:style-name="ch10" chart:values-cell-range-address="local-table.$Q$2:.$Q$6" chart:label-cell-address="local-table.$Q$1" chart:class="chart:bar">
            <chart:data-point chart:repeated="5"/>
          </chart:series>
          <chart:series chart:style-name="ch11" chart:values-cell-range-address="local-table.$R$2:.$R$6" chart:label-cell-address="local-table.$R$1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84cm" svg:height="7.332cm" xlink:href=".." xlink:type="simple" chart:class="chart:bar" chart:style-name="ch1">
        <chart:legend chart:legend-position="bottom" svg:x="9.469cm" svg:y="6.549cm" style:legend-expansion="wide" chart:style-name="ch2"/>
        <chart:plot-area chart:style-name="ch3" table:cell-range-address="exp2.B2:exp2.R7 exp2.A3:exp2.A7" chart:data-source-has-labels="both" svg:x="0.567cm" svg:y="0.146cm" svg:width="27.25cm" svg:height="6.257cm">
          <chartooo:coordinate-region svg:x="1.797cm" svg:y="0.345cm" svg:width="25.832cm" svg:height="5.013cm"/>
          <chart:axis chart:dimension="x" chart:name="primary-x" chart:style-name="ch4" chartooo:axis-type="auto">
            <chartooo:date-scale/>
            <chart:categories table:cell-range-address="exp2.B2:exp2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.B3:exp2.R3" chart:label-cell-address="exp2.A3:exp2.A3" chart:class="chart:bar">
            <chart:data-point chart:repeated="17"/>
          </chart:series>
          <chart:series chart:style-name="ch8" chart:values-cell-range-address="exp2.B4:exp2.R4" chart:label-cell-address="exp2.A4:exp2.A4" chart:class="chart:bar">
            <chart:data-point chart:repeated="17"/>
          </chart:series>
          <chart:series chart:style-name="ch9" chart:values-cell-range-address="exp2.B5:exp2.R5" chart:label-cell-address="exp2.A5:exp2.A5" chart:class="chart:bar">
            <chart:data-point chart:repeated="17"/>
          </chart:series>
          <chart:series chart:style-name="ch10" chart:values-cell-range-address="exp2.B6:exp2.R6" chart:label-cell-address="exp2.A6:exp2.A6" chart:class="chart:bar">
            <chart:data-point chart:repeated="17"/>
          </chart:series>
          <chart:series chart:style-name="ch11" chart:values-cell-range-address="exp2.B7:exp2.R7" chart:label-cell-address="exp2.A7:exp2.A7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2:exp2.R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2.A3:exp2.A3</svg:desc>
                </draw:g>
              </table:table-cell>
              <table:table-cell office:value-type="float" office:value="0.0221839328020677">
                <text:p>0.0221839328020677</text:p>
                <draw:g>
                  <svg:desc>exp2.B3:exp2.R3</svg:desc>
                </draw:g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  <draw:g>
                  <svg:desc>exp2.A4:exp2.A4</svg:desc>
                </draw:g>
              </table:table-cell>
              <table:table-cell office:value-type="float" office:value="0.101742160278746">
                <text:p>0.101742160278746</text:p>
                <draw:g>
                  <svg:desc>exp2.B4:exp2.R4</svg:desc>
                </draw:g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  <draw:g>
                  <svg:desc>exp2.A5:exp2.A5</svg:desc>
                </draw:g>
              </table:table-cell>
              <table:table-cell office:value-type="float" office:value="-0.00133988387673061">
                <text:p>-0.00133988387673061</text:p>
                <draw:g>
                  <svg:desc>exp2.B5:exp2.R5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  <draw:g>
                  <svg:desc>exp2.A6:exp2.A6</svg:desc>
                </draw:g>
              </table:table-cell>
              <table:table-cell office:value-type="float" office:value="-0.0174418604651163">
                <text:p>-0.0174418604651163</text:p>
                <draw:g>
                  <svg:desc>exp2.B6:exp2.R6</svg:desc>
                </draw:g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  <draw:g>
                  <svg:desc>exp2.A7:exp2.A7</svg:desc>
                </draw:g>
              </table:table-cell>
              <table:table-cell office:value-type="float" office:value="-0.0203252032520325">
                <text:p>-0.0203252032520325</text:p>
                <draw:g>
                  <svg:desc>exp2.B7:exp2.R7</svg:desc>
                </draw:g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end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78cm" svg:height="10.785cm" xlink:href=".." xlink:type="simple" chart:class="chart:line" chart:style-name="ch1">
        <chart:legend chart:legend-position="bottom" svg:x="4.386cm" svg:y="9.949cm" style:legend-expansion="wide" chart:style-name="ch2"/>
        <chart:plot-area chart:style-name="ch3" table:cell-range-address="exp2.B2:exp2.R7 exp2.A3:exp2.A7" chart:data-source-has-labels="both" svg:x="0.457cm" svg:y="0.215cm" svg:width="21.964cm" svg:height="9.519cm">
          <chartooo:coordinate-region svg:x="1.925cm" svg:y="1.367cm" svg:width="19.357cm" svg:height="8.142cm"/>
          <chart:axis chart:dimension="x" chart:name="primary-x" chart:style-name="ch4" chartooo:axis-type="auto">
            <chartooo:date-scale/>
            <chart:categories table:cell-range-address="exp2.B2:exp2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.B3:exp2.R3" chart:label-cell-address="exp2.A3:exp2.A3" chart:class="chart:line">
            <chart:data-point chart:repeated="17"/>
          </chart:series>
          <chart:series chart:style-name="ch8" chart:values-cell-range-address="exp2.B4:exp2.R4" chart:label-cell-address="exp2.A4:exp2.A4" chart:class="chart:line">
            <chart:data-point chart:repeated="17"/>
          </chart:series>
          <chart:series chart:style-name="ch9" chart:values-cell-range-address="exp2.B5:exp2.R5" chart:label-cell-address="exp2.A5:exp2.A5" chart:class="chart:line">
            <chart:data-point chart:repeated="17"/>
          </chart:series>
          <chart:series chart:style-name="ch10" chart:values-cell-range-address="exp2.B6:exp2.R6" chart:label-cell-address="exp2.A6:exp2.A6" chart:class="chart:line">
            <chart:data-point chart:repeated="17"/>
          </chart:series>
          <chart:series chart:style-name="ch11" chart:values-cell-range-address="exp2.B7:exp2.R7" chart:label-cell-address="exp2.A7:exp2.A7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2:exp2.R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2.A3:exp2.A3</svg:desc>
                </draw:g>
              </table:table-cell>
              <table:table-cell office:value-type="float" office:value="0.0221839328020677">
                <text:p>0.0221839328020677</text:p>
                <draw:g>
                  <svg:desc>exp2.B3:exp2.R3</svg:desc>
                </draw:g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  <draw:g>
                  <svg:desc>exp2.A4:exp2.A4</svg:desc>
                </draw:g>
              </table:table-cell>
              <table:table-cell office:value-type="float" office:value="0.101742160278746">
                <text:p>0.101742160278746</text:p>
                <draw:g>
                  <svg:desc>exp2.B4:exp2.R4</svg:desc>
                </draw:g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  <draw:g>
                  <svg:desc>exp2.A5:exp2.A5</svg:desc>
                </draw:g>
              </table:table-cell>
              <table:table-cell office:value-type="float" office:value="-0.00133988387673061">
                <text:p>-0.00133988387673061</text:p>
                <draw:g>
                  <svg:desc>exp2.B5:exp2.R5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  <draw:g>
                  <svg:desc>exp2.A6:exp2.A6</svg:desc>
                </draw:g>
              </table:table-cell>
              <table:table-cell office:value-type="float" office:value="-0.0174418604651163">
                <text:p>-0.0174418604651163</text:p>
                <draw:g>
                  <svg:desc>exp2.B6:exp2.R6</svg:desc>
                </draw:g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  <draw:g>
                  <svg:desc>exp2.A7:exp2.A7</svg:desc>
                </draw:g>
              </table:table-cell>
              <table:table-cell office:value-type="float" office:value="-0.0203252032520325">
                <text:p>-0.0203252032520325</text:p>
                <draw:g>
                  <svg:desc>exp2.B7:exp2.R7</svg:desc>
                </draw:g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27cm" svg:height="10.015cm" xlink:href="." xlink:type="simple" chart:class="chart:bar" chart:style-name="ch1">
        <chart:legend chart:legend-position="top" svg:x="5.458cm" svg:y="0.185cm" style:legend-expansion="wide" chart:style-name="ch2"/>
        <chart:plot-area chart:style-name="ch3" chart:data-source-has-labels="both" svg:x="1.689cm" svg:y="1.142cm" svg:width="17.252cm" svg:height="8.673cm">
          <chartooo:coordinate-region svg:x="2.416cm" svg:y="1.368cm" svg:width="16.082cm" svg:height="7.296cm"/>
          <chart:axis chart:dimension="x" chart:name="primary-x" chart:style-name="ch4" chartooo:axis-type="auto">
            <chartooo:date-scale/>
            <chart:categories table:cell-range-address="local-table.$B$1:.$P$1"/>
          </chart:axis>
          <chart:axis chart:dimension="y" chart:name="primary-y" chart:style-name="ch5">
            <chart:title svg:x="0.451cm" svg:y="8.729cm" chart:style-name="ch6">
              <text:p>Execution time (normalized)</text:p>
            </chart:title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 NULL</text:p>
              </table:table-cell>
              <table:table-cell office:value-type="float" office:value="101.480484522207">
                <text:p>101.480484522207</text:p>
              </table:table-cell>
              <table:table-cell office:value-type="float" office:value="104.359673024523">
                <text:p>104.359673024523</text:p>
              </table:table-cell>
              <table:table-cell office:value-type="float" office:value="103.147540983607">
                <text:p>103.147540983607</text:p>
              </table:table-cell>
              <table:table-cell office:value-type="float" office:value="101.965601965602">
                <text:p>101.965601965602</text:p>
              </table:table-cell>
              <table:table-cell office:value-type="float" office:value="102.018548827059">
                <text:p>102.018548827059</text:p>
              </table:table-cell>
              <table:table-cell office:value-type="float" office:value="102.444841979726">
                <text:p>102.444841979726</text:p>
              </table:table-cell>
              <table:table-cell office:value-type="float" office:value="103.744149765991">
                <text:p>103.744149765991</text:p>
              </table:table-cell>
              <table:table-cell office:value-type="float" office:value="99.7804610318332">
                <text:p>99.7804610318332</text:p>
              </table:table-cell>
              <table:table-cell office:value-type="float" office:value="101.411764705882">
                <text:p>101.411764705882</text:p>
              </table:table-cell>
              <table:table-cell office:value-type="float" office:value="102.735739231665">
                <text:p>102.735739231665</text:p>
              </table:table-cell>
              <table:table-cell office:value-type="float" office:value="99.7241379310345">
                <text:p>99.7241379310345</text:p>
              </table:table-cell>
              <table:table-cell office:value-type="float" office:value="106.506180871828">
                <text:p>106.506180871828</text:p>
              </table:table-cell>
              <table:table-cell office:value-type="float" office:value="106.178343949045">
                <text:p>106.178343949045</text:p>
              </table:table-cell>
              <table:table-cell office:value-type="float" office:value="115.691489361702">
                <text:p>115.691489361702</text:p>
              </table:table-cell>
              <table:table-cell office:value-type="float" office:value="109.047619047619">
                <text:p>109.047619047619</text:p>
              </table:table-cell>
            </table:table-row>
            <table:table-row>
              <table:table-cell office:value-type="string">
                <text:p>all NULL</text:p>
              </table:table-cell>
              <table:table-cell office:value-type="float" office:value="101.278600269179">
                <text:p>101.278600269179</text:p>
              </table:table-cell>
              <table:table-cell office:value-type="float" office:value="106.130790190736">
                <text:p>106.130790190736</text:p>
              </table:table-cell>
              <table:table-cell office:value-type="float" office:value="107.672131147541">
                <text:p>107.672131147541</text:p>
              </table:table-cell>
              <table:table-cell office:value-type="float" office:value="108.230958230958">
                <text:p>108.230958230958</text:p>
              </table:table-cell>
              <table:table-cell office:value-type="float" office:value="110.038188761593">
                <text:p>110.038188761593</text:p>
              </table:table-cell>
              <table:table-cell office:value-type="float" office:value="103.04114490161">
                <text:p>103.04114490161</text:p>
              </table:table-cell>
              <table:table-cell office:value-type="float" office:value="122.100884035361">
                <text:p>122.100884035361</text:p>
              </table:table-cell>
              <table:table-cell office:value-type="float" office:value="104.665203073546">
                <text:p>104.665203073546</text:p>
              </table:table-cell>
              <table:table-cell office:value-type="float" office:value="98.9803921568628">
                <text:p>98.9803921568628</text:p>
              </table:table-cell>
              <table:table-cell office:value-type="float" office:value="110.128055878929">
                <text:p>110.128055878929</text:p>
              </table:table-cell>
              <table:table-cell office:value-type="float" office:value="100.965517241379">
                <text:p>100.965517241379</text:p>
              </table:table-cell>
              <table:table-cell office:value-type="float" office:value="112.101496421601">
                <text:p>112.101496421601</text:p>
              </table:table-cell>
              <table:table-cell office:value-type="float" office:value="112.292993630573">
                <text:p>112.292993630573</text:p>
              </table:table-cell>
              <table:table-cell office:value-type="float" office:value="121.808510638298">
                <text:p>121.808510638298</text:p>
              </table:table-cell>
              <table:table-cell office:value-type="float" office:value="150.443349753695">
                <text:p>150.4433497536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55cm" svg:height="9.383cm" xlink:href=".." xlink:type="simple" chart:class="chart:bar" chart:row-mapping="0 1 2" chart:style-name="ch1">
        <chart:legend chart:legend-position="top" svg:x="8.932cm" svg:y="0.185cm" style:legend-expansion="wide" chart:style-name="ch2"/>
        <chart:plot-area chart:style-name="ch3" table:cell-range-address="exp3.A8:exp3.M12" chart:data-source-has-labels="both" svg:x="1.506cm" svg:y="0.97cm" svg:width="22.754cm" svg:height="8.226cm">
          <chartooo:coordinate-region svg:x="2.127cm" svg:y="0.97cm" svg:width="22.133cm" svg:height="5.944cm"/>
          <chart:axis chart:dimension="x" chart:name="primary-x" chart:style-name="ch4" chartooo:axis-type="auto">
            <chartooo:date-scale/>
            <chart:categories table:cell-range-address="exp3.B8:exp3.M8"/>
          </chart:axis>
          <chart:axis chart:dimension="y" chart:name="primary-y" chart:style-name="ch5">
            <chart:title svg:x="0.451cm" svg:y="6.953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exp3.B9:exp3.M9" chart:label-cell-address="exp3.A9:exp3.A9" chart:class="chart:bar">
            <chart:data-point chart:repeated="12"/>
          </chart:series>
          <chart:series chart:style-name="ch9" chart:values-cell-range-address="exp3.B10:exp3.M10" chart:label-cell-address="exp3.A10:exp3.A10" chart:class="chart:bar">
            <chart:data-point chart:repeated="12"/>
          </chart:series>
          <chart:series chart:style-name="ch10" chart:values-cell-range-address="exp3.B11:exp3.M11" chart:label-cell-address="exp3.A11:exp3.A11" chart:class="chart:bar">
            <chart:data-point chart:repeated="12"/>
          </chart:series>
          <chart:series chart:style-name="ch11" chart:values-cell-range-address="exp3.B12:exp3.M12" chart:label-cell-address="exp3.A12:exp3.A12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.B8:exp3.M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</text:p>
              </table:table-cell>
              <table:table-cell office:value-type="string">
                <text:p>strlen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exp3.A9:exp3.A9</svg:desc>
                </draw:g>
              </table:table-cell>
              <table:table-cell office:value-type="float" office:value="NaN">
                <text:p>NaN</text:p>
                <draw:g>
                  <svg:desc>exp3.B9:exp3.M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omp</text:p>
                <draw:g>
                  <svg:desc>exp3.A10:exp3.A10</svg:desc>
                </draw:g>
              </table:table-cell>
              <table:table-cell office:value-type="float" office:value="9.482">
                <text:p>9.482</text:p>
                <draw:g>
                  <svg:desc>exp3.B10:exp3.M10</svg:desc>
                </draw:g>
              </table:table-cell>
              <table:table-cell office:value-type="float" office:value="15.9733333333333">
                <text:p>15.9733333333333</text:p>
              </table:table-cell>
              <table:table-cell office:value-type="float" office:value="13.72">
                <text:p>13.72</text:p>
              </table:table-cell>
              <table:table-cell office:value-type="float" office:value="24.2">
                <text:p>24.2</text:p>
              </table:table-cell>
              <table:table-cell office:value-type="float" office:value="17.0933333333333">
                <text:p>17.0933333333333</text:p>
              </table:table-cell>
              <table:table-cell office:value-type="float" office:value="8.51">
                <text:p>8.51</text:p>
              </table:table-cell>
              <table:table-cell office:value-type="float" office:value="9.072">
                <text:p>9.072</text:p>
              </table:table-cell>
              <table:table-cell office:value-type="float" office:value="13.8266666666667">
                <text:p>13.8266666666667</text:p>
              </table:table-cell>
              <table:table-cell office:value-type="float" office:value="8.734">
                <text:p>8.734</text:p>
              </table:table-cell>
              <table:table-cell office:value-type="float" office:value="8.784">
                <text:p>8.784</text:p>
              </table:table-cell>
              <table:table-cell office:value-type="float" office:value="9.41">
                <text:p>9.41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ncomp pragma</text:p>
                <draw:g>
                  <svg:desc>exp3.A11:exp3.A11</svg:desc>
                </draw:g>
              </table:table-cell>
              <table:table-cell office:value-type="float" office:value="3.062">
                <text:p>3.062</text:p>
                <draw:g>
                  <svg:desc>exp3.B11:exp3.M11</svg:desc>
                </draw:g>
              </table:table-cell>
              <table:table-cell office:value-type="float" office:value="8.20666666666667">
                <text:p>8.20666666666667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15.36">
                <text:p>15.36</text:p>
              </table:table-cell>
              <table:table-cell office:value-type="float" office:value="9.12666666666667">
                <text:p>9.12666666666667</text:p>
              </table:table-cell>
              <table:table-cell office:value-type="float" office:value="2.116">
                <text:p>2.116</text:p>
              </table:table-cell>
              <table:table-cell office:value-type="float" office:value="2.488">
                <text:p>2.488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2.644">
                <text:p>2.644</text:p>
              </table:table-cell>
              <table:table-cell office:value-type="float" office:value="2.726">
                <text:p>2.726</text:p>
              </table:table-cell>
              <table:table-cell office:value-type="float" office:value="2.89">
                <text:p>2.89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pld</text:p>
                <draw:g>
                  <svg:desc>exp3.A12:exp3.A12</svg:desc>
                </draw:g>
              </table:table-cell>
              <table:table-cell office:value-type="float" office:value="1.876">
                <text:p>1.876</text:p>
                <draw:g>
                  <svg:desc>exp3.B12:exp3.M12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7cm" svg:y="3.703cm" style:legend-expansion="high" chart:style-name="ch2"/>
        <chart:plot-area chart:style-name="ch3" table:cell-range-address="exp3.A59:exp3.G62" chart:data-source-has-labels="both" svg:x="0.32cm" svg:y="0.18cm" svg:width="12.33cm" svg:height="8.64cm">
          <chartooo:coordinate-region svg:x="0.941cm" svg:y="0.18cm" svg:width="11.709cm" svg:height="6.358cm"/>
          <chart:axis chart:dimension="x" chart:name="primary-x" chart:style-name="ch4" chartooo:axis-type="auto">
            <chartooo:date-scale/>
            <chart:categories table:cell-range-address="exp3.B59:exp3.G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.B60:exp3.G60" chart:label-cell-address="exp3.A60:exp3.A60" chart:class="chart:bar">
            <chart:data-point chart:repeated="6"/>
          </chart:series>
          <chart:series chart:style-name="ch8" chart:values-cell-range-address="exp3.B61:exp3.G61" chart:label-cell-address="exp3.A61:exp3.A61" chart:class="chart:bar">
            <chart:data-point chart:repeated="6"/>
          </chart:series>
          <chart:series chart:style-name="ch9" chart:values-cell-range-address="exp3.B62:exp3.G62" chart:label-cell-address="exp3.A62:exp3.A6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nright</text:p>
                <draw:g>
                  <svg:desc>exp3.B59:exp3.G59</svg:desc>
                </draw:g>
              </table:table-cell>
              <table:table-cell office:value-type="string">
                <text:p>concatnleft</text:p>
              </table:table-cell>
              <table:table-cell office:value-type="string">
                <text:p>revers</text:p>
              </table:table-cell>
              <table:table-cell office:value-type="string">
                <text:p>readint</text:p>
              </table:table-cell>
              <table:table-cell office:value-type="string">
                <text:p>noccurrences*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3.A60:exp3.A60</svg:desc>
                </draw:g>
              </table:table-cell>
              <table:table-cell office:value-type="float" office:value="13.86">
                <text:p>13.86</text:p>
                <draw:g>
                  <svg:desc>exp3.B60:exp3.G60</svg:desc>
                </draw:g>
              </table:table-cell>
              <table:table-cell office:value-type="float" office:value="17.81">
                <text:p>17.81</text:p>
              </table:table-cell>
              <table:table-cell office:value-type="float" office:value="44.96">
                <text:p>44.96</text:p>
              </table:table-cell>
              <table:table-cell office:value-type="float" office:value="16.16">
                <text:p>16.16</text:p>
              </table:table-cell>
              <table:table-cell office:value-type="float" office:value="25.2">
                <text:p>25.2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ncomp pragma</text:p>
                <draw:g>
                  <svg:desc>exp3.A61:exp3.A61</svg:desc>
                </draw:g>
              </table:table-cell>
              <table:table-cell office:value-type="float" office:value="3.422">
                <text:p>3.422</text:p>
                <draw:g>
                  <svg:desc>exp3.B61:exp3.G61</svg:desc>
                </draw:g>
              </table:table-cell>
              <table:table-cell office:value-type="float" office:value="10.09">
                <text:p>10.09</text:p>
              </table:table-cell>
              <table:table-cell office:value-type="float" office:value="34.45">
                <text:p>34.45</text:p>
              </table:table-cell>
              <table:table-cell office:value-type="float" office:value="8.868">
                <text:p>8.868</text:p>
              </table:table-cell>
              <table:table-cell office:value-type="float" office:value="25.34">
                <text:p>25.34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pld</text:p>
                <draw:g>
                  <svg:desc>exp3.A62:exp3.A62</svg:desc>
                </draw:g>
              </table:table-cell>
              <table:table-cell office:value-type="float" office:value="3.396">
                <text:p>3.396</text:p>
                <draw:g>
                  <svg:desc>exp3.B62:exp3.G62</svg:desc>
                </draw:g>
              </table:table-cell>
              <table:table-cell office:value-type="float" office:value="3.422">
                <text:p>3.422</text:p>
              </table:table-cell>
              <table:table-cell office:value-type="float" office:value="15.25">
                <text:p>15.25</text:p>
              </table:table-cell>
              <table:table-cell office:value-type="float" office:value="2.668">
                <text:p>2.668</text:p>
              </table:table-cell>
              <table:table-cell office:value-type="float" office:value="2.96">
                <text:p>2.96</text:p>
              </table:table-cell>
              <table:table-cell office:value-type="float" office:value="6.786">
                <text:p>6.7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